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pple-system" svg:font-family="-apple-system"/>
    <style:font-face style:name="Roboto" svg:font-family="Roboto"/>
    <style:font-face style:name="宋体" svg:font-family="宋体"/>
    <style:font-face style:name="微软雅黑" svg:font-family="微软雅黑"/>
    <style:font-face style:name="等线" svg:font-family="等线"/>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style>
    <style:style style:name="ce3" style:family="table-cell" style:parent-style-name="Default" style:data-style-name="N0">
      <style:text-properties fo:font-size="12pt" style:font-size-asian="12pt" style:font-size-complex="12pt"/>
    </style:style>
    <style:style style:name="ce4" style:family="table-cell" style:parent-style-name="Default" style:data-style-name="N0">
      <style:table-cell-properties style:vertical-align="top" fo:wrap-option="wrap"/>
      <style:text-properties fo:font-size="9pt" style:font-size-asian="9pt" style:font-size-complex="9pt"/>
    </style:style>
    <style:style style:name="ce5" style:family="table-cell" style:parent-style-name="Default" style:data-style-name="N0">
      <style:table-cell-properties style:vertical-align="automatic" fo:wrap-option="wrap"/>
      <style:text-properties fo:color="#24292E" fo:font-size="9pt" style:font-size-asian="9pt" style:font-size-complex="9pt"/>
    </style:style>
    <style:style style:name="ce6" style:family="table-cell" style:parent-style-name="Default" style:data-style-name="N0">
      <style:text-properties fo:color="#24292E" style:font-name="-apple-system" style:font-name-asian="-apple-system" style:font-name-complex="-apple-system" fo:font-size="12pt" style:font-size-asian="12pt" style:font-size-complex="12pt"/>
    </style:style>
    <style:style style:name="ce7" style:family="table-cell" style:parent-style-name="Default" style:data-style-name="N0">
      <style:table-cell-properties style:vertical-align="top" fo:wrap-option="wrap"/>
      <style:text-properties fo:font-size="9pt" style:font-size-asian="9pt" style:font-size-complex="9pt" fo:font-weight="bold" style:font-weight-asian="bold" style:font-weight-complex="bold"/>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ext-properties fo:color="#538DD5"/>
    </style:style>
    <style:style style:name="ce11" style:family="table-cell" style:parent-style-name="Default" style:data-style-name="N0"/>
    <style:style style:name="ce12" style:family="table-cell" style:parent-style-name="Default" style:data-style-name="N0">
      <style:table-cell-properties fo:border-top="thin solid #000000" fo:border-bottom="none" fo:border-left="thin solid #000000" fo:border-right="thin solid #000000" style:vertical-align="top"/>
    </style:style>
    <style:style style:name="ce13"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15" style:family="table-cell" style:parent-style-name="Default" style:data-style-name="N0">
      <style:table-cell-properties fo:border-top="thin solid #000000" fo:border-bottom="thin solid #000000" fo:border-left="thin solid #000000" fo:border-right="none" style:vertical-align="top" fo:wrap-option="wrap"/>
      <style:text-properties fo:color="#538DD5" fo:font-weight="bold" style:font-weight-asian="bold" style:font-weight-complex="bold"/>
    </style:style>
    <style:style style:name="ce16" style:family="table-cell" style:parent-style-name="Default" style:data-style-name="N0">
      <style:table-cell-properties fo:border="thin solid #000000" style:vertical-align="top"/>
      <style:text-properties fo:font-weight="bold" style:font-weight-asian="bold" style:font-weight-complex="bold"/>
    </style:style>
    <style:style style:name="ce17" style:family="table-cell" style:parent-style-name="Default" style:data-style-name="N0">
      <style:table-cell-properties fo:border="thin solid #000000" style:vertical-align="top" fo:wrap-option="wrap" style:repeat-content="false"/>
      <style:paragraph-properties fo:text-align="start" fo:margin-left="0cm"/>
    </style:style>
    <style:style style:name="ce18" style:family="table-cell" style:parent-style-name="Default" style:data-style-name="N0">
      <style:table-cell-properties fo:border-top="none" fo:border-bottom="thin solid #000000" fo:border-left="thin solid #000000" fo:border-right="thin solid #000000" style:vertical-align="top" fo:wrap-option="wrap"/>
    </style:style>
    <style:style style:name="ce19" style:family="table-cell" style:parent-style-name="Default" style:data-style-name="N0">
      <style:table-cell-properties fo:border-top="none" fo:border-bottom="thin solid #000000" fo:border-left="thin solid #000000" fo:border-right="thin solid #000000" style:vertical-align="top" fo:wrap-option="wrap"/>
    </style:style>
    <style:style style:name="ce20" style:family="table-cell" style:parent-style-name="Default" style:data-style-name="N0">
      <style:table-cell-properties fo:border="thin solid #000000" style:vertical-align="top" fo:wrap-option="wrap"/>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style>
    <style:style style:name="ce23" style:family="table-cell" style:parent-style-name="Default" style:data-style-name="N0">
      <style:table-cell-properties fo:border="thin solid #000000" style:vertical-align="top" fo:wrap-option="wrap" fo:background-color="#FFFFFF"/>
    </style:style>
    <style:style style:name="ce24" style:family="table-cell" style:parent-style-name="Default" style:data-style-name="N0">
      <style:table-cell-properties fo:border="thin solid #000000" style:vertical-align="top"/>
    </style:style>
    <style:style style:name="ce25" style:family="table-cell" style:parent-style-name="Default" style:data-style-name="N0">
      <style:table-cell-properties style:vertical-align="top" fo:wrap-option="wrap"/>
    </style:style>
    <style:style style:name="ce26"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27" style:family="table-cell" style:parent-style-name="Default" style:data-style-name="N0">
      <style:table-cell-properties fo:border="thin solid #000000" style:vertical-align="top"/>
    </style:style>
    <style:style style:name="ce28" style:family="table-cell" style:parent-style-name="Default" style:data-style-name="N0">
      <style:table-cell-properties style:vertical-align="top" fo:wrap-option="wrap"/>
    </style:style>
    <style:style style:name="ce29"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style:vertical-align="top"/>
    </style:style>
    <style:style style:name="ce32" style:family="table-cell" style:parent-style-name="Default" style:data-style-name="N0">
      <style:table-cell-properties style:vertical-align="automatic" fo:wrap-option="wrap"/>
    </style:style>
    <style:style style:name="ce33" style:family="table-cell" style:parent-style-name="Default" style:data-style-name="N0">
      <style:table-cell-properties style:vertical-align="top"/>
      <style:text-properties fo:font-weight="bold" style:font-weight-asian="bold" style:font-weight-complex="bold"/>
    </style:style>
    <style:style style:name="ce34" style:family="table-cell" style:parent-style-name="Default" style:data-style-name="N0">
      <style:table-cell-properties style:vertical-align="top" fo:wrap-option="wrap"/>
      <style:text-properties fo:font-weight="bold" style:font-weight-asian="bold" style:font-weight-complex="bold"/>
    </style:style>
    <style:style style:name="ce35" style:family="table-cell" style:parent-style-name="Default" style:data-style-name="N0">
      <style:table-cell-properties fo:border="thin solid #000000"/>
      <style:text-properties fo:font-weight="bold" style:font-weight-asian="bold" style:font-weight-complex="bold"/>
    </style:style>
    <style:style style:name="ce36" style:family="table-cell" style:parent-style-name="Default" style:data-style-name="N0">
      <style:table-cell-properties fo:border-top="none" fo:border-bottom="none" fo:border-left="thin solid #000000" fo:border-right="thin solid #000000"/>
      <style:text-properties fo:color="#1E531D" fo:font-size="11pt" style:font-size-asian="11pt" style:font-size-complex="11pt" style:text-underline-style="solid" style:text-underline-type="single"/>
    </style:style>
    <style:style style:name="ce37" style:family="table-cell" style:parent-style-name="Default" style:data-style-name="N0">
      <style:table-cell-properties fo:border-top="none" fo:border-bottom="none" fo:border-left="thin solid #000000" fo:border-right="thin solid #000000" fo:background-color="#FFFFFF"/>
      <style:text-properties style:font-name="Roboto" style:font-name-asian="Roboto" style:font-name-complex="Roboto"/>
    </style:style>
    <style:style style:name="ce38" style:family="table-cell" style:parent-style-name="Default" style:data-style-name="N0">
      <style:table-cell-properties fo:border-top="none" fo:border-bottom="none" fo:border-left="thin solid #000000" fo:border-right="thin solid #000000"/>
    </style:style>
    <style:style style:name="ce39" style:family="table-cell" style:parent-style-name="Default" style:data-style-name="N0">
      <style:table-cell-properties fo:border-top="none" fo:border-bottom="none" fo:border-left="thin solid #000000" fo:border-right="none" fo:background-color="#FFFFFF"/>
      <style:text-properties style:font-name="Roboto" style:font-name-asian="Roboto" style:font-name-complex="Roboto"/>
    </style:style>
    <style:style style:name="ce40" style:family="table-cell" style:parent-style-name="Default" style:data-style-name="N0">
      <style:table-cell-properties fo:border-top="none" fo:border-bottom="thin solid #000000" fo:border-left="none" fo:border-right="none"/>
    </style:style>
    <style:style style:name="ce41" style:family="table-cell" style:parent-style-name="Default" style:data-style-name="N0">
      <style:table-cell-properties fo:border-top="none" fo:border-bottom="thin solid #000000" fo:border-left="thin solid #000000" fo:border-right="thin solid #000000"/>
      <style:text-properties fo:color="#1E531D" fo:font-size="11pt" style:font-size-asian="11pt" style:font-size-complex="11pt" style:text-underline-style="solid" style:text-underline-type="single"/>
    </style:style>
    <style:style style:name="ce42" style:family="table-cell" style:parent-style-name="Default" style:data-style-name="N0">
      <style:table-cell-properties fo:border-top="none" fo:border-bottom="thin solid #000000" fo:border-left="thin solid #000000" fo:border-right="none" fo:background-color="#FFFFFF"/>
      <style:text-properties style:font-name="Roboto" style:font-name-asian="Roboto" style:font-name-complex="Roboto"/>
    </style:style>
    <style:style style:name="ce43" style:family="table-cell" style:parent-style-name="Default" style:data-style-name="N0">
      <style:table-cell-properties fo:border-top="none" fo:border-bottom="thin solid #000000" fo:border-left="thin solid #000000" fo:border-right="thin solid #000000"/>
    </style:style>
    <style:style style:name="ce44" style:family="table-cell" style:parent-style-name="Default" style:data-style-name="N0">
      <style:table-cell-properties style:vertical-align="top" fo:wrap-option="wrap"/>
      <style:text-properties fo:font-style="italic" style:font-style-asian="italic" style:font-style-complex="italic"/>
    </style:style>
    <style:style style:name="ce45" style:family="table-cell" style:parent-style-name="Default" style:data-style-name="N0">
      <style:table-cell-properties style:vertical-align="top"/>
    </style:style>
    <style:style style:name="ce46" style:family="table-cell" style:parent-style-name="Default" style:data-style-name="N0">
      <style:table-cell-properties style:vertical-align="top" fo:wrap-option="wrap" style:repeat-content="false"/>
      <style:paragraph-properties fo:text-align="end" fo:margin-right="0cm"/>
      <style:text-properties fo:font-style="italic" style:font-style-asian="italic" style:font-style-complex="italic"/>
    </style:style>
    <style:style style:name="ce47" style:family="table-cell" style:parent-style-name="Default" style:data-style-name="N0">
      <style:table-cell-properties style:vertical-align="top" fo:wrap-option="wrap" style:repeat-content="false"/>
      <style:paragraph-properties fo:text-align="center"/>
    </style:style>
    <style:style style:name="ce48" style:family="table-cell" style:parent-style-name="Default" style:data-style-name="N0">
      <style:table-cell-properties style:vertical-align="top" fo:wrap-option="wrap"/>
      <style:text-properties style:font-name="微软雅黑" style:font-name-asian="微软雅黑" style:font-name-complex="微软雅黑"/>
    </style:style>
    <style:style style:name="ce49" style:family="table-cell" style:parent-style-name="Default" style:data-style-name="N0">
      <style:table-cell-properties style:vertical-align="top"/>
      <style:text-properties style:font-name="微软雅黑" style:font-name-asian="微软雅黑" style:font-name-complex="微软雅黑"/>
    </style:style>
    <style:style style:name="ce50" style:family="table-cell" style:parent-style-name="Default" style:data-style-name="N0">
      <style:table-cell-properties fo:border="thin solid #000000" style:vertical-align="top" fo:wrap-option="wrap"/>
      <style:text-properties fo:color="#538DD5"/>
    </style:style>
    <style:style style:name="ce51" style:family="table-cell" style:parent-style-name="Default" style:data-style-name="N0">
      <style:table-cell-properties style:vertical-align="top"/>
      <style:text-properties fo:font-weight="bold" style:font-weight-asian="bold" style:font-weight-complex="bold"/>
    </style:style>
    <style:style style:name="ce52" style:family="table-cell" style:parent-style-name="Default" style:data-style-name="N0">
      <style:table-cell-properties style:vertical-align="top"/>
      <style:text-properties style:font-name="微软雅黑" style:font-name-asian="微软雅黑" style:font-name-complex="微软雅黑" fo:font-weight="bold" style:font-weight-asian="bold" style:font-weight-complex="bold"/>
    </style:style>
    <style:style style:name="ce53" style:family="table-cell" style:parent-style-name="Default" style:data-style-name="N0">
      <style:table-cell-properties style:vertical-align="top"/>
    </style:style>
    <style:style style:name="ce54" style:family="table-cell" style:parent-style-name="Default" style:data-style-name="N0">
      <style:table-cell-properties style:vertical-align="top" fo:wrap-option="wrap"/>
      <style:text-properties fo:font-size="9pt" style:font-size-asian="9pt" style:font-size-complex="9pt"/>
    </style:style>
    <style:style style:name="ce55" style:family="table-cell" style:parent-style-name="Default" style:data-style-name="N0">
      <style:table-cell-properties style:vertical-align="top" fo:wrap-option="wrap"/>
      <style:text-properties style:font-name="微软雅黑" style:font-name-asian="微软雅黑" style:font-name-complex="微软雅黑" fo:font-size="9pt" style:font-size-asian="9pt" style:font-size-complex="9pt"/>
    </style:style>
    <style:style style:name="ce56"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style>
    <style:style style:name="ce57" style:family="table-cell" style:parent-style-name="Default" style:data-style-name="N0">
      <style:table-cell-properties fo:border="thin solid #000000"/>
      <style:text-properties fo:font-weight="bold" style:font-weight-asian="bold" style:font-weight-complex="bold"/>
    </style:style>
    <style:style style:name="ce58" style:family="table-cell" style:parent-style-name="Default" style:data-style-name="N0">
      <style:table-cell-properties fo:border="thin solid #000000"/>
      <style:text-properties style:font-name="微软雅黑" style:font-name-asian="微软雅黑" style:font-name-complex="微软雅黑" fo:font-weight="bold" style:font-weight-asian="bold" style:font-weight-complex="bold"/>
    </style:style>
    <style:style style:name="ce59" style:family="table-cell" style:parent-style-name="Default" style:data-style-name="N0">
      <style:table-cell-properties fo:border-top="none" fo:border-bottom="none" fo:border-left="thin solid #000000" fo:border-right="thin solid #000000"/>
      <style:text-properties style:font-name="微软雅黑" style:font-name-asian="微软雅黑" style:font-name-complex="微软雅黑"/>
    </style:style>
    <style:style style:name="ce60" style:family="table-cell" style:parent-style-name="Default" style:data-style-name="N0">
      <style:table-cell-properties fo:background-color="#4F81BD"/>
      <style:text-properties style:font-name="微软雅黑" style:font-name-asian="微软雅黑" style:font-name-complex="微软雅黑"/>
    </style:style>
    <style:style style:name="ce61" style:family="table-cell" style:parent-style-name="Default" style:data-style-name="N0">
      <style:table-cell-properties fo:background-color="#FCE8B2"/>
      <style:text-properties style:font-name="微软雅黑" style:font-name-asian="微软雅黑" style:font-name-complex="微软雅黑"/>
    </style:style>
    <style:style style:name="ce62" style:family="table-cell" style:parent-style-name="Default" style:data-style-name="N0">
      <style:table-cell-properties fo:border="thin solid #000000" style:vertical-align="top"/>
      <style:text-properties style:font-name="微软雅黑" style:font-name-asian="微软雅黑" style:font-name-complex="微软雅黑" fo:font-weight="bold" style:font-weight-asian="bold" style:font-weight-complex="bold"/>
    </style:style>
    <style:style style:name="ce63" style:family="table-cell" style:parent-style-name="Default" style:data-style-name="N0">
      <style:table-cell-properties fo:border="thin solid #000000" style:vertical-align="top"/>
      <style:text-properties fo:font-weight="bold" style:font-weight-asian="bold" style:font-weight-complex="bold"/>
    </style:style>
    <style:style style:name="ce64" style:family="table-cell" style:parent-style-name="Default" style:data-style-name="N0">
      <style:text-properties style:font-name="微软雅黑" style:font-name-asian="微软雅黑" style:font-name-complex="微软雅黑" fo:font-weight="bold" style:font-weight-asian="bold" style:font-weight-complex="bold"/>
    </style:style>
    <style:style style:name="ce65" style:family="table-cell" style:parent-style-name="Default" style:data-style-name="N0">
      <style:table-cell-properties fo:border="thin solid #000000" style:vertical-align="top" fo:wrap-option="wrap"/>
      <style:text-properties style:font-name="微软雅黑" style:font-name-asian="微软雅黑" style:font-name-complex="微软雅黑" fo:font-weight="bold" style:font-weight-asian="bold" style:font-weight-complex="bold"/>
    </style:style>
    <style:style style:name="ce66" style:family="table-cell" style:parent-style-name="Default" style:data-style-name="N0">
      <style:table-cell-properties fo:border="thin solid #000000" style:vertical-align="top" fo:wrap-option="wrap"/>
      <style:text-properties style:font-name="微软雅黑" style:font-name-asian="微软雅黑" style:font-name-complex="微软雅黑"/>
    </style:style>
    <style:style style:name="ce67" style:family="table-cell" style:parent-style-name="Default" style:data-style-name="N0">
      <style:table-cell-properties style:vertical-align="top" fo:wrap-option="wrap"/>
      <style:text-properties style:font-name="微软雅黑" style:font-name-asian="微软雅黑" style:font-name-complex="微软雅黑" fo:font-weight="bold" style:font-weight-asian="bold" style:font-weight-complex="bold"/>
    </style:style>
    <style:style style:name="ce68" style:family="table-cell" style:parent-style-name="Default" style:data-style-name="N0">
      <style:table-cell-properties style:vertical-align="automatic" fo:wrap-option="wrap"/>
      <style:text-properties fo:font-size="9pt" style:font-size-asian="9pt" style:font-size-complex="9pt"/>
    </style:style>
    <style:style style:name="ce69" style:family="table-cell" style:parent-style-name="Default" style:data-style-name="N0">
      <style:table-cell-properties style:vertical-align="top"/>
    </style:style>
    <style:style style:name="ce70" style:family="table-cell" style:parent-style-name="Default" style:data-style-name="N0">
      <style:table-cell-properties style:vertical-align="top" fo:wrap-option="wrap"/>
      <style:text-properties style:font-name="微软雅黑" style:font-name-asian="微软雅黑" style:font-name-complex="微软雅黑" fo:font-style="italic" style:font-style-asian="italic" style:font-style-complex="italic"/>
    </style:style>
    <style:style style:name="ce71" style:family="table-cell" style:parent-style-name="Default" style:data-style-name="N0">
      <style:table-cell-properties style:vertical-align="top" fo:wrap-option="wrap"/>
    </style:style>
    <style:style style:name="ce72" style:family="table-cell" style:parent-style-name="Default" style:data-style-name="N0">
      <style:table-cell-properties style:vertical-align="top" fo:wrap-option="wrap"/>
      <style:text-properties fo:color="#000000" style:font-name="微软雅黑" style:font-name-asian="微软雅黑" style:font-name-complex="微软雅黑"/>
    </style:style>
    <style:style style:name="ce73" style:family="table-cell" style:parent-style-name="Default" style:data-style-name="N0">
      <style:table-cell-properties style:vertical-align="top" fo:wrap-option="wrap"/>
      <style:text-properties fo:color="#000000" style:font-name="微软雅黑" style:font-name-asian="微软雅黑" style:font-name-complex="微软雅黑" fo:font-size="9pt" style:font-size-asian="9pt" style:font-size-complex="9pt"/>
    </style:style>
    <style:style style:name="ce74" style:family="table-cell" style:parent-style-name="Default" style:data-style-name="N0">
      <style:table-cell-properties style:vertical-align="top" fo:wrap-option="wrap"/>
      <style:text-properties fo:color="#000000" style:font-name="微软雅黑" style:font-name-asian="微软雅黑" style:font-name-complex="微软雅黑" fo:font-weight="bold" style:font-weight-asian="bold" style:font-weight-complex="bold"/>
    </style:style>
    <style:style style:name="ce75" style:family="table-cell" style:parent-style-name="Default" style:data-style-name="N0">
      <style:table-cell-properties fo:border="thin solid #000000" style:vertical-align="top" fo:wrap-option="wrap" style:repeat-content="false"/>
      <style:paragraph-properties fo:text-align="start" fo:margin-left="0cm"/>
      <style:text-properties style:font-name="微软雅黑" style:font-name-asian="微软雅黑" style:font-name-complex="微软雅黑"/>
    </style:style>
    <style:style style:name="ce76" style:family="table-cell" style:parent-style-name="Default" style:data-style-name="N0">
      <style:table-cell-properties fo:border="thin solid #000000" style:vertical-align="top" fo:wrap-option="wrap" style:repeat-content="false"/>
      <style:paragraph-properties fo:text-align="start" fo:margin-left="0cm"/>
      <style:text-properties style:font-name="微软雅黑" style:font-name-asian="微软雅黑" style:font-name-complex="微软雅黑" fo:font-weight="bold" style:font-weight-asian="bold" style:font-weight-complex="bold"/>
    </style:style>
    <style:style style:name="ce77" style:family="table-cell" style:parent-style-name="Default" style:data-style-name="N0">
      <style:table-cell-properties fo:border="thin solid #000000" style:vertical-align="top" fo:wrap-option="wrap" style:repeat-content="false"/>
      <style:paragraph-properties fo:text-align="start" fo:margin-left="0cm"/>
    </style:style>
    <style:style style:name="ce78" style:family="table-cell" style:parent-style-name="Default" style:data-style-name="N0">
      <style:table-cell-properties fo:border="thin solid #000000" style:vertical-align="top" fo:wrap-option="wrap"/>
    </style:style>
    <style:style style:name="ce79" style:family="table-cell" style:parent-style-name="Default" style:data-style-name="N0">
      <style:table-cell-properties style:vertical-align="top" fo:wrap-option="wrap"/>
      <style:text-properties fo:font-weight="bold" style:font-weight-asian="bold" style:font-weight-complex="bold"/>
    </style:style>
    <style:style style:name="ce80"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8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微软雅黑" style:font-name-asian="微软雅黑" style:font-name-complex="微软雅黑"/>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3"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微软雅黑" style:font-name-asian="微软雅黑" style:font-name-complex="微软雅黑"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6" style:family="text" style:parent-style-name="Default">
      <style:text-properties fo:color="#000000" style:text-line-through-style="none" style:font-name="微软雅黑" style:font-name-asian="微软雅黑" style:font-name-complex="微软雅黑"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T7" style:family="text" style:parent-style-name="Default">
      <style:text-properties fo:color="#000000" style:text-line-through-style="none" style:font-name="微软雅黑" style:font-name-asian="微软雅黑" style:font-name-complex="微软雅黑"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000000" style:text-line-through-style="none" style:font-name="宋体" style:font-name-asian="宋体" style:font-name-complex="宋体"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T9" style:family="text" style:parent-style-name="Default">
      <style:text-properties fo:color="#000000" style:text-line-through-style="none" style:font-name="微软雅黑" style:font-name-asian="微软雅黑" style:font-name-complex="微软雅黑"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T10"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11" style:family="text" style:parent-style-name="Default">
      <style:text-properties fo:color="#000000" style:text-line-through-style="none" style:font-name="等线" style:font-name-asian="等线" style:font-name-complex="等线"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2"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19.288125cm"/>
    </style:style>
    <style:style style:name="co2" style:family="table-column">
      <style:table-column-properties fo:break-before="auto" style:column-width="2.301875cm"/>
    </style:style>
    <style:style style:name="co3" style:family="table-column">
      <style:table-column-properties fo:break-before="auto" style:column-width="1.40229166666667cm"/>
    </style:style>
    <style:style style:name="co4" style:family="table-column">
      <style:table-column-properties fo:break-before="auto" style:column-width="1.69333333333333cm"/>
    </style:style>
    <style:style style:name="co5" style:family="table-column">
      <style:table-column-properties fo:break-before="auto" style:column-width="0.47625cm"/>
    </style:style>
    <style:style style:name="co6" style:family="table-column">
      <style:table-column-properties fo:break-before="auto" style:column-width="2.11666666666667cm"/>
    </style:style>
    <style:style style:name="co7" style:family="table-column">
      <style:table-column-properties fo:break-before="auto" style:column-width="9.63083333333333cm"/>
    </style:style>
    <style:style style:name="co8" style:family="table-column">
      <style:table-column-properties fo:break-before="auto" style:column-width="8.04333333333333cm"/>
    </style:style>
    <style:style style:name="co9" style:family="table-column">
      <style:table-column-properties fo:break-before="auto" style:column-width="8.99583333333333cm"/>
    </style:style>
    <style:style style:name="co10" style:family="table-column">
      <style:table-column-properties fo:break-before="auto" style:column-width="1.825625cm"/>
    </style:style>
    <style:style style:name="co11" style:family="table-column">
      <style:table-column-properties fo:break-before="auto" style:column-width="2.24895833333333cm"/>
    </style:style>
    <style:style style:name="co12" style:family="table-column">
      <style:table-column-properties fo:break-before="auto" style:column-width="3.14854166666667cm"/>
    </style:style>
    <style:style style:name="co13" style:family="table-column">
      <style:table-column-properties fo:break-before="auto" style:column-width="3.04270833333333cm"/>
    </style:style>
    <style:style style:name="co14" style:family="table-column">
      <style:table-column-properties fo:break-before="auto" style:column-width="3.06916666666667cm"/>
    </style:style>
    <style:style style:name="co15" style:family="table-column">
      <style:table-column-properties fo:break-before="auto" style:column-width="5.97958333333333cm"/>
    </style:style>
    <style:style style:name="co16" style:family="table-column">
      <style:table-column-properties fo:break-before="auto" style:column-width="3.28083333333333cm"/>
    </style:style>
    <style:style style:name="co17" style:family="table-column">
      <style:table-column-properties fo:break-before="auto" style:column-width="3.12208333333333cm"/>
    </style:style>
    <style:style style:name="co18" style:family="table-column">
      <style:table-column-properties fo:break-before="auto" style:column-width="1.666875cm"/>
    </style:style>
    <style:style style:name="co19" style:family="table-column">
      <style:table-column-properties fo:break-before="auto" style:column-width="0.608541666666667cm"/>
    </style:style>
    <style:style style:name="co20" style:family="table-column">
      <style:table-column-properties fo:break-before="auto" style:column-width="9.47208333333333cm"/>
    </style:style>
    <style:style style:name="co21" style:family="table-column">
      <style:table-column-properties fo:break-before="auto" style:column-width="3.91583333333333cm"/>
    </style:style>
    <style:style style:name="co22" style:family="table-column">
      <style:table-column-properties fo:break-before="auto" style:column-width="0.502708333333333cm"/>
    </style:style>
    <style:style style:name="co23" style:family="table-column">
      <style:table-column-properties fo:break-before="auto" style:column-width="6.87916666666667cm"/>
    </style:style>
    <style:style style:name="co24" style:family="table-column">
      <style:table-column-properties fo:break-before="auto" style:column-width="6.79979166666667cm"/>
    </style:style>
    <style:style style:name="co25" style:family="table-column">
      <style:table-column-properties fo:break-before="auto" style:column-width="5.3975cm"/>
    </style:style>
    <style:style style:name="co26" style:family="table-column">
      <style:table-column-properties fo:break-before="auto" style:column-width="3.78354166666667cm"/>
    </style:style>
    <style:style style:name="co27" style:family="table-column">
      <style:table-column-properties fo:break-before="auto" style:column-width="7.3025cm"/>
    </style:style>
    <style:style style:name="co28" style:family="table-column">
      <style:table-column-properties fo:break-before="auto" style:column-width="2.80458333333333cm"/>
    </style:style>
    <style:style style:name="co29" style:family="table-column">
      <style:table-column-properties fo:break-before="auto" style:column-width="9.81604166666667cm"/>
    </style:style>
    <style:style style:name="co30" style:family="table-column">
      <style:table-column-properties fo:break-before="auto" style:column-width="6.82625cm"/>
    </style:style>
    <style:style style:name="co31" style:family="table-column">
      <style:table-column-properties fo:break-before="auto" style:column-width="7.67291666666667cm"/>
    </style:style>
    <style:style style:name="co32" style:family="table-column">
      <style:table-column-properties fo:break-before="auto" style:column-width="2.09020833333333cm"/>
    </style:style>
    <style:style style:name="co33" style:family="table-column">
      <style:table-column-properties fo:break-before="auto" style:column-width="1.93145833333333cm"/>
    </style:style>
    <style:style style:name="ro1" style:family="table-row">
      <style:table-row-properties style:row-height="88.25pt" style:use-optimal-row-height="false" fo:break-before="auto"/>
    </style:style>
    <style:style style:name="ro2" style:family="table-row">
      <style:table-row-properties style:row-height="17pt" style:use-optimal-row-height="true" fo:break-before="auto"/>
    </style:style>
    <style:style style:name="ro3" style:family="table-row">
      <style:table-row-properties style:row-height="26pt" style:use-optimal-row-height="true" fo:break-before="auto"/>
    </style:style>
    <style:style style:name="ro4" style:family="table-row">
      <style:table-row-properties style:row-height="13pt" style:use-optimal-row-height="true" fo:break-before="auto"/>
    </style:style>
    <style:style style:name="ro5" style:family="table-row">
      <style:table-row-properties style:row-height="16pt" style:use-optimal-row-height="true" fo:break-before="auto"/>
    </style:style>
    <style:style style:name="ro6" style:family="table-row">
      <style:table-row-properties style:row-height="260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19pt" style:use-optimal-row-height="true" fo:break-before="auto"/>
    </style:style>
    <style:style style:name="ro10" style:family="table-row">
      <style:table-row-properties style:row-height="30pt" style:use-optimal-row-height="true" fo:break-before="auto"/>
    </style:style>
    <style:style style:name="ro11" style:family="table-row">
      <style:table-row-properties style:row-height="14pt" style:use-optimal-row-height="true" fo:break-before="auto"/>
    </style:style>
    <style:style style:name="ro12" style:family="table-row">
      <style:table-row-properties style:row-height="39pt" style:use-optimal-row-height="true" fo:break-before="auto"/>
    </style:style>
    <style:style style:name="ro13" style:family="table-row">
      <style:table-row-properties style:row-height="34pt" style:use-optimal-row-height="true" fo:break-before="auto"/>
    </style:style>
    <style:style style:name="ro14" style:family="table-row">
      <style:table-row-properties style:row-height="153pt" style:use-optimal-row-height="true" fo:break-before="auto"/>
    </style:style>
    <style:style style:name="ro15" style:family="table-row">
      <style:table-row-properties style:row-height="167pt" style:use-optimal-row-height="true" fo:break-before="auto"/>
    </style:style>
    <style:style style:name="ro16" style:family="table-row">
      <style:table-row-properties style:row-height="102pt" style:use-optimal-row-height="true" fo:break-before="auto"/>
    </style:style>
    <style:style style:name="ro17" style:family="table-row">
      <style:table-row-properties style:row-height="68pt" style:use-optimal-row-height="true" fo:break-before="auto"/>
    </style:style>
    <style:style style:name="ro18" style:family="table-row">
      <style:table-row-properties style:row-height="51pt" style:use-optimal-row-height="true" fo:break-before="auto"/>
    </style:style>
    <style:style style:name="ro19" style:family="table-row">
      <style:table-row-properties style:row-height="82pt" style:use-optimal-row-height="true" fo:break-before="auto"/>
    </style:style>
    <style:style style:name="ro20" style:family="table-row">
      <style:table-row-properties style:row-height="28pt" style:use-optimal-row-height="true" fo:break-before="auto"/>
    </style:style>
    <style:style style:name="ro21" style:family="table-row">
      <style:table-row-properties style:row-height="85pt" style:use-optimal-row-height="true" fo:break-before="auto"/>
    </style:style>
    <style:style style:name="ro22" style:family="table-row">
      <style:table-row-properties style:row-height="303pt" style:use-optimal-row-height="true" fo:break-before="auto"/>
    </style:style>
    <style:style style:name="ro23" style:family="table-row">
      <style:table-row-properties style:row-height="116pt" style:use-optimal-row-height="true" fo:break-before="auto"/>
    </style:style>
    <style:style style:name="ro24" style:family="table-row">
      <style:table-row-properties style:row-height="119pt" style:use-optimal-row-height="true" fo:break-before="auto"/>
    </style:style>
    <style:style style:name="ro25" style:family="table-row">
      <style:table-row-properties style:row-height="136pt" style:use-optimal-row-height="true" fo:break-before="auto"/>
    </style:style>
    <style:style style:name="ro26" style:family="table-row">
      <style:table-row-properties style:row-height="56pt" style:use-optimal-row-height="true" fo:break-before="auto"/>
    </style:style>
    <style:style style:name="ro27" style:family="table-row">
      <style:table-row-properties style:row-height="232pt" style:use-optimal-row-height="true" fo:break-before="auto"/>
    </style:style>
    <style:style style:name="ro28" style:family="table-row">
      <style:table-row-properties style:row-height="133pt" style:use-optimal-row-height="true" fo:break-before="auto"/>
    </style:style>
    <style:style style:name="ro29" style:family="table-row">
      <style:table-row-properties style:row-height="252pt" style:use-optimal-row-height="true" fo:break-before="auto"/>
    </style:style>
    <style:style style:name="ro30" style:family="table-row">
      <style:table-row-properties style:row-height="140pt" style:use-optimal-row-height="true" fo:break-before="auto"/>
    </style:style>
    <style:style style:name="ro31" style:family="table-row">
      <style:table-row-properties style:row-height="187pt" style:use-optimal-row-height="true" fo:break-before="auto"/>
    </style:style>
    <style:style style:name="ro32" style:family="table-row">
      <style:table-row-properties style:row-height="235pt" style:use-optimal-row-height="true" fo:break-before="auto"/>
    </style:style>
    <style:style style:name="ro33" style:family="table-row">
      <style:table-row-properties style:row-height="218pt" style:use-optimal-row-height="true" fo:break-before="auto"/>
    </style:style>
    <style:style style:name="ro34" style:family="table-row">
      <style:table-row-properties style:row-height="42pt" style:use-optimal-row-height="true" fo:break-before="auto"/>
    </style:style>
    <style:style style:name="ro35" style:family="table-row">
      <style:table-row-properties style:row-height="70pt" style:use-optimal-row-height="true" fo:break-before="auto"/>
    </style:style>
    <style:style style:name="ro36" style:family="table-row">
      <style:table-row-properties style:row-height="19.25pt" style:use-optimal-row-height="false" fo:break-before="auto"/>
    </style:style>
    <style:style style:name="ro37"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ce84" style:family="table-cell">
      <style:map style:condition="of:is-true-formula(0)" style:apply-style-name="cf6"/>
      <style:map style:condition="of:is-true-formula(0)" style:apply-style-name="cf5"/>
      <style:map style:condition="of:is-true-formula(0)" style:apply-style-name="cf4"/>
    </style:style>
    <style:style style:name="ce85" style:family="table-cell" style:parent-style-name="Default" style:data-style-name="N0">
      <style:table-cell-properties fo:border="thin solid #000000"/>
      <style:text-properties fo:font-weight="bold" style:font-weight-asian="bold" style:font-weight-complex="bold"/>
      <style:map style:condition="of:is-true-formula(0)" style:apply-style-name="cf6"/>
      <style:map style:condition="of:is-true-formula(0)" style:apply-style-name="cf5"/>
      <style:map style:condition="of:is-true-formula(0)" style:apply-style-name="cf4"/>
    </style:style>
    <style:style style:name="ce86" style:family="table-cell" style:parent-style-name="Default" style:data-style-name="N0">
      <style:table-cell-properties fo:border-top="none" fo:border-bottom="none" fo:border-left="thin solid #000000" fo:border-right="thin solid #000000"/>
      <style:map style:condition="of:is-true-formula(0)" style:apply-style-name="cf6"/>
      <style:map style:condition="of:is-true-formula(0)" style:apply-style-name="cf5"/>
      <style:map style:condition="of:is-true-formula(0)" style:apply-style-name="cf4"/>
    </style:style>
    <style:style style:name="ce87" style:family="table-cell" style:parent-style-name="Default" style:data-style-name="N0">
      <style:table-cell-properties fo:border-top="none" fo:border-bottom="thin solid #000000" fo:border-left="thin solid #000000" fo:border-right="thin solid #000000"/>
      <style:map style:condition="of:is-true-formula(0)" style:apply-style-name="cf6"/>
      <style:map style:condition="of:is-true-formula(0)" style:apply-style-name="cf5"/>
      <style:map style:condition="of:is-true-formula(0)" style:apply-style-name="cf4"/>
    </style:style>
    <style:style style:name="ce88" style:family="table-cell" style:parent-style-name="Default" style:data-style-name="N0">
      <style:table-cell-properties fo:border-top="none" fo:border-bottom="none" fo:border-left="thin solid #000000" fo:border-right="thin solid #000000" fo:background-color="#FFFFFF"/>
      <style:text-properties style:font-name="Roboto" style:font-name-asian="Roboto" style:font-name-complex="Roboto"/>
      <style:map style:condition="of:is-true-formula(LEN(TRIM([.C3]))=0)" style:apply-style-name="cf5" style:base-cell-address="2_-_许可证.C3"/>
    </style:style>
    <style:style style:name="ce89" style:family="table-cell" style:parent-style-name="Default" style:data-style-name="N0">
      <style:table-cell-properties fo:border-top="none" fo:border-bottom="none" fo:border-left="thin solid #000000" fo:border-right="none" fo:background-color="#FFFFFF"/>
      <style:text-properties style:font-name="Roboto" style:font-name-asian="Roboto" style:font-name-complex="Roboto"/>
      <style:map style:condition="of:is-true-formula(LEN(TRIM([.C3]))=0)" style:apply-style-name="cf5" style:base-cell-address="2_-_许可证.C3"/>
    </style:style>
    <style:style style:name="ce90" style:family="table-cell" style:parent-style-name="Default" style:data-style-name="N0">
      <style:table-cell-properties fo:border-top="none" fo:border-bottom="thin solid #000000" fo:border-left="thin solid #000000" fo:border-right="none" fo:background-color="#FFFFFF"/>
      <style:text-properties style:font-name="Roboto" style:font-name-asian="Roboto" style:font-name-complex="Roboto"/>
      <style:map style:condition="of:is-true-formula(LEN(TRIM([.C3]))=0)" style:apply-style-name="cf5" style:base-cell-address="2_-_许可证.C3"/>
    </style:style>
    <style:style style:family="graphic" style:name="a6">
      <style:graphic-properties draw:stroke="solid" svg:stroke-color="#000000" draw:auto-grow-width="false" draw:auto-grow-height="false"/>
    </style:style>
    <style:style style:family="graphic" style:name="a0" style:parent-style-name="Graphics">
      <style:graphic-properties draw:fill="none" draw:stroke="non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从这里开始" table:style-name="ta1">
        <table:table-column table:style-name="co1" table:default-cell-style-name="ce1"/>
        <table:table-column table:style-name="co2" table:number-columns-repeated="1022" table:default-cell-style-name="ce1"/>
        <table:table-column table:style-name="co3" table:default-cell-style-name="ce1"/>
        <table:table-column table:style-name="co4" table:number-columns-repeated="15360" table:default-cell-style-name="ce1"/>
        <table:table-row table:style-name="ro1">
          <table:table-cell table:style-name="ce1">
            <draw:frame draw:z-index="1" draw:id="id0" draw:style-name="a0" draw:name="Picture 1" svg:x="0in" svg:y="0.17593in" svg:width="8.5in" svg:height="0.86858in" style:rel-width="scale" style:rel-height="scale">
              <draw:image xlink:href="media/image1.png" xlink:type="simple" xlink:show="embed" xlink:actuate="onLoad"/>
              <svg:title/>
              <svg:desc/>
            </draw:frame>
          </table:table-cell>
          <table:table-cell table:number-columns-repeated="16383" table:style-name="ce1"/>
        </table:table-row>
        <table:table-row table:style-name="ro2">
          <table:table-cell office:value-type="string" table:style-name="ce2">
            <text:p>OpenChain 开源政策模板</text:p>
          </table:table-cell>
          <table:table-cell table:number-columns-repeated="25" table:style-name="ce3"/>
          <table:table-cell table:number-columns-repeated="16358"/>
        </table:table-row>
        <table:table-row table:style-name="ro3">
          <table:table-cell office:value-type="string" table:style-name="ce54">
            <text:p>此模板的重点是帮助应用高质量开源合规计划的关键要求。它提供了示例政策文本，可帮助组织选择、分类、合并和发布开源代码，重点关注开源的法律合规。公司在完成自己的开源政策时，可能需要考虑与业务需求、工程需求和组织间/项目间关系相关的其他事项。</text:p>
          </table:table-cell>
          <table:table-cell table:number-columns-repeated="16383" table:style-name="ce1"/>
        </table:table-row>
        <table:table-row table:style-name="ro4">
          <table:table-cell office:value-type="string" table:style-name="ce5">
            <text:p>您可以从 Linux 基金会 OpenChain 的姊妹项目 TODO Group 获得这些类型的政策材料。他们的参考和模板材料在这里：https://github.com/todogroup/policies</text:p>
          </table:table-cell>
          <table:table-cell table:number-columns-repeated="16383" table:style-name="ce1"/>
        </table:table-row>
        <table:table-row table:style-name="ro5">
          <table:table-cell table:style-name="ce6"/>
          <table:table-cell table:number-columns-repeated="16383" table:style-name="ce1"/>
        </table:table-row>
        <table:table-row table:style-name="ro2">
          <table:table-cell office:value-type="string" table:style-name="ce2">
            <text:p>OpenChain 开源政策模板的工作原理</text:p>
          </table:table-cell>
          <table:table-cell table:number-columns-repeated="16383" table:style-name="ce1"/>
        </table:table-row>
        <table:table-row table:style-name="ro4">
          <table:table-cell table:style-name="ce4"/>
          <table:table-cell table:number-columns-repeated="16383" table:style-name="ce1"/>
        </table:table-row>
        <table:table-row table:style-name="ro6">
          <table:table-cell office:value-type="string" table:style-name="ce54">
            <text:p><text:span text:style-name="T7">所有政策模板文本都包含在名为</text:span><text:span text:style-name="T11">“</text:span><text:span text:style-name="T4">OpenChain<text:s/></text:span><text:span text:style-name="T7">开源政策模板</text:span><text:span text:style-name="T11">”</text:span><text:span text:style-name="T7">的电子表格选项卡中。</text:span><text:span text:style-name="T4"><text:s/></text:span></text:p>
            <text:p><text:span text:style-name="T4"/></text:p>
            <text:p><text:span text:style-name="T4">OpenChain<text:s/></text:span><text:span text:style-name="T7">开源政策模板的</text:span><text:span text:style-name="T4"><text:s/>B<text:s/></text:span><text:span text:style-name="T7">列显示了内容与</text:span><text:span text:style-name="T4"><text:s/>OpenChain<text:s/></text:span><text:span text:style-name="T7">规范相关的章节。编号为</text:span><text:span text:style-name="T4">OpenChain ISO<text:s/></text:span><text:span text:style-name="T7">标准</text:span><text:span text:style-name="T4"><text:s/>(ISO/IEC 5230:2020)<text:s/></text:span><text:span text:style-name="T7">中的章节编号。</text:span><text:span text:style-name="T4"><text:s/></text:span></text:p>
            <text:p><text:span text:style-name="T4"/></text:p>
            <text:p><text:span text:style-name="T4">OpenChain<text:s/></text:span><text:span text:style-name="T7">开源政策模板的</text:span><text:span text:style-name="T4"><text:s/>C<text:s/></text:span><text:span text:style-name="T7">列为</text:span><text:span text:style-name="T4"><text:s/>OpenChain<text:s/></text:span><text:span text:style-name="T7">规范中的文本。</text:span></text:p>
            <text:p><text:span text:style-name="T7"/></text:p>
            <text:p><text:span text:style-name="T4">OpenChain<text:s/></text:span><text:span text:style-name="T7">开源政策模板的</text:span><text:span text:style-name="T4"><text:s/>D<text:s/></text:span><text:span text:style-name="T7">列根据每一行的文本内容按如下分类：</text:span><text:span text:style-name="T4"><text:s/></text:span></text:p>
            <text:p><text:span text:style-name="T4">H =<text:s/></text:span><text:span text:style-name="T7">标题</text:span><text:span text:style-name="T4"><text:s/></text:span></text:p>
            <text:p><text:span text:style-name="T4">RQ =<text:s/></text:span><text:span text:style-name="T7">要求</text:span><text:span text:style-name="T4"><text:s/></text:span></text:p>
            <text:p><text:span text:style-name="T4">RT=<text:s/></text:span><text:span text:style-name="T7">理由</text:span><text:span text:style-name="T4"><text:s/></text:span></text:p>
            <text:p><text:span text:style-name="T4">VM =<text:s/></text:span><text:span text:style-name="T7">核查材料</text:span><text:span text:style-name="T4"><text:s/></text:span></text:p>
            <text:p><text:span text:style-name="T4">TX=<text:s/></text:span><text:span text:style-name="T7">辅助政策文本</text:span><text:span text:style-name="T4"><text:s/></text:span></text:p>
            <text:p><text:span text:style-name="T4"/></text:p>
            <text:p><text:span text:style-name="T4">E<text:s/></text:span><text:span text:style-name="T7">和</text:span><text:span text:style-name="T4"><text:s/>F<text:s/></text:span><text:span text:style-name="T7">列为</text:span><text:span text:style-name="T4">OpenChain</text:span><text:span text:style-name="T7">自认证问卷中相应的问题编号和问题</text:span><text:span text:style-name="T4"><text:s/></text:span></text:p>
            <text:p><text:span text:style-name="T4"/></text:p>
            <text:p><text:span text:style-name="T4">OpenChain<text:s/></text:span><text:span text:style-name="T7">开源政策模板的</text:span><text:span text:style-name="T4"><text:s/>G<text:s/></text:span><text:span text:style-name="T7">列是针对特定</text:span><text:span text:style-name="T4"><text:s/>OpenChain<text:s/></text:span><text:span text:style-name="T7">规范要求的示例政策文本（通常针对相关的核查材料，尽管有时也用了一些定义）。</text:span><text:span text:style-name="T4"><text:s/></text:span></text:p>
            <text:p><text:span text:style-name="T4"/></text:p>
            <text:p><text:span text:style-name="T4">H<text:s/></text:span><text:span text:style-name="T7">列为适合基金会的措辞</text:span></text:p>
          </table:table-cell>
          <table:table-cell table:number-columns-repeated="16383" table:style-name="ce1"/>
        </table:table-row>
        <table:table-row table:number-rows-repeated="2" table:style-name="ro4">
          <table:table-cell table:style-name="ce4"/>
          <table:table-cell table:number-columns-repeated="16383" table:style-name="ce1"/>
        </table:table-row>
        <table:table-row table:style-name="ro2">
          <table:table-cell office:value-type="string" table:style-name="ce2">
            <text:p>示例附录 1 - 角色和职责</text:p>
          </table:table-cell>
          <table:table-cell table:number-columns-repeated="16383" table:style-name="ce1"/>
        </table:table-row>
        <table:table-row table:style-name="ro7">
          <table:table-cell table:style-name="ce2"/>
          <table:table-cell table:number-columns-repeated="16383" table:style-name="ce1"/>
        </table:table-row>
        <table:table-row table:style-name="ro4">
          <table:table-cell office:value-type="string" table:style-name="ce4">
            <text:p>这列出了参与管理和实施 OpenChain 规范定义的实践和计划的个人的角色和职责的示例，以及所需能力的概述。</text:p>
          </table:table-cell>
          <table:table-cell table:number-columns-repeated="16383" table:style-name="ce1"/>
        </table:table-row>
        <table:table-row table:style-name="ro8">
          <table:table-cell office:value-type="string" table:style-name="ce73">
            <text:p>对于每个角色，都有一个关于该角色所需能力的简要描述，并以概要和详情进行描述。</text:p>
          </table:table-cell>
          <table:table-cell table:number-columns-repeated="16383" table:style-name="ce1"/>
        </table:table-row>
        <table:table-row table:style-name="ro4">
          <table:table-cell table:style-name="ce4"/>
          <table:table-cell table:number-columns-repeated="16383" table:style-name="ce1"/>
        </table:table-row>
        <table:table-row table:style-name="ro9">
          <table:table-cell office:value-type="string" table:style-name="ce56">
            <text:p><text:span text:style-name="T9">示例附录</text:span><text:span text:style-name="T3"><text:s/>2 -<text:s/></text:span><text:span text:style-name="T9">非官方的许可证范例</text:span></text:p>
          </table:table-cell>
          <table:table-cell table:number-columns-repeated="25" table:style-name="ce3"/>
          <table:table-cell table:number-columns-repeated="16358"/>
        </table:table-row>
        <table:table-row table:style-name="ro4">
          <table:table-cell table:style-name="ce7"/>
          <table:table-cell table:number-columns-repeated="16383" table:style-name="ce1"/>
        </table:table-row>
        <table:table-row table:style-name="ro8">
          <table:table-cell office:value-type="string" table:style-name="ce54">
            <text:p><text:span text:style-name="T7">这是按要求和效果分类的开源许可证示例列表。它使用</text:span><text:span text:style-name="T4"><text:s/>SPDX<text:s/></text:span><text:span text:style-name="T7">标识符并列出了一小部分常用的许可证。预计每个组织都将补充自己用到的（并且可能会添加专有许可证）。</text:span></text:p>
          </table:table-cell>
          <table:table-cell table:number-columns-repeated="16383" table:style-name="ce1"/>
        </table:table-row>
        <table:table-row table:style-name="ro8">
          <table:table-cell office:value-type="string" table:style-name="ce4">
            <text:p>OpenChain<text:s/><text:span text:style-name="T7">项目不提供此示例内容的支持。如果您需要有关此部分内容的帮助，请联系英国的</text:span><text:s/>Moorcrofts LLP<text:s/><text:span text:style-name="T7">或</text:span><text:s/>Orcro Limited<text:span text:style-name="T7">。</text:span></text:p>
          </table:table-cell>
          <table:table-cell table:number-columns-repeated="16383" table:style-name="ce1"/>
        </table:table-row>
        <table:table-row table:style-name="ro4">
          <table:table-cell table:style-name="ce4"/>
          <table:table-cell table:number-columns-repeated="16383" table:style-name="ce1"/>
        </table:table-row>
        <table:table-row table:style-name="ro9">
          <table:table-cell office:value-type="string" table:style-name="ce56">
            <text:p><text:span text:style-name="T9">示例附录</text:span><text:span text:style-name="T3"><text:s/>3 -<text:s/></text:span><text:span text:style-name="T9">非官方的来源可接受性流程范例</text:span></text:p>
          </table:table-cell>
          <table:table-cell table:number-columns-repeated="25" table:style-name="ce3"/>
          <table:table-cell table:number-columns-repeated="16358"/>
        </table:table-row>
        <table:table-row table:style-name="ro4">
          <table:table-cell table:style-name="ce7"/>
          <table:table-cell table:number-columns-repeated="16383" table:style-name="ce1"/>
        </table:table-row>
        <table:table-row table:style-name="ro8">
          <table:table-cell office:value-type="string" table:style-name="ce55">
            <text:p>这在很大程度上是一个样本，每个组织可能会针对其特定需求进行重大修改。</text:p>
          </table:table-cell>
          <table:table-cell table:number-columns-repeated="16383" table:style-name="ce1"/>
        </table:table-row>
        <table:table-row table:style-name="ro4">
          <table:table-cell office:value-type="string" table:style-name="ce4">
            <text:p>这是一组标准和过程，用于确定是否应合并代码以及如何合并。</text:p>
          </table:table-cell>
          <table:table-cell table:number-columns-repeated="16383" table:style-name="ce1"/>
        </table:table-row>
        <table:table-row table:style-name="ro10">
          <table:table-cell office:value-type="string" table:style-name="ce55">
            <text:p>这包括一组来源可接受性步骤、使用场景分类、一组用于根据非许可证因素（代码质量等）确定给定代码在给定标准内是否可接受的标准，最后是一组基于许可证的代码选择标准。</text:p>
          </table:table-cell>
          <table:table-cell table:number-columns-repeated="16383" table:style-name="ce1"/>
        </table:table-row>
        <table:table-row table:style-name="ro8">
          <table:table-cell office:value-type="string" table:style-name="ce4">
            <text:p>OpenChain<text:s/><text:span text:style-name="T7">项目不提供此示例内容的支持。如果您需要有关此部分内容的帮助，请联系英国的</text:span><text:s/>Moorcrofts<text:s/><text:span text:style-name="T7">或</text:span><text:s/>Orcro<text:span text:style-name="T7">。</text:span></text:p>
          </table:table-cell>
          <table:table-cell table:number-columns-repeated="16383" table:style-name="ce1"/>
        </table:table-row>
        <table:table-row table:style-name="ro4">
          <table:table-cell table:style-name="ce4"/>
          <table:table-cell table:number-columns-repeated="16383" table:style-name="ce1"/>
        </table:table-row>
        <table:table-row table:style-name="ro2">
          <table:table-cell office:value-type="string" table:style-name="ce56">
            <text:p>示例附录 4 - 非官方的事件流程范例</text:p>
          </table:table-cell>
          <table:table-cell table:number-columns-repeated="25" table:style-name="ce3"/>
          <table:table-cell table:number-columns-repeated="16358"/>
        </table:table-row>
        <table:table-row table:style-name="ro4">
          <table:table-cell table:style-name="ce4"/>
          <table:table-cell table:number-columns-repeated="16383" table:style-name="ce1"/>
        </table:table-row>
        <table:table-row table:style-name="ro8">
          <table:table-cell office:value-type="string" table:style-name="ce55">
            <text:p>这是一组事件流程和严重性标准，可帮助组织对负面合规事件的响应进行分类、评估和优先排序。</text:p>
          </table:table-cell>
          <table:table-cell table:number-columns-repeated="16383" table:style-name="ce1"/>
        </table:table-row>
        <table:table-row table:style-name="ro8">
          <table:table-cell office:value-type="string" table:style-name="ce4">
            <text:p>OpenChain<text:s/><text:span text:style-name="T7">项目不支撑此示例内容。如果您需要有关此部分内容的帮助，请联系英国的</text:span><text:s/>Moorcrofts<text:s/><text:span text:style-name="T7">或</text:span><text:s/>Orcro<text:span text:style-name="T7">。</text:span></text:p>
          </table:table-cell>
          <table:table-cell table:number-columns-repeated="16383" table:style-name="ce1"/>
        </table:table-row>
        <table:table-row table:style-name="ro4">
          <table:table-cell table:style-name="ce7"/>
          <table:table-cell table:number-columns-repeated="16383" table:style-name="ce1"/>
        </table:table-row>
        <table:table-row table:style-name="ro2">
          <table:table-cell office:value-type="string" table:style-name="ce2">
            <text:p>示例附录 5 - 培训要求</text:p>
          </table:table-cell>
          <table:table-cell table:number-columns-repeated="16383"/>
        </table:table-row>
        <table:table-row table:style-name="ro4">
          <table:table-cell table:style-name="ce7"/>
          <table:table-cell table:number-columns-repeated="16383"/>
        </table:table-row>
        <table:table-row table:style-name="ro3">
          <table:table-cell office:value-type="string" table:style-name="ce54">
            <text:p>这里列出了可供相关计划参与者使用的各种培训课程的示例。它是一个表格，指定哪些课程适合哪些角色/个人。表格中的数字 (1) 表示该角色/个人可以参加该培训课程。您可以考虑使用其他数字来表示培训课程的级别（1 为初级，2 为中级，3 为高级）</text:p>
          </table:table-cell>
          <table:table-cell table:number-columns-repeated="16383"/>
        </table:table-row>
        <table:table-row table:style-name="ro4">
          <table:table-cell table:style-name="ce7"/>
          <table:table-cell table:number-columns-repeated="16383"/>
        </table:table-row>
        <table:table-row table:style-name="ro4">
          <table:table-cell office:value-type="string" table:style-name="ce7">
            <text:p>许可注意事项</text:p>
          </table:table-cell>
          <table:table-cell table:number-columns-repeated="16383"/>
        </table:table-row>
        <table:table-row table:style-name="ro4">
          <table:table-cell office:value-type="string" table:style-name="ce4">
            <text:p>这是 OpenChain 规范 2.1 的开源政策模板的第 6 版</text:p>
          </table:table-cell>
          <table:table-cell table:number-columns-repeated="16383"/>
        </table:table-row>
        <table:table-row table:style-name="ro3">
          <table:table-cell office:value-type="string" table:style-name="ce4">
            <text:p>它包含 OpenChain 规范 2.1 版的文本，可在标有“政策”的工作表的 C 列中找到。该文本在 Creative Commons -BY-4.0 下获得许可，版权归 OpenChain 项目所有（参见 openchainproject.org）</text:p>
          </table:table-cell>
          <table:table-cell table:number-columns-repeated="16383"/>
        </table:table-row>
        <table:table-row table:style-name="ro8">
          <table:table-cell office:value-type="string" table:style-name="ce54">
            <text:p><text:span text:style-name="T7">本文档的其余部分在</text:span><text:span text:style-name="T4"><text:s/>CC-0<text:s/></text:span><text:span text:style-name="T7">下发布，但需要得到</text:span><text:span text:style-name="T4"><text:s/>OpenChain<text:s/></text:span><text:span text:style-name="T7">项目</text:span><text:span text:style-name="T4"><text:s/>(openchainproject.org)<text:s/></text:span><text:span text:style-name="T7">和</text:span><text:span text:style-name="T4"><text:s/>Orcro Limited (orcro.co.uk)</text:span><text:span text:style-name="T7">的确认，但这不是必需的。</text:span></text:p>
          </table:table-cell>
          <table:table-cell table:number-columns-repeated="16383"/>
        </table:table-row>
        <table:table-row table:number-rows-repeated="2" table:style-name="ro4">
          <table:table-cell table:number-columns-repeated="16384"/>
        </table:table-row>
        <table:table-row table:style-name="ro11">
          <table:table-cell office:value-type="string" table:style-name="ce8">
            <text:p>语言翻译注意事项</text:p>
          </table:table-cell>
          <table:table-cell table:number-columns-repeated="16383"/>
        </table:table-row>
        <table:table-row table:style-name="ro12">
          <table:table-cell office:value-type="string" table:style-name="ce68">
            <text:p>为了在全球推广该规范，我们欢迎将规范翻译成不同语言的尝试。由于 OpenChain 是一个开源项目，因此是由那些愿意贡献时间和专业知识的人来进行翻译的。翻译需要 i) 遵守 CC-0 许可（或其他适用许可）的条款，并且 ii) 符合项目的翻译政策。可以在 OpenChain 项目的 wiki 上找到政策和可用翻译的详细信息：https://wiki.linux基金会.org/openchain/spec-translations</text:p>
          </table:table-cell>
          <table:table-cell table:number-columns-repeated="16383"/>
        </table:table-row>
        <table:table-row table:style-name="ro4">
          <table:table-cell table:number-columns-repeated="16384"/>
        </table:table-row>
        <table:table-row table:style-name="ro4">
          <table:table-cell office:value-type="string" table:style-name="ce9">
            <text:p>联系方式</text:p>
          </table:table-cell>
          <table:table-cell table:number-columns-repeated="16383"/>
        </table:table-row>
        <table:table-row table:style-name="ro4">
          <table:table-cell office:value-type="string" table:style-name="ce1">
            <text:p>Moorcrofts LLP 的联系方式可在 moorcrofts.com 和 Orcro Limited 在 orcro.co.uk 上找到。</text:p>
          </table:table-cell>
          <table:table-cell table:number-columns-repeated="16383"/>
        </table:table-row>
        <table:table-row table:number-rows-repeated="1048529" table:style-name="ro4">
          <table:table-cell table:number-columns-repeated="16384"/>
        </table:table-row>
      </table:table>
      <table:table table:name="政策" table:style-name="ta2">
        <table:table-column table:style-name="co5" table:default-cell-style-name="ce1"/>
        <table:table-column table:style-name="co6" table:default-cell-style-name="ce1"/>
        <table:table-column table:style-name="co7" table:default-cell-style-name="ce1"/>
        <table:table-column table:style-name="co6" table:default-cell-style-name="ce10"/>
        <table:table-column table:style-name="co6" table:default-cell-style-name="ce11"/>
        <table:table-column table:style-name="co8" table:default-cell-style-name="ce11"/>
        <table:table-column table:style-name="co7" table:default-cell-style-name="ce1"/>
        <table:table-column table:style-name="co7" table:default-cell-style-name="ce31"/>
        <table:table-column table:style-name="co7" table:number-columns-repeated="3" table:default-cell-style-name="ce1"/>
        <table:table-column table:style-name="co2" table:number-columns-repeated="1012" table:default-cell-style-name="ce1"/>
        <table:table-column table:style-name="co3" table:default-cell-style-name="ce1"/>
        <table:table-column table:style-name="co4" table:number-columns-repeated="15360" table:default-cell-style-name="ce1"/>
        <table:table-row table:style-name="ro4">
          <table:table-cell/>
          <table:table-cell table:number-columns-repeated="2" table:style-name="ce1"/>
          <table:table-cell table:style-name="ce10"/>
          <table:table-cell table:number-columns-repeated="2" table:style-name="ce11"/>
          <table:table-cell table:style-name="ce1"/>
          <table:table-cell table:style-name="ce12"/>
          <table:table-cell table:number-columns-repeated="16376"/>
        </table:table-row>
        <table:table-row table:style-name="ro13">
          <table:table-cell/>
          <table:table-cell office:value-type="string" table:style-name="ce65">
            <text:p>OpenChain规范的章节编号</text:p>
          </table:table-cell>
          <table:table-cell office:value-type="string" table:style-name="ce14">
            <text:p>OpenChain 规范 v2.1，ISO/IEC 5230:2020</text:p>
          </table:table-cell>
          <table:table-cell office:value-type="string" table:style-name="ce15">
            <office:annotation draw:style-name="a1" svg:x="7.53125in" svg:y="0.03125in" svg:width="1.40625in" svg:height="4.45833333333333in">
              <dc:creator/>
              <text:p><text:span text:style-name="T4">H =<text:s/></text:span><text:span text:style-name="T10">标题</text:span><text:span text:style-name="T4"><text:s/></text:span></text:p>
              <text:p><text:span text:style-name="T4">RQ =<text:s/></text:span><text:span text:style-name="T10">要求</text:span><text:span text:style-name="T4"><text:s/></text:span></text:p>
              <text:p><text:span text:style-name="T4">RT=<text:s/></text:span><text:span text:style-name="T10">理由</text:span><text:span text:style-name="T4"><text:s/></text:span></text:p>
              <text:p><text:span text:style-name="T4">VM =<text:s/></text:span><text:span text:style-name="T10">核查材料</text:span><text:span text:style-name="T4"><text:s/></text:span></text:p>
              <text:p><text:span text:style-name="T4">TX=<text:s/></text:span><text:span text:style-name="T10">辅助政策文本</text:span><text:span text:style-name="T4"><text:s/></text:span></text:p>
              <text:p/>
            </office:annotation>
            <text:p>类别</text:p>
          </table:table-cell>
          <table:table-cell office:value-type="string" table:style-name="ce65">
            <text:p>问卷编号</text:p>
          </table:table-cell>
          <table:table-cell office:value-type="string" table:style-name="ce14">
            <text:p>遵从问题</text:p>
          </table:table-cell>
          <table:table-cell office:value-type="string" table:style-name="ce65">
            <text:p>政策通用描述</text:p>
          </table:table-cell>
          <table:table-cell office:value-type="string" table:style-name="ce65">
            <text:p>基金会适用描述</text:p>
          </table:table-cell>
          <table:table-cell table:number-columns-repeated="16376"/>
        </table:table-row>
        <table:table-row table:style-name="ro14">
          <table:table-cell/>
          <table:table-cell table:number-columns-repeated="2" table:style-name="ce17"/>
          <table:table-cell office:value-type="string" table:style-name="ce50">
            <text:p>TX</text:p>
          </table:table-cell>
          <table:table-cell table:number-columns-repeated="2" table:style-name="ce18"/>
          <table:table-cell office:value-type="string" table:style-name="ce18">
            <text:p>(A) [<text:span text:style-name="T5">公司</text:span>]<text:s/><text:span text:style-name="T5">了解开源许可证允许在不寻求进一步许可的情况下使用、研究、改进和共享软件。开源软件是一种可扩展性的宝贵资源：</text:span><text:s/></text:p>
            <text:p>(A1)<text:s/><text:span text:style-name="T5">提供优质软件和基于软件的服务；</text:span><text:s/></text:p>
            <text:p>(A2)<text:s/><text:span text:style-name="T5">减少供应商依赖；</text:span><text:s/></text:p>
            <text:p>(A3)<text:s/><text:span text:style-name="T5">降低安全问题的可能性；</text:span><text:s/></text:p>
            <text:p>(A4)<text:s/><text:span text:style-name="T5">减少开发时间；</text:span><text:s/></text:p>
            <text:p>(A5)<text:s/><text:span text:style-name="T5">授予开发者社区访问权限；</text:span><text:s/></text:p>
            <text:p>(A6)<text:s/><text:span text:style-name="T5">帮助吸引和留住熟练且满意的员工。</text:span></text:p>
          </table:table-cell>
          <table:table-cell office:value-type="string" table:style-name="ce19">
            <text:p>[<text:span text:style-name="T5">基金会</text:span>]<text:s/><text:span text:style-name="T5">致力于开放式开发，并相信免费和开源软件提供了最好的框架，既能提供物有所值的软件，也能提供最高质量的软件。</text:span></text:p>
          </table:table-cell>
          <table:table-cell table:number-columns-repeated="16376"/>
        </table:table-row>
        <table:table-row table:style-name="ro15">
          <table:table-cell/>
          <table:table-cell table:number-columns-repeated="2" table:style-name="ce17"/>
          <table:table-cell office:value-type="string" table:style-name="ce50">
            <text:p>TX</text:p>
          </table:table-cell>
          <table:table-cell table:number-columns-repeated="2" table:style-name="ce20"/>
          <table:table-cell office:value-type="string" table:style-name="ce20">
            <text:p>(B) [<text:span text:style-name="T5">公司</text:span>]<text:s/><text:span text:style-name="T5">还理解使用开源或专有软件会带来一些风险，并且：</text:span><text:s/></text:p>
            <text:p>(B1)<text:s/><text:span text:style-name="T5">开源软件并非天生就具有高质量；</text:span><text:s/></text:p>
            <text:p>(B2)<text:s/><text:span text:style-name="T5">开源许可很复杂，遵守许可条款需要仔细考虑、记录和遵循流程；</text:span><text:s/>(B3)<text:s/><text:span text:style-name="T5">与开源软件具有某些相似特征的其他软件（如非商业或共享源代码）不属于开源软件；</text:span><text:s/></text:p>
            <text:p>(B4)<text:s/><text:span text:style-name="T5">开源软件的不正确部署和分发可能导致侵犯知识产权，如果要改正这些问题，可能只能通过公开我们的商业机密（包括源代码）来纠正；</text:span><text:s/></text:p>
            <text:p>(B5)<text:s/><text:span text:style-name="T5">很难界定开源代码和效果的维保范围；</text:span><text:s/></text:p>
            <text:p>(B6)<text:s/><text:span text:style-name="T5">开源软件可能会被错误理解，并可能被客户和投资者质疑。</text:span></text:p>
          </table:table-cell>
          <table:table-cell office:value-type="string" table:style-name="ce21">
            <text:p><text:s/>[<text:span text:style-name="T5">基金会</text:span>]<text:s/><text:span text:style-name="T5">认识到使用</text:span><text:span text:style-name="T6">开源</text:span><text:span text:style-name="T5">软件存在一些风险（特别是在不遵守其许可条款的后果方面）。通过采用适当的政策、实践和计划，这些风险可以得到解决和最小化。该政策符合</text:span><text:s/>OpenChain<text:s/><text:span text:style-name="T5">规范</text:span><text:s/>v2.1<text:span text:style-name="T5">、</text:span>ISO/IEC 5230:2020<text:s/><text:span text:style-name="T5">的行业标准</text:span><text:span text:style-name="T6">开源</text:span><text:span text:style-name="T5">许可证合规。</text:span></text:p>
          </table:table-cell>
          <table:table-cell table:number-columns-repeated="16376"/>
        </table:table-row>
        <table:table-row table:style-name="ro16">
          <table:table-cell/>
          <table:table-cell table:number-columns-repeated="2" table:style-name="ce17"/>
          <table:table-cell office:value-type="string" table:style-name="ce50">
            <text:p>TX</text:p>
          </table:table-cell>
          <table:table-cell table:number-columns-repeated="2" table:style-name="ce20"/>
          <table:table-cell office:value-type="string" table:style-name="ce20">
            <text:p>(C)<text:s/><text:span text:style-name="T5">本政策的目的是帮助</text:span><text:s/>[<text:span text:style-name="T5">公司</text:span>]<text:s/><text:span text:style-name="T5">从开源软件中获得最佳商业价值，同时主要降低与违反适用许可条款有关的风险。所有计划参与者都将了解此政策，例如培训、内部维基</text:span>/<text:span text:style-name="T5">知识库。</text:span></text:p>
          </table:table-cell>
          <table:table-cell office:value-type="string" table:style-name="ce78">
            <text:p><text:span text:style-name="T5">本政策的目的是指导</text:span><text:span text:style-name="T1"><text:s/>[</text:span><text:span text:style-name="T5">基金会</text:span><text:span text:style-name="T1">]<text:s/></text:span><text:span text:style-name="T5">充分利用开源软件，同时了解和减轻不遵守许可条款的任何风险。如果您是项目的外部贡献者，则不受此政策的约束，但我们要求您阅读它，因为这将有助于回答您可能对我们如何选择代码以合并到我们的代码库中的任何疑问。但是，您必须签署我们的</text:span><text:span text:style-name="T1"><text:s/>[</text:span><text:span text:style-name="T5">开发者原创证明</text:span><text:span text:style-name="T1">][Apache<text:s/></text:span><text:span text:style-name="T5">风格的</text:span><text:span text:style-name="T1"><text:s/>CLA]</text:span><text:span text:style-name="T5">，您可以在此处找到</text:span><text:span text:style-name="T1"><text:s/>[</text:span><text:span text:style-name="T5">插入链接</text:span><text:span text:style-name="T1">]</text:span><text:span text:style-name="T5">。</text:span></text:p>
          </table:table-cell>
          <table:table-cell table:number-columns-repeated="16376"/>
        </table:table-row>
        <table:table-row table:style-name="ro17">
          <table:table-cell/>
          <table:table-cell office:value-type="float" office:value="2.1" table:style-name="ce17">
            <text:p>2.1</text:p>
          </table:table-cell>
          <table:table-cell office:value-type="string" table:style-name="ce20">
            <text:p>"<text:span text:style-name="T6">合规文件</text:span>"-<text:s/><text:span text:style-name="T5">能体现合规计划结果的一系列文件，会伴随软件产品一起交付。文件可能会包括（但不限于）以下一种或多种：归属声明、源码、编译和安装脚本、许可证副本、</text:span><text:s/><text:span text:style-name="T5">版权声明、修改说明、书面要约、开源组件清单和</text:span><text:s/>SPDX<text:s/><text:span text:style-name="T5">文档。</text:span></text:p>
          </table:table-cell>
          <table:table-cell office:value-type="string" table:style-name="ce50">
            <text:p>TX</text:p>
          </table:table-cell>
          <table:table-cell table:number-columns-repeated="2" table:style-name="ce20"/>
          <table:table-cell office:value-type="string" table:style-name="ce20">
            <text:p>"<text:span text:style-name="T6">合规文件</text:span>"-<text:s/><text:span text:style-name="T5">能体现</text:span><text:span text:style-name="T6">开源</text:span><text:span text:style-name="T5">合规计划结果的一系列文件，会伴随</text:span><text:span text:style-name="T6">交付软件</text:span><text:span text:style-name="T5">一起交付。文件可能会包括（但不限于）以下一种或多种：源码、归属声明、版权声明、许可证副本、</text:span><text:s/><text:span text:style-name="T5">修改说明、书面要约、</text:span><text:span text:style-name="T6">开源</text:span><text:span text:style-name="T5">组件清单和</text:span><text:s/><text:span text:style-name="T2">SPDX<text:s/></text:span><text:span text:style-name="T5">文档。</text:span></text:p>
          </table:table-cell>
          <table:table-cell office:value-type="string" table:style-name="ce20">
            <text:p>"<text:span text:style-name="T6">合规文件</text:span>"-<text:s/><text:span text:style-name="T5">能体现</text:span><text:span text:style-name="T6">开源</text:span><text:span text:style-name="T5">合规计划结果的一系列文件，会伴随</text:span><text:span text:style-name="T6">交付软件</text:span><text:span text:style-name="T5">一起交付。文件可能会包括（但不限于）以下一种或多种：源码、归属声明、版权声明、许可证副本、</text:span><text:s/><text:span text:style-name="T5">修改说明、书面要约、</text:span><text:span text:style-name="T6">开源</text:span><text:span text:style-name="T5">组件清单和</text:span><text:s/><text:span text:style-name="T2">SPDX<text:s/></text:span><text:span text:style-name="T5">文档。</text:span></text:p>
          </table:table-cell>
          <table:table-cell table:number-columns-repeated="16376"/>
        </table:table-row>
        <table:table-row table:style-name="ro17">
          <table:table-cell/>
          <table:table-cell table:style-name="ce17"/>
          <table:table-cell table:style-name="ce20"/>
          <table:table-cell office:value-type="string" table:style-name="ce50">
            <text:p>TX</text:p>
          </table:table-cell>
          <table:table-cell table:number-columns-repeated="2" table:style-name="ce20"/>
          <table:table-cell office:value-type="string" table:style-name="ce20">
            <text:p>"<text:span text:style-name="T6">合规日志</text:span>"-<text:s/><text:span text:style-name="T5">提供给第三方的完整</text:span><text:span text:style-name="T6">合规文件</text:span><text:span text:style-name="T5">集，以符合适用于</text:span><text:span text:style-name="T6">交付软件</text:span><text:span text:style-name="T5">所含的软件的许可证要求，以适当的形式确保合规（例如，可能需要许可证文本，而不是许可证文本的链接）。</text:span></text:p>
          </table:table-cell>
          <table:table-cell office:value-type="string" table:style-name="ce20">
            <text:p>"<text:span text:style-name="T6">合规日志</text:span>"-<text:s/><text:span text:style-name="T5">提供给第三方的完整</text:span><text:span text:style-name="T6">合规文件</text:span><text:span text:style-name="T5">集，以符合适用于</text:span><text:span text:style-name="T6">交付软件</text:span><text:span text:style-name="T5">所含的软件的许可证要求，以适当的形式确保合规（例如，可能需要许可证文本，而不是许可证文本的链接）。</text:span></text:p>
          </table:table-cell>
          <table:table-cell table:number-columns-repeated="16376"/>
        </table:table-row>
        <table:table-row table:style-name="ro18">
          <table:table-cell/>
          <table:table-cell office:value-type="float" office:value="2.2000000000000002" table:style-name="ce17">
            <text:p>2.2</text:p>
          </table:table-cell>
          <table:table-cell office:value-type="string" table:style-name="ce20">
            <text:p>“<text:span text:style-name="T6">已识别的许可证</text:span><text:span text:style-name="T5">”</text:span><text:s/>-<text:s/><text:span text:style-name="T5">使用适当的方法，识别出构成软件产品的开源组件后，这些组件所遵从的许可证。</text:span></text:p>
          </table:table-cell>
          <table:table-cell office:value-type="string" table:style-name="ce50">
            <text:p>TX</text:p>
          </table:table-cell>
          <table:table-cell table:number-columns-repeated="2" table:style-name="ce20"/>
          <table:table-cell office:value-type="string" table:style-name="ce20">
            <text:p>"<text:span text:style-name="T6">已识别的许可证</text:span><text:span text:style-name="T5">“</text:span><text:s/>-<text:s/><text:span text:style-name="T5">使用适当的方法，识别出构成</text:span><text:span text:style-name="T6">交付软件</text:span><text:span text:style-name="T5">的</text:span><text:span text:style-name="T6">开源</text:span><text:span text:style-name="T5">组件后，这些组件所遵从的许可证。</text:span></text:p>
          </table:table-cell>
          <table:table-cell office:value-type="string" table:style-name="ce20">
            <text:p>"<text:span text:style-name="T6">已识别的许可证</text:span><text:span text:style-name="T5">“</text:span><text:s/>-<text:s/><text:span text:style-name="T5">使用适当的方法，识别出构成</text:span><text:span text:style-name="T6">交付软件</text:span><text:span text:style-name="T5">的</text:span><text:span text:style-name="T6">开源</text:span><text:span text:style-name="T5">组件后，这些组件所遵从的许可证。</text:span></text:p>
          </table:table-cell>
          <table:table-cell table:number-columns-repeated="16376"/>
        </table:table-row>
        <table:table-row table:style-name="ro13">
          <table:table-cell/>
          <table:table-cell office:value-type="float" office:value="2.2999999999999998" table:style-name="ce17">
            <text:p>2.3</text:p>
          </table:table-cell>
          <table:table-cell office:value-type="string" table:style-name="ce20">
            <text:p>“<text:span text:style-name="T2">OpenChain</text:span><text:span text:style-name="T6">遵从</text:span><text:span text:style-name="T5">”</text:span><text:s/>-<text:s/><text:span text:style-name="T5">满足本文档所有要求的计划。</text:span></text:p>
          </table:table-cell>
          <table:table-cell office:value-type="string" table:style-name="ce50">
            <text:p>TX</text:p>
          </table:table-cell>
          <table:table-cell table:number-columns-repeated="2" table:style-name="ce20"/>
          <table:table-cell office:value-type="string" table:style-name="ce21">
            <text:p>"<text:span text:style-name="T2">OpenChain</text:span><text:span text:style-name="T8">遵从</text:span><text:s/>“ -<text:s/><text:span text:style-name="T5">一种满足</text:span><text:s/>Linux<text:s/><text:span text:style-name="T5">基金会</text:span>OpenChain<text:span text:style-name="T5">规范</text:span><text:s/>v2.1<text:span text:style-name="T5">、</text:span>ISO/IEC 5230:2020<text:s/><text:span text:style-name="T5">的所有要求的</text:span><text:span text:style-name="T6">计划</text:span></text:p>
          </table:table-cell>
          <table:table-cell office:value-type="string" table:style-name="ce21">
            <text:p>"<text:span text:style-name="T2">OpenChain</text:span><text:span text:style-name="T8">遵从</text:span><text:s/>“ -<text:s/><text:span text:style-name="T5">一种满足</text:span><text:s/>Linux<text:s/><text:span text:style-name="T5">基金会</text:span>OpenChain<text:span text:style-name="T5">规范</text:span><text:s/>v2.1<text:span text:style-name="T5">、</text:span>ISO/IEC 5230:2020<text:s/><text:span text:style-name="T5">的所有要求的</text:span><text:span text:style-name="T6">计划</text:span></text:p>
          </table:table-cell>
          <table:table-cell table:number-columns-repeated="16376"/>
        </table:table-row>
        <table:table-row table:style-name="ro19">
          <table:table-cell/>
          <table:table-cell office:value-type="float" office:value="2.4" table:style-name="ce17">
            <text:p>2.4</text:p>
          </table:table-cell>
          <table:table-cell office:value-type="string" table:style-name="ce20">
            <text:p>"<text:span text:style-name="T6">开源</text:span>" -<text:s/><text:span text:style-name="T5">采用开源许可证发布的软件，此类许可证须满足开源促进会（</text:span>Open Source Initiative<text:span text:style-name="T5">）对开源软件的定义（见</text:span>opensource.org/osd<text:span text:style-name="T5">），或自由软件基金会（</text:span>Free Software<text:s/><text:span text:style-name="T5">基金会）对自由软件的定义（见</text:span>gnu.org/philosophy/free-sw.html<text:span text:style-name="T5">），或其他类似许可证。</text:span></text:p>
          </table:table-cell>
          <table:table-cell office:value-type="string" table:style-name="ce50">
            <text:p>TX</text:p>
          </table:table-cell>
          <table:table-cell table:number-columns-repeated="2" table:style-name="ce20"/>
          <table:table-cell office:value-type="string" table:style-name="ce20">
            <text:p>"<text:span text:style-name="T6">开源</text:span>" -<text:s/><text:span text:style-name="T5">采用开源许可证发布的软件，此类许可证须满足开源促进会（</text:span>Open Source Initiative<text:span text:style-name="T5">）对开源软件的定义（见</text:span>opensource.org/osd<text:span text:style-name="T5">），或自由软件基金会（</text:span>Free Software<text:s/><text:span text:style-name="T5">基金会）对自由软件的定义（见</text:span>gnu.org/philosophy/free-sw.html<text:span text:style-name="T5">），或其他类似许可证。</text:span></text:p>
          </table:table-cell>
          <table:table-cell office:value-type="string" table:style-name="ce20">
            <text:p>"<text:span text:style-name="T6">开源</text:span>" -<text:s/><text:span text:style-name="T5">采用开源许可证发布的软件，此类许可证须满足开源促进会（</text:span>Open Source Initiative<text:span text:style-name="T5">）对开源软件的定义（见</text:span>opensource.org/osd<text:span text:style-name="T5">），或自由软件基金会（</text:span>Free Software<text:s/><text:span text:style-name="T5">基金会）对自由软件的定义（见</text:span>gnu.org/philosophy/free-sw.html<text:span text:style-name="T5">），或其他类似许可证。</text:span></text:p>
          </table:table-cell>
          <table:table-cell table:number-columns-repeated="16376"/>
        </table:table-row>
        <table:table-row table:style-name="ro20">
          <table:table-cell/>
          <table:table-cell table:style-name="ce17"/>
          <table:table-cell table:style-name="ce20"/>
          <table:table-cell table:style-name="ce50"/>
          <table:table-cell table:number-columns-repeated="2" table:style-name="ce20"/>
          <table:table-cell office:value-type="string" table:style-name="ce20">
            <text:p>“开源合规委员会成员”是[公司] 董事会成员，全面负责 [公司的] 开源合规计划。</text:p>
          </table:table-cell>
          <table:table-cell office:value-type="string" table:style-name="ce20">
            <text:p>“开源合规委员会成员”是 [基金会] 的 [董事会] 成员，全面负责 [公司的] 开源合规计划。</text:p>
          </table:table-cell>
          <table:table-cell table:number-columns-repeated="16376"/>
        </table:table-row>
        <table:table-row table:style-name="ro13">
          <table:table-cell/>
          <table:table-cell table:style-name="ce17"/>
          <table:table-cell table:style-name="ce20"/>
          <table:table-cell table:style-name="ce50"/>
          <table:table-cell table:number-columns-repeated="2" table:style-name="ce20"/>
          <table:table-cell office:value-type="string" table:style-name="ce20">
            <text:p>“<text:span text:style-name="T5">开源合规主管”</text:span>-<text:s/><text:span text:style-name="T5">对</text:span><text:s/>[<text:span text:style-name="T5">公司</text:span>]<text:s/><text:span text:style-name="T5">内的开源合规问题负有日常责任的个人，详见附录</text:span><text:s/>1</text:p>
          </table:table-cell>
          <table:table-cell office:value-type="string" table:style-name="ce21">
            <text:p>“<text:span text:style-name="T5">开源合规主管”——在</text:span><text:s/>[<text:span text:style-name="T5">基金会</text:span>]<text:s/><text:span text:style-name="T5">内对开源合规问题负有日常责任的个人，详见附录</text:span><text:s/>1</text:p>
          </table:table-cell>
          <table:table-cell table:number-columns-repeated="16376"/>
        </table:table-row>
        <table:table-row table:style-name="ro18">
          <table:table-cell/>
          <table:table-cell table:style-name="ce17"/>
          <table:table-cell table:style-name="ce20"/>
          <table:table-cell office:value-type="string" table:style-name="ce50">
            <text:p>TX</text:p>
          </table:table-cell>
          <table:table-cell table:number-columns-repeated="2" table:style-name="ce20"/>
          <table:table-cell office:value-type="string" table:style-name="ce20">
            <text:p>“<text:span text:style-name="T6">开源联络人</text:span>" -<text:s/><text:span text:style-name="T5">负责解决外部</text:span><text:span text:style-name="T6">开源</text:span><text:span text:style-name="T5">合规问题咨询</text:span>[<text:span text:style-name="T5">并和外部</text:span><text:span text:style-name="T6">开源</text:span><text:span text:style-name="T5">项目外联</text:span>]<text:span text:style-name="T5">的人员。更多细节可以在附录</text:span><text:s/>1<text:s/><text:span text:style-name="T5">中找到。</text:span></text:p>
          </table:table-cell>
          <table:table-cell office:value-type="string" table:style-name="ce20">
            <text:p>“<text:span text:style-name="T6">开源联络人</text:span>" -<text:s/><text:span text:style-name="T5">负责解决外部</text:span><text:span text:style-name="T6">开源</text:span><text:span text:style-name="T5">合规问题咨询</text:span>[<text:span text:style-name="T5">并和外部</text:span><text:span text:style-name="T6">开源</text:span><text:span text:style-name="T5">项目外联</text:span>]<text:span text:style-name="T5">的人员。更多细节可以在附录</text:span><text:s/>1<text:s/><text:span text:style-name="T5">中找到。</text:span></text:p>
          </table:table-cell>
          <table:table-cell table:number-columns-repeated="16376"/>
        </table:table-row>
        <table:table-row table:style-name="ro13">
          <table:table-cell/>
          <table:table-cell table:number-columns-repeated="2" table:style-name="ce22"/>
          <table:table-cell office:value-type="string" table:style-name="ce50">
            <text:p>TX</text:p>
          </table:table-cell>
          <table:table-cell table:number-columns-repeated="2" table:style-name="ce20"/>
          <table:table-cell office:value-type="string" table:style-name="ce20">
            <text:p>"<text:span text:style-name="T6">开源日志</text:span>" -<text:s/><text:span text:style-name="T5">保存在</text:span><text:s/>[<text:span text:style-name="T5">工单系统</text:span>]<text:s/><text:span text:style-name="T5">中的关于</text:span><text:s/>[<text:span text:style-name="T5">公司</text:span>]<text:s/><text:span text:style-name="T5">选择和接受开源代码决策、咨询和回复的记录。</text:span></text:p>
          </table:table-cell>
          <table:table-cell office:value-type="string" table:style-name="ce20">
            <text:p>"<text:span text:style-name="T6">开源日志</text:span>" -<text:s/><text:span text:style-name="T5">保存在</text:span><text:s/>[<text:span text:style-name="T5">工单系统</text:span>]<text:s/><text:span text:style-name="T5">中的关于</text:span><text:s/>[<text:span text:style-name="T5">基金会</text:span>]<text:s/><text:span text:style-name="T5">选择和接受开源代码决策、咨询和回复的记录。</text:span></text:p>
          </table:table-cell>
          <table:table-cell table:number-columns-repeated="16376"/>
        </table:table-row>
        <table:table-row table:style-name="ro2">
          <table:table-cell/>
          <table:table-cell office:value-type="float" office:value="2.5" table:style-name="ce17">
            <text:p>2.5</text:p>
          </table:table-cell>
          <table:table-cell office:value-type="string" table:style-name="ce23">
            <text:p>"<text:span text:style-name="T6">计划</text:span>" -<text:s/><text:span text:style-name="T5">组织内开源许可证合规活动所涉及的政策、流程和人员的集合。</text:span></text:p>
          </table:table-cell>
          <table:table-cell office:value-type="string" table:style-name="ce50">
            <text:p>TX</text:p>
          </table:table-cell>
          <table:table-cell table:number-columns-repeated="2" table:style-name="ce20"/>
          <table:table-cell office:value-type="string" table:style-name="ce23">
            <text:p>"<text:span text:style-name="T6">计划</text:span>" -<text:span text:style-name="T5">组织内开源许可证合规活动所涉及的政策、流程和人员的集合。</text:span></text:p>
          </table:table-cell>
          <table:table-cell office:value-type="string" table:style-name="ce21">
            <text:p>"<text:span text:style-name="T6">计划</text:span>" -<text:s/><text:span text:style-name="T5">组织内开源许可证合规活动所涉及的政策、流程和人员的集合。</text:span></text:p>
          </table:table-cell>
          <table:table-cell table:number-columns-repeated="16376"/>
        </table:table-row>
        <table:table-row table:style-name="ro17">
          <table:table-cell/>
          <table:table-cell office:value-type="float" office:value="2.6" table:style-name="ce17">
            <text:p>2.6</text:p>
          </table:table-cell>
          <table:table-cell office:value-type="string" table:style-name="ce23">
            <text:p>"<text:span text:style-name="T6">计划参与者</text:span>" -<text:s/><text:span text:style-name="T5">定义、负责或参与准备所交付软件的任何员工或合作方。</text:span></text:p>
            <text:p><text:span text:style-name="T5">在不同组织中，计划参与者可能包括（但不限于）软件开发者、发布工程师、质量工程师、产品营销人员和产品管理人员。</text:span></text:p>
          </table:table-cell>
          <table:table-cell office:value-type="string" table:style-name="ce50">
            <text:p>TX</text:p>
          </table:table-cell>
          <table:table-cell table:number-columns-repeated="2" table:style-name="ce20"/>
          <table:table-cell office:value-type="string" table:style-name="ce23">
            <text:p>"<text:span text:style-name="T6">计划参与者</text:span>" -<text:s/><text:span text:style-name="T5">定义、负责或参与准备所交付软件的任何员工或合作方。</text:span></text:p>
            <text:p><text:span text:style-name="T5">在不同组织中，计划参与者可能包括（但不限于）软件开发者、发布工程师、质量工程师、产品营销人员和产品管理人员。</text:span></text:p>
          </table:table-cell>
          <table:table-cell office:value-type="string" table:style-name="ce21">
            <text:p>"<text:span text:style-name="T6">计划参与者</text:span>" -<text:s/><text:span text:style-name="T5">定义、负责或参与准备所交付软件的任何员工或合作方。</text:span></text:p>
            <text:p><text:span text:style-name="T5">在不同组织中，计划参与者可能包括（但不限于）软件开发者、发布工程师、质量工程师、产品营销人员和产品管理人员。它不包括代码的外部贡献者，前提是所讨论的代码是根据本政策提交并选择合并的。</text:span></text:p>
          </table:table-cell>
          <table:table-cell table:number-columns-repeated="16376"/>
        </table:table-row>
        <table:table-row table:style-name="ro18">
          <table:table-cell/>
          <table:table-cell office:value-type="float" office:value="2.7" table:style-name="ce17">
            <text:p>2.7</text:p>
          </table:table-cell>
          <table:table-cell office:value-type="string" table:style-name="ce20">
            <text:p>“<text:span text:style-name="T2">SPDX</text:span>” - Linux<text:s/><text:span text:style-name="T5">基金会的</text:span><text:s/>SPDX<text:span text:style-name="T5">（</text:span>Software Package Data Exchange<text:span text:style-name="T5">）工作组创建的格式标准，用于交流特定软件包的材料清单，包括相关的许可证和著作权信息（见</text:span><text:s/>spdx.org<text:span text:style-name="T5">）。</text:span></text:p>
          </table:table-cell>
          <table:table-cell office:value-type="string" table:style-name="ce50">
            <text:p>TX</text:p>
          </table:table-cell>
          <table:table-cell table:number-columns-repeated="2" table:style-name="ce20"/>
          <table:table-cell office:value-type="string" table:style-name="ce20">
            <text:p>“<text:span text:style-name="T2">SPDX</text:span>” - Linux<text:s/><text:span text:style-name="T5">基金会的</text:span><text:s/>SPDX<text:span text:style-name="T5">（</text:span>Software Package Data Exchange<text:span text:style-name="T5">）工作组创建的格式标准，用于交流特定软件包的材料清单，包括相关的许可证和著作权信息（见</text:span><text:s/>spdx.org<text:span text:style-name="T5">）。</text:span></text:p>
          </table:table-cell>
          <table:table-cell office:value-type="string" table:style-name="ce20">
            <text:p>“<text:span text:style-name="T2">SPDX</text:span>” - Linux<text:s/><text:span text:style-name="T5">基金会的</text:span><text:s/>SPDX<text:span text:style-name="T5">（</text:span>Software Package Data Exchange<text:span text:style-name="T5">）工作组创建的格式标准，用于交流特定软件包的材料清单，包括相关的许可证和著作权信息（见</text:span><text:s/>spdx.org<text:span text:style-name="T5">）。</text:span></text:p>
          </table:table-cell>
          <table:table-cell table:number-columns-repeated="16376"/>
        </table:table-row>
        <table:table-row table:style-name="ro18">
          <table:table-cell/>
          <table:table-cell office:value-type="float" office:value="2.8" table:style-name="ce17">
            <text:p>2.8</text:p>
          </table:table-cell>
          <table:table-cell office:value-type="string" table:style-name="ce14">
            <text:p>"交付软件" - 组织分发给第三方（例如，其他组织或个人）的软件。</text:p>
          </table:table-cell>
          <table:table-cell office:value-type="string" table:style-name="ce50">
            <text:p>TX</text:p>
          </table:table-cell>
          <table:table-cell table:number-columns-repeated="2" table:style-name="ce20"/>
          <table:table-cell office:value-type="string" table:style-name="ce14">
            <text:p>"<text:span text:style-name="T6">交付软件</text:span>"-<text:s/><text:span text:style-name="T5">组织分发给第三方（例如，其他组织或个人）</text:span><text:span text:style-name="T1">[</text:span><text:span text:style-name="T5">或以其他方式提供给第三方的软件，例如通过</text:span><text:span text:style-name="T1"><text:s/>API<text:s/></text:span><text:span text:style-name="T5">或通过</text:span><text:span text:style-name="T1"><text:s/>Web<text:s/></text:span><text:span text:style-name="T5">界面</text:span><text:span text:style-name="T1">]</text:span></text:p>
          </table:table-cell>
          <table:table-cell office:value-type="string" table:style-name="ce21">
            <text:p>"<text:span text:style-name="T6">交付软件</text:span>"-<text:s/><text:span text:style-name="T5">组织分发给第三方（例如，其他组织或个人）的软件。</text:span></text:p>
          </table:table-cell>
          <table:table-cell table:number-columns-repeated="16376"/>
        </table:table-row>
        <table:table-row table:style-name="ro21">
          <table:table-cell/>
          <table:table-cell office:value-type="float" office:value="2.9" table:style-name="ce17">
            <text:p>2.9</text:p>
          </table:table-cell>
          <table:table-cell office:value-type="string" table:style-name="ce20">
            <text:p>“<text:span text:style-name="T6">核查材料</text:span><text:span text:style-name="T5">”</text:span><text:s/>-<text:s/><text:span text:style-name="T5">证明满足规范的给定要求的材料。</text:span></text:p>
            <text:p><text:span text:style-name="T5"/></text:p>
            <text:p>ISO<text:s/><text:span text:style-name="T5">和</text:span><text:s/>IEC<text:s/><text:span text:style-name="T5">在以下地址维护用于标准化的术语数据库：</text:span><text:s/></text:p>
            <text:p>— ISO<text:s/><text:span text:style-name="T5">在线浏览平台：可在</text:span><text:s/>https://www.iso.org/obp<text:s/></text:p>
            <text:p>— IEC Electropedia<text:span text:style-name="T5">：可在</text:span><text:s/>http://www.electropedia.org/</text:p>
          </table:table-cell>
          <table:table-cell office:value-type="string" table:style-name="ce50">
            <text:p>TX</text:p>
          </table:table-cell>
          <table:table-cell table:number-columns-repeated="2" table:style-name="ce20"/>
          <table:table-cell office:value-type="string" table:style-name="ce21">
            <text:p>"<text:span text:style-name="T6">核查材料</text:span>" -<text:s/><text:span text:style-name="T5">证明满足</text:span><text:s/>OpenChain<text:s/><text:span text:style-name="T5">规范</text:span><text:s/>v2.1<text:span text:style-name="T5">、</text:span>ISO/IEC 5230:2020<text:s/><text:span text:style-name="T5">的特定要求的材料。</text:span></text:p>
          </table:table-cell>
          <table:table-cell office:value-type="string" table:style-name="ce21">
            <text:p>"<text:span text:style-name="T6">核查材料</text:span>" -<text:s/><text:span text:style-name="T5">证明满足</text:span><text:s/>OpenChain<text:s/><text:span text:style-name="T5">规范</text:span><text:s/>v2.1<text:span text:style-name="T5">、</text:span>ISO/IEC 5230:2020<text:s/><text:span text:style-name="T5">的特定要求的材料。</text:span></text:p>
          </table:table-cell>
          <table:table-cell table:number-columns-repeated="16376"/>
        </table:table-row>
        <table:table-row table:style-name="ro11">
          <table:table-cell/>
          <table:table-cell office:value-type="float" office:value="3" table:style-name="ce17">
            <text:p>3</text:p>
          </table:table-cell>
          <table:table-cell office:value-type="string" table:style-name="ce13">
            <text:p>要求</text:p>
          </table:table-cell>
          <table:table-cell office:value-type="string" table:style-name="ce50">
            <text:p>H</text:p>
          </table:table-cell>
          <table:table-cell table:number-columns-repeated="2" table:style-name="ce20"/>
          <table:table-cell table:style-name="ce22"/>
          <table:table-cell table:style-name="ce16"/>
          <table:table-cell table:number-columns-repeated="16376"/>
        </table:table-row>
        <table:table-row table:style-name="ro11">
          <table:table-cell/>
          <table:table-cell office:value-type="float" office:value="3.1" table:style-name="ce17">
            <text:p>3.1</text:p>
          </table:table-cell>
          <table:table-cell office:value-type="string" table:style-name="ce13">
            <text:p>计划基础</text:p>
          </table:table-cell>
          <table:table-cell office:value-type="string" table:style-name="ce50">
            <text:p>H</text:p>
          </table:table-cell>
          <table:table-cell table:number-columns-repeated="2" table:style-name="ce20"/>
          <table:table-cell table:style-name="ce14"/>
          <table:table-cell table:style-name="ce16"/>
          <table:table-cell table:number-columns-repeated="16376"/>
        </table:table-row>
        <table:table-row table:style-name="ro11">
          <table:table-cell/>
          <table:table-cell office:value-type="string" table:style-name="ce17">
            <text:p>3.1.1</text:p>
          </table:table-cell>
          <table:table-cell office:value-type="string" table:style-name="ce13">
            <text:p>政策</text:p>
          </table:table-cell>
          <table:table-cell office:value-type="string" table:style-name="ce50">
            <text:p>H</text:p>
          </table:table-cell>
          <table:table-cell table:number-columns-repeated="2" table:style-name="ce20"/>
          <table:table-cell table:style-name="ce14"/>
          <table:table-cell table:style-name="ce16"/>
          <table:table-cell table:number-columns-repeated="16376"/>
        </table:table-row>
        <table:table-row table:style-name="ro13">
          <table:table-cell/>
          <table:table-cell office:value-type="string" table:style-name="ce17">
            <text:p>3.1.1.0</text:p>
          </table:table-cell>
          <table:table-cell office:value-type="string" table:style-name="ce75">
            <text:p>必须有一份书面的开源政策来治理交付软件的开源许可证合规。此政策必须在内部进行传达到位。</text:p>
          </table:table-cell>
          <table:table-cell office:value-type="string" table:style-name="ce50">
            <text:p>RQ</text:p>
          </table:table-cell>
          <table:table-cell table:number-columns-repeated="3" table:style-name="ce20"/>
          <table:table-cell table:style-name="ce24"/>
          <table:table-cell table:number-columns-repeated="16376"/>
        </table:table-row>
        <table:table-row table:style-name="ro20">
          <table:table-cell/>
          <table:table-cell office:value-type="string" table:style-name="ce17">
            <text:p>3.1.1.1</text:p>
          </table:table-cell>
          <table:table-cell office:value-type="string" table:style-name="ce75">
            <text:p>一份开源政策文档。</text:p>
          </table:table-cell>
          <table:table-cell office:value-type="string" table:style-name="ce50">
            <text:p>VM</text:p>
          </table:table-cell>
          <table:table-cell office:value-type="string" table:style-name="ce20">
            <text:p>1.a</text:p>
          </table:table-cell>
          <table:table-cell office:value-type="string" table:style-name="ce78">
            <text:p>您是否有管理交付软件开源许可合规的政策文档（例如，通过培训、内部 wiki 或其他实用的交流方法）？</text:p>
          </table:table-cell>
          <table:table-cell office:value-type="string" table:style-name="ce78">
            <text:p><text:span text:style-name="T5">我们的</text:span><text:span text:style-name="T6">开源</text:span><text:span text:style-name="T5">政策可以在</text:span><text:span text:style-name="T1"><text:s/>[</text:span><text:span text:style-name="T5">在</text:span><text:span text:style-name="T1"><text:s/>[</text:span><text:span text:style-name="T5">公司</text:span><text:span text:style-name="T1">]]<text:s/></text:span><text:span text:style-name="T5">内网的</text:span><text:span text:style-name="T1"><text:s/>[LINK]<text:s/></text:span><text:span text:style-name="T5">上找到。</text:span></text:p>
          </table:table-cell>
          <table:table-cell office:value-type="string" table:style-name="ce78">
            <text:p><text:span text:style-name="T5">我们的</text:span><text:span text:style-name="T6">开源</text:span><text:span text:style-name="T5">政策</text:span><text:span text:style-name="T1"><text:s/>[</text:span><text:span text:style-name="T5">可以在</text:span><text:span text:style-name="T1"><text:s/>[&lt;</text:span><text:span text:style-name="T5">插入</text:span><text:span text:style-name="T1"><text:s/>URL&gt;]<text:s/></text:span><text:span text:style-name="T5">上找到</text:span><text:span text:style-name="T1">] [</text:span><text:span text:style-name="T5">在</text:span><text:span text:style-name="T1"><text:s/>Github<text:s/></text:span><text:span text:style-name="T5">上公开可用</text:span><text:span text:style-name="T1">]</text:span><text:span text:style-name="T5">。</text:span></text:p>
          </table:table-cell>
          <table:table-cell table:number-columns-repeated="16376"/>
        </table:table-row>
        <table:table-row table:style-name="ro13">
          <table:table-cell/>
          <table:table-cell office:value-type="string" table:style-name="ce17">
            <text:p>3.1.1.2</text:p>
          </table:table-cell>
          <table:table-cell office:value-type="string" table:style-name="ce77">
            <text:p><text:span text:style-name="T5">一份操作文档，能让计划参与者知悉开源政策的存在（如通过培训、内部</text:span><text:span text:style-name="T1"><text:s/>wiki<text:s/></text:span><text:span text:style-name="T5">或其他可行的沟通方式）。</text:span></text:p>
          </table:table-cell>
          <table:table-cell office:value-type="string" table:style-name="ce50">
            <text:p>VM</text:p>
          </table:table-cell>
          <table:table-cell office:value-type="string" table:style-name="ce20">
            <text:p>1.b</text:p>
          </table:table-cell>
          <table:table-cell office:value-type="string" table:style-name="ce66">
            <text:p>您是否有操作文档让所有软件人员知悉开源政策的存在？</text:p>
          </table:table-cell>
          <table:table-cell office:value-type="string" table:style-name="ce78">
            <text:p><text:span text:style-name="T5">全部的</text:span><text:span text:style-name="T6">计划参与者</text:span><text:span text:style-name="T5">在入职过程中将被告知开源政策，以及相关的培训政策及其的位置。这将记录在</text:span><text:span text:style-name="T1">[</text:span><text:span text:style-name="T5">感应清单</text:span><text:span text:style-name="T1">|</text:span><text:span text:style-name="T5">人力资源系统</text:span><text:span text:style-name="T1">]</text:span><text:span text:style-name="T5">。</text:span></text:p>
          </table:table-cell>
          <table:table-cell office:value-type="string" table:style-name="ce78">
            <text:p><text:span text:style-name="T5">全部的</text:span><text:span text:style-name="T6">计划参与者</text:span><text:span text:style-name="T5">在入职过程中将被告知开源政策，以及相关的培训政策及其的位置。这将记录在</text:span><text:span text:style-name="T1">[</text:span><text:span text:style-name="T5">感应清单</text:span><text:span text:style-name="T1">]</text:span><text:span text:style-name="T5">上。</text:span></text:p>
          </table:table-cell>
          <table:table-cell table:number-columns-repeated="16376"/>
        </table:table-row>
        <table:table-row table:style-name="ro20">
          <table:table-cell/>
          <table:table-cell office:value-type="string" table:style-name="ce17">
            <text:p>3.1.1.R</text:p>
          </table:table-cell>
          <table:table-cell office:value-type="string" table:style-name="ce17">
            <text:p>确保采取措施创建、记录并让计划参与者了解开源政策的存在。尽管此处没有对政策中应包含的内容提供任何要求，但其他部分可能会对政策提出要求。</text:p>
          </table:table-cell>
          <table:table-cell office:value-type="string" table:style-name="ce50">
            <text:p>RT</text:p>
          </table:table-cell>
          <table:table-cell table:number-columns-repeated="3" table:style-name="ce20"/>
          <table:table-cell table:style-name="ce24"/>
          <table:table-cell table:number-columns-repeated="16376"/>
        </table:table-row>
        <table:table-row table:style-name="ro2">
          <table:table-cell/>
          <table:table-cell office:value-type="string" table:style-name="ce17">
            <text:p>3.1.2</text:p>
          </table:table-cell>
          <table:table-cell office:value-type="string" table:style-name="ce76">
            <text:p>能力</text:p>
          </table:table-cell>
          <table:table-cell office:value-type="string" table:style-name="ce50">
            <text:p>H</text:p>
          </table:table-cell>
          <table:table-cell table:number-columns-repeated="2" table:style-name="ce20"/>
          <table:table-cell table:style-name="ce14"/>
          <table:table-cell table:style-name="ce16"/>
          <table:table-cell table:number-columns-repeated="16376"/>
        </table:table-row>
        <table:table-row table:style-name="ro16">
          <table:table-cell/>
          <table:table-cell office:value-type="string" table:style-name="ce17">
            <text:p>3.1.2.0</text:p>
          </table:table-cell>
          <table:table-cell office:value-type="string" table:style-name="ce77">
            <text:p><text:span text:style-name="T5">该组织必须</text:span><text:span text:style-name="T1"/></text:p>
            <text:p><text:span text:style-name="T5">•识别哪些角色及其职责会影响到计划的作用和有效性；</text:span><text:span text:style-name="T1"/></text:p>
            <text:p><text:span text:style-name="T5">•确定计划参与者担任每个角色所必需的能力；</text:span><text:span text:style-name="T1"/></text:p>
            <text:p><text:span text:style-name="T5">•根据计划参与者的学历、所受培训和（或）经验来确保他们能胜任；</text:span><text:span text:style-name="T1"/></text:p>
            <text:p><text:span text:style-name="T5">•如果可行，采取行动来获得必要的能力；</text:span><text:span text:style-name="T1"/></text:p>
            <text:p><text:span text:style-name="T5">•保留适当的文档作为能力的证明。</text:span></text:p>
          </table:table-cell>
          <table:table-cell office:value-type="string" table:style-name="ce50">
            <text:p>RQ</text:p>
          </table:table-cell>
          <table:table-cell table:number-columns-repeated="3" table:style-name="ce20"/>
          <table:table-cell table:style-name="ce24"/>
          <table:table-cell table:number-columns-repeated="16376"/>
        </table:table-row>
        <table:table-row table:style-name="ro2">
          <table:table-cell/>
          <table:table-cell office:value-type="string" table:style-name="ce17">
            <text:p>3.1.2.1</text:p>
          </table:table-cell>
          <table:table-cell office:value-type="string" table:style-name="ce75">
            <text:p>一份记录计划中不同参与者及其对应职责的清单</text:p>
          </table:table-cell>
          <table:table-cell office:value-type="string" table:style-name="ce50">
            <text:p>VM</text:p>
          </table:table-cell>
          <table:table-cell office:value-type="string" table:style-name="ce20">
            <text:p>1.c</text:p>
          </table:table-cell>
          <table:table-cell office:value-type="string" table:style-name="ce66">
            <text:p>您是否明确了影响计划效果和作用的角色和相应职责？</text:p>
          </table:table-cell>
          <table:table-cell office:value-type="string" table:style-name="ce78">
            <text:p><text:span text:style-name="T5">您可以在</text:span><text:span text:style-name="T1"><text:s/>[</text:span><text:span text:style-name="T5">参见附录</text:span><text:span text:style-name="T1"><text:s/>1<text:s/></text:span><text:span text:style-name="T5">示例</text:span><text:span text:style-name="T1">]</text:span><text:span text:style-name="T5">找到</text:span><text:span text:style-name="T1"><text:s/>[</text:span><text:span text:style-name="T5">公司</text:span><text:span text:style-name="T1">]<text:s/></text:span><text:span text:style-name="T6">计划参与者</text:span><text:span text:style-name="T5">的角色列表和相应职责。</text:span></text:p>
          </table:table-cell>
          <table:table-cell office:value-type="string" table:style-name="ce21">
            <text:p>[<text:span text:style-name="T5">基金会</text:span>]<text:s/><text:span text:style-name="T6">计划参与者</text:span><text:span text:style-name="T5">的角色列表和相应职责可在</text:span>[<text:span text:style-name="T5">参见附录</text:span><text:s/>1<text:s/><text:span text:style-name="T5">示例</text:span>]<text:span text:style-name="T5">中找到。</text:span></text:p>
          </table:table-cell>
          <table:table-cell table:number-columns-repeated="16376"/>
        </table:table-row>
        <table:table-row table:style-name="ro2">
          <table:table-cell/>
          <table:table-cell office:value-type="string" table:style-name="ce17">
            <text:p>3.1.2.2</text:p>
          </table:table-cell>
          <table:table-cell office:value-type="string" table:style-name="ce75">
            <text:p>一份明确各角色能力的文档。</text:p>
          </table:table-cell>
          <table:table-cell office:value-type="string" table:style-name="ce50">
            <text:p>VM</text:p>
          </table:table-cell>
          <table:table-cell office:value-type="string" table:style-name="ce20">
            <text:p>1.d</text:p>
          </table:table-cell>
          <table:table-cell office:value-type="string" table:style-name="ce66">
            <text:p>您是否明确并记录了每个角色所需的能力？</text:p>
          </table:table-cell>
          <table:table-cell office:value-type="string" table:style-name="ce20">
            <text:p>您可以在 [参见附录 1 中的示例] 中找到 [公司] 的计划中每个角色的能力列表。</text:p>
          </table:table-cell>
          <table:table-cell office:value-type="string" table:style-name="ce21">
            <text:p>[基金会] 计划中每个角色的能力列表可在 [参见附录 1 示例] 中找到。</text:p>
          </table:table-cell>
          <table:table-cell table:number-columns-repeated="16376"/>
        </table:table-row>
        <table:table-row table:style-name="ro13">
          <table:table-cell/>
          <table:table-cell table:number-columns-repeated="2" table:style-name="ce17"/>
          <table:table-cell office:value-type="string" table:style-name="ce50">
            <text:p>TX</text:p>
          </table:table-cell>
          <table:table-cell table:number-columns-repeated="2" table:style-name="ce20"/>
          <table:table-cell office:value-type="string" table:style-name="ce78">
            <text:p><text:span text:style-name="T5">全部</text:span><text:span text:style-name="T6">计划参与者</text:span><text:span text:style-name="T5">必须接受涵盖其角色所需能力的培训，并至少接受基本培训。附录</text:span><text:span text:style-name="T1"><text:s/>5<text:s/></text:span><text:span text:style-name="T5">包含每个角色的培训要求的详细信息。</text:span></text:p>
          </table:table-cell>
          <table:table-cell office:value-type="string" table:style-name="ce78">
            <text:p><text:span text:style-name="T5">所有</text:span><text:span text:style-name="T1">[</text:span><text:span text:style-name="T5">基金会</text:span><text:span text:style-name="T1">]</text:span><text:span text:style-name="T6">计划参与者</text:span><text:span text:style-name="T5">必须接受涵盖其角色所需能力的培训，并至少接受基本培训。附录</text:span><text:span text:style-name="T1"><text:s/>5<text:s/></text:span><text:span text:style-name="T5">包含每个角色的培训要求的详细信息。</text:span></text:p>
          </table:table-cell>
          <table:table-cell table:number-columns-repeated="16376"/>
        </table:table-row>
        <table:table-row table:style-name="ro13">
          <table:table-cell/>
          <table:table-cell office:value-type="string" table:style-name="ce17">
            <text:p>3.1.2.3</text:p>
          </table:table-cell>
          <table:table-cell office:value-type="string" table:style-name="ce75">
            <text:p>每个计划参与者能力评定的书面证明。</text:p>
          </table:table-cell>
          <table:table-cell office:value-type="string" table:style-name="ce50">
            <text:p>VM</text:p>
          </table:table-cell>
          <table:table-cell office:value-type="string" table:style-name="ce20">
            <text:p>1.e</text:p>
          </table:table-cell>
          <table:table-cell office:value-type="string" table:style-name="ce66">
            <text:p>您是否保留了每个计划参与者的能力评定的证据？</text:p>
          </table:table-cell>
          <table:table-cell office:value-type="string" table:style-name="ce78">
            <text:p><text:span text:style-name="T5">将对每一个</text:span><text:span text:style-name="T6">计划参与者</text:span><text:span text:style-name="T5">进行评定，评定记录将在</text:span><text:span text:style-name="T1">[[</text:span><text:span text:style-name="T5">公司</text:span><text:span text:style-name="T1">]</text:span><text:span text:style-name="T5">学习管理系统中</text:span><text:span text:style-name="T1">][</text:span><text:span text:style-name="T5">将由人力资源部门保存</text:span><text:span text:style-name="T1">]</text:span><text:span text:style-name="T5">并保留</text:span><text:span text:style-name="T1">[</text:span><text:span text:style-name="T5">至少</text:span><text:span text:style-name="T1"><text:s/>6<text:s/></text:span><text:span text:style-name="T5">年</text:span><text:span text:style-name="T1">]</text:span><text:span text:style-name="T5">。</text:span></text:p>
          </table:table-cell>
          <table:table-cell office:value-type="string" table:style-name="ce78">
            <text:p><text:span text:style-name="T5">将对每一个</text:span><text:span text:style-name="T6">计划参与者</text:span><text:span text:style-name="T5">进行评定，评定记录将由</text:span><text:span text:style-name="T1"><text:s/>[</text:span><text:span text:style-name="T5">基金会</text:span><text:span text:style-name="T1">]<text:s/></text:span><text:span text:style-name="T5">保留</text:span><text:span text:style-name="T1"><text:s/>[</text:span><text:span text:style-name="T5">至少</text:span><text:span text:style-name="T1"><text:s/>6<text:s/></text:span><text:span text:style-name="T5">年</text:span><text:span text:style-name="T1">]</text:span><text:span text:style-name="T5">。</text:span></text:p>
          </table:table-cell>
          <table:table-cell table:number-columns-repeated="16376"/>
        </table:table-row>
        <table:table-row table:style-name="ro2">
          <table:table-cell/>
          <table:table-cell office:value-type="string" table:style-name="ce17">
            <text:p>3.1.2.R</text:p>
          </table:table-cell>
          <table:table-cell office:value-type="string" table:style-name="ce75">
            <text:p>确保计划参与者具备足够的能力来胜任各自的角色和职责。</text:p>
          </table:table-cell>
          <table:table-cell office:value-type="string" table:style-name="ce50">
            <text:p>RT</text:p>
          </table:table-cell>
          <table:table-cell table:number-columns-repeated="3" table:style-name="ce20"/>
          <table:table-cell table:style-name="ce24"/>
          <table:table-cell table:number-columns-repeated="16376" table:style-name="ce1"/>
        </table:table-row>
        <table:table-row table:style-name="ro2">
          <table:table-cell/>
          <table:table-cell office:value-type="string" table:style-name="ce17">
            <text:p>3.1.3</text:p>
          </table:table-cell>
          <table:table-cell office:value-type="string" table:style-name="ce76">
            <text:p>认知</text:p>
          </table:table-cell>
          <table:table-cell office:value-type="string" table:style-name="ce50">
            <text:p>H</text:p>
          </table:table-cell>
          <table:table-cell table:number-columns-repeated="3" table:style-name="ce20"/>
          <table:table-cell table:style-name="ce24"/>
          <table:table-cell table:number-columns-repeated="16376" table:style-name="ce1"/>
        </table:table-row>
        <table:table-row table:style-name="ro22">
          <table:table-cell/>
          <table:table-cell office:value-type="string" table:style-name="ce17">
            <text:p>3.1.3.0</text:p>
          </table:table-cell>
          <table:table-cell office:value-type="string" table:style-name="ce77">
            <text:p><text:span text:style-name="T5">该组织必须确保计划参与者了解：</text:span><text:span text:style-name="T1"/></text:p>
            <text:p><text:span text:style-name="T5">•开源政策；</text:span><text:span text:style-name="T1"/></text:p>
            <text:p><text:span text:style-name="T5">•相关开源目标；</text:span><text:span text:style-name="T1"/></text:p>
            <text:p><text:span text:style-name="T5">•他们对计划有效性的作用；</text:span></text:p>
            <text:p><text:span text:style-name="T5">•及未能遵守计划要求的潜在影响。</text:span></text:p>
          </table:table-cell>
          <table:table-cell office:value-type="string" table:style-name="ce50">
            <text:p>RQ</text:p>
          </table:table-cell>
          <table:table-cell office:value-type="string" table:style-name="ce20">
            <text:p>1.f</text:p>
          </table:table-cell>
          <table:table-cell office:value-type="string" table:style-name="ce78">
            <text:p><text:span text:style-name="T5">您是否能举证您的员工了解以下主题？</text:span><text:span text:style-name="T1"><text:s/></text:span></text:p>
            <text:p><text:span text:style-name="T1">1.fi -<text:s/></text:span><text:span text:style-name="T5">开源政策以及在哪里可以找到它；</text:span><text:span text:style-name="T1"><text:s/></text:span></text:p>
            <text:p><text:span text:style-name="T1">1.f.ii -<text:s/></text:span><text:span text:style-name="T5">相关的开源目标；</text:span><text:span text:style-name="T1"><text:s/></text:span></text:p>
            <text:p><text:span text:style-name="T1">1.f.iii -<text:s/></text:span><text:span text:style-name="T5">为确保该计划的有效性而预期的贡献；</text:span><text:span text:style-name="T1"><text:s/></text:span></text:p>
            <text:p><text:span text:style-name="T1">1.f.iv -<text:s/></text:span><text:span text:style-name="T5">未能遵守计划要求的后果。</text:span></text:p>
          </table:table-cell>
          <table:table-cell office:value-type="string" table:style-name="ce23">
            <text:p><text:s/>•<text:s/><text:span text:style-name="T5">我们的</text:span><text:span text:style-name="T6">开源政策</text:span><text:span text:style-name="T5">副本可在</text:span><text:s/>[<text:span text:style-name="T5">插入链接</text:span>]<text:s/><text:span text:style-name="T5">中找到。</text:span><text:s/></text:p>
            <text:p>•<text:s/><text:span text:style-name="T5">在本政策的介绍中列出了我们的</text:span><text:span text:style-name="T6">开源</text:span><text:span text:style-name="T5">目标。</text:span><text:s/></text:p>
            <text:p>•<text:s/><text:span text:style-name="T5">通过了解本政策背后的理由和内容，您为</text:span><text:span text:style-name="T6">计划</text:span><text:span text:style-name="T5">的有效性做出了贡献。这包括让自己与我们的业务实践保持同步，并与当前的软件开发实践和技术保持同步。您可以通过关注</text:span><text:s/>[<text:span text:style-name="T5">插入来源</text:span>]<text:s/><text:span text:style-name="T5">等新闻来源、参与</text:span><text:s/>[<text:span text:style-name="T5">列表论坛、邮件列表</text:span>]<text:s/><text:span text:style-name="T5">和开展培训活动来做到这一点。如果您对本政策或我们和</text:span><text:span text:style-name="T6">开源</text:span><text:span text:style-name="T5">相关的做法和计划有任何疑问，请随时联系</text:span>[<text:span text:style-name="T6">开源合规主管</text:span><text:s/><text:span text:style-name="T5">见附录</text:span><text:s/>1]<text:span text:style-name="T5">。</text:span><text:s/></text:p>
            <text:p>• [<text:span text:style-name="T5">公司</text:span>]<text:s/><text:span text:style-name="T5">遵守此政策很重要。不这样做可能会导致：</text:span><text:s/></text:p>
            <text:p>•<text:s/><text:span text:style-name="T5">我们使用的代码中的版权或其他知识产权持有人提出法律索赔；</text:span><text:s/></text:p>
            <text:p>•<text:s/><text:span text:style-name="T5">我们客户的索赔；</text:span></text:p>
            <text:p>• [<text:span text:style-name="T5">公司</text:span>]<text:s/><text:span text:style-name="T5">专有代码的无意发布；</text:span><text:s/></text:p>
            <text:p>• [<text:span text:style-name="T5">公司</text:span>]<text:s/><text:span text:style-name="T5">违反监管义务可能导致罚款；</text:span><text:s/></text:p>
            <text:p>•<text:s/><text:span text:style-name="T5">名誉损失；</text:span><text:s/></text:p>
            <text:p>•<text:s/><text:span text:style-name="T5">收入损失；</text:span><text:s/></text:p>
            <text:p>•<text:s/><text:span text:style-name="T5">违反与供应商和客户的合同。</text:span></text:p>
            <text:p><text:span text:style-name="T5">出于这个原因，我们严肃对待违反本政策的行为，任何违反本政策的个人都可能会发现自己受到</text:span><text:s/>[<text:span text:style-name="T5">公司</text:span>]<text:s/><text:span text:style-name="T5">的纪律处分流程的约束。</text:span></text:p>
          </table:table-cell>
          <table:table-cell office:value-type="string" table:style-name="ce21">
            <text:p>•<text:s/><text:span text:style-name="T5">这个</text:span><text:span text:style-name="T6">开源</text:span><text:span text:style-name="T5">政策在</text:span><text:s/>[<text:span text:style-name="T5">插入链接</text:span>]<text:s/><text:span text:style-name="T5">上可获取，并将一直有效。</text:span><text:s/></text:p>
            <text:p>•<text:s/><text:span text:style-name="T5">在本政策的介绍中列出了我们的</text:span><text:span text:style-name="T6">开源</text:span><text:span text:style-name="T5">目标。</text:span><text:s/></text:p>
            <text:p>•<text:s/><text:span text:style-name="T5">通过了解本政策背后的理由和内容，您为</text:span><text:span text:style-name="T6">计划</text:span><text:span text:style-name="T5">的有效性做出了贡献。这包括让自己了解我们的活动和实践，以及了解当前的软件开发实践和技术。您可以通过关注</text:span><text:s/>[<text:span text:style-name="T5">插入来源</text:span>]<text:s/><text:span text:style-name="T5">等新闻来源、参与</text:span><text:s/>[<text:span text:style-name="T5">列表论坛、邮件列表</text:span>]<text:s/><text:span text:style-name="T5">和开展培训活动来做到这一点。如果您对本政策或我们和</text:span><text:span text:style-name="T6">开源</text:span><text:span text:style-name="T5">相关的做法和计划有任何疑问，请随时联系</text:span>[<text:span text:style-name="T6">开源合规主管</text:span><text:s/><text:span text:style-name="T5">见附录</text:span><text:s/>1]<text:span text:style-name="T5">。</text:span><text:s/></text:p>
            <text:p>•[<text:span text:style-name="T5">基金会</text:span>]<text:s/><text:span text:style-name="T5">必须遵守此政策，这一点很重要。不这样做可能会导致：</text:span><text:s/></text:p>
            <text:p>•<text:s/><text:span text:style-name="T5">我们使用的代码中的版权或其他知识产权持有人提出法律索赔；</text:span><text:s/></text:p>
            <text:p>•<text:s/><text:span text:style-name="T5">我们代码的接收者提出的索赔；</text:span><text:s/></text:p>
            <text:p>•<text:s/><text:span text:style-name="T5">无意中发布了我们不允许发布的代码；</text:span><text:s/></text:p>
            <text:p>• [<text:span text:style-name="T5">基金会</text:span>]<text:s/><text:span text:style-name="T5">违反监管义务可能导致罚款；</text:span><text:s/></text:p>
            <text:p>•<text:s/><text:span text:style-name="T5">名誉损失；</text:span><text:s/></text:p>
            <text:p>•<text:s/><text:span text:style-name="T5">资金损失；</text:span><text:s/></text:p>
            <text:p>•<text:s/><text:span text:style-name="T5">违反合约。</text:span></text:p>
            <text:p><text:span text:style-name="T5">因此，我们会严肃对待违反本政策的行为，任何违反本政策的个人都可能会受到纪律处分。</text:span></text:p>
          </table:table-cell>
          <table:table-cell table:number-columns-repeated="16376" table:style-name="ce1"/>
        </table:table-row>
        <table:table-row table:style-name="ro17">
          <table:table-cell/>
          <table:table-cell office:value-type="string" table:style-name="ce17">
            <text:p>3.1.3.1</text:p>
          </table:table-cell>
          <table:table-cell office:value-type="string" table:style-name="ce75">
            <text:p>计划参与者认知评定的书面证明——应包括计划目标，个人在计划中所起作用，及未能遵从计划的潜在影响。</text:p>
          </table:table-cell>
          <table:table-cell office:value-type="string" table:style-name="ce50">
            <text:p>VM</text:p>
          </table:table-cell>
          <table:table-cell table:number-columns-repeated="2" table:style-name="ce20"/>
          <table:table-cell office:value-type="string" table:style-name="ce20">
            <text:p><text:s/>[<text:span text:style-name="T5">公司</text:span>]<text:s/><text:span text:style-name="T5">培训和评估计划将涵盖您参与其中的</text:span><text:span text:style-name="T6">计划</text:span><text:span text:style-name="T5">的目标，在</text:span><text:span text:style-name="T6">计划</text:span><text:span text:style-name="T5">中您的角色，以及不遵从项对公司和个人的影响。您的评定证明将</text:span>[<text:span text:style-name="T5">包含在</text:span>[<text:span text:style-name="T5">公司</text:span>]<text:span text:style-name="T5">学习管理系统中</text:span>][<text:span text:style-name="T5">由人力资源部门维护</text:span>]<text:span text:style-name="T5">。</text:span></text:p>
          </table:table-cell>
          <table:table-cell office:value-type="string" table:style-name="ce21">
            <text:p><text:s/>[<text:span text:style-name="T5">基金会</text:span>]<text:span text:style-name="T5">的培训和评估计划将涵盖您参与其中的</text:span><text:span text:style-name="T6">计划</text:span><text:span text:style-name="T5">的目标，在</text:span><text:span text:style-name="T6">计划</text:span><text:span text:style-name="T5">中您的角色，以及不遵从项对</text:span>[<text:span text:style-name="T5">基金会</text:span>]<text:span text:style-name="T5">和个人的影响。</text:span><text:s/>[<text:span text:style-name="T5">基金会</text:span>]<text:s/><text:span text:style-name="T5">将保留您的评定证明</text:span>[<text:span text:style-name="T5">根据</text:span><text:s/>[<text:span text:style-name="T5">基金会</text:span>]<text:s/><text:span text:style-name="T5">的人力资源数据保留</text:span>/<text:span text:style-name="T5">销毁政策</text:span>]<text:span text:style-name="T5">。</text:span></text:p>
          </table:table-cell>
          <table:table-cell table:number-columns-repeated="16376" table:style-name="ce1"/>
        </table:table-row>
        <table:table-row table:style-name="ro11">
          <table:table-cell/>
          <table:table-cell office:value-type="string" table:style-name="ce17">
            <text:p>3.1.3.R</text:p>
          </table:table-cell>
          <table:table-cell office:value-type="string" table:style-name="ce17">
            <text:p>确保计划参与者对他们各自在计划中的角色和责任有足够的认识。</text:p>
          </table:table-cell>
          <table:table-cell office:value-type="string" table:style-name="ce50">
            <text:p>RT</text:p>
          </table:table-cell>
          <table:table-cell table:number-columns-repeated="3" table:style-name="ce20"/>
          <table:table-cell table:style-name="ce24"/>
          <table:table-cell table:number-columns-repeated="16376" table:style-name="ce1"/>
        </table:table-row>
        <table:table-row table:style-name="ro2">
          <table:table-cell/>
          <table:table-cell office:value-type="string" table:style-name="ce17">
            <text:p>3.1.4</text:p>
          </table:table-cell>
          <table:table-cell office:value-type="string" table:style-name="ce76">
            <text:p>计划范围</text:p>
          </table:table-cell>
          <table:table-cell office:value-type="string" table:style-name="ce50">
            <text:p>H</text:p>
          </table:table-cell>
          <table:table-cell table:number-columns-repeated="3" table:style-name="ce20"/>
          <table:table-cell table:style-name="ce24"/>
          <table:table-cell table:number-columns-repeated="16376" table:style-name="ce1"/>
        </table:table-row>
        <table:table-row table:style-name="ro21">
          <table:table-cell/>
          <table:table-cell office:value-type="string" table:style-name="ce17">
            <text:p>3.1.4.0</text:p>
          </table:table-cell>
          <table:table-cell office:value-type="string" table:style-name="ce75">
            <text:p>不同的计划治理的范围可能有所不同。例如，一个计划可以治理单个产品线、整个部门或整个组织。每个计划需要明确指定其范围。</text:p>
          </table:table-cell>
          <table:table-cell office:value-type="string" table:style-name="ce50">
            <text:p>RQ</text:p>
          </table:table-cell>
          <table:table-cell office:value-type="string" table:style-name="ce20">
            <text:p>1.g</text:p>
          </table:table-cell>
          <table:table-cell office:value-type="string" table:style-name="ce66">
            <text:p>您是否有确定计划范围的流程？</text:p>
          </table:table-cell>
          <table:table-cell office:value-type="string" table:style-name="ce78">
            <text:p><text:span text:style-name="T5">开源合规主管将在</text:span><text:span text:style-name="T1"><text:s/>[</text:span><text:span text:style-name="T5">公司</text:span><text:span text:style-name="T1">]<text:s/></text:span><text:span text:style-name="T5">内的任何新项目启动时考虑该项目是否也应包含在计划范围内，如果是，则应通过开源合规委员会成员向董事会成员提出该提案，如果提案获得通过，必要时将相应修改计划的范围以及本政策。开源合规负责人也可以在他们认为合适的任何时候按照相同的流程启动对计划范围的审核。</text:span></text:p>
          </table:table-cell>
          <table:table-cell office:value-type="string" table:style-name="ce78">
            <text:p><text:span text:style-name="T5">开源合规主管将在</text:span><text:span text:style-name="T1"><text:s/>[</text:span><text:span text:style-name="T5">基金会</text:span><text:span text:style-name="T1">]<text:s/></text:span><text:span text:style-name="T5">内的任何新项目启动时考虑该项目是否也应包含在计划范围内，如果是，则应通过开源合规委员会成员向董事会成员提出该提案，如果提案获得通过，必要时将相应修改计划的范围以及本政策。开源合规负责人也可以在他们认为合适的任何时候按照相同的流程启动对计划范围的审核。</text:span></text:p>
          </table:table-cell>
          <table:table-cell table:number-columns-repeated="16376" table:style-name="ce1"/>
        </table:table-row>
        <table:table-row table:style-name="ro18">
          <table:table-cell/>
          <table:table-cell office:value-type="string" table:style-name="ce17">
            <text:p>3.1.4.1</text:p>
          </table:table-cell>
          <table:table-cell office:value-type="string" table:style-name="ce75">
            <text:p>一份明确定义计划范围和限制的书面声明。</text:p>
          </table:table-cell>
          <table:table-cell office:value-type="string" table:style-name="ce50">
            <text:p>VM</text:p>
          </table:table-cell>
          <table:table-cell office:value-type="string" table:style-name="ce20">
            <text:p>1.h</text:p>
          </table:table-cell>
          <table:table-cell office:value-type="string" table:style-name="ce20">
            <text:p>您是否有明确定义本计划范围和限制的书面声明？</text:p>
          </table:table-cell>
          <table:table-cell office:value-type="string" table:style-name="ce78">
            <text:p><text:span text:style-name="T5">本</text:span><text:span text:style-name="T6">开源</text:span><text:span text:style-name="T5">政策涵盖</text:span><text:span text:style-name="T1">[</text:span><text:span text:style-name="T5">公司在外部提供或发布的所有产品</text:span><text:span text:style-name="T1">]</text:span><text:span text:style-name="T5">。</text:span><text:span text:style-name="T1"><text:s/>[</text:span><text:span text:style-name="T5">未来，公司可能会确定不同的产品和项目属于不同的</text:span><text:span text:style-name="T6">计划</text:span><text:span text:style-name="T5">，并且每个</text:span><text:span text:style-name="T6">计划</text:span><text:span text:style-name="T5">可能有不同的范围</text:span><text:span text:style-name="T1">]</text:span><text:span text:style-name="T5">。</text:span></text:p>
          </table:table-cell>
          <table:table-cell office:value-type="string" table:style-name="ce78">
            <text:p><text:span text:style-name="T5">本</text:span><text:span text:style-name="T6">开源</text:span><text:span text:style-name="T5">政策涵盖在</text:span><text:span text:style-name="T1"><text:s/>[</text:span><text:span text:style-name="T5">基金会</text:span><text:span text:style-name="T1">]<text:s/></text:span><text:span text:style-name="T5">计划下开发的项目。</text:span><text:span text:style-name="T1"><text:s/>[</text:span><text:span text:style-name="T5">未来，</text:span><text:span text:style-name="T1">[</text:span><text:span text:style-name="T5">基金会</text:span><text:span text:style-name="T1">]</text:span><text:span text:style-name="T5">可能会确定不同的产品和项目属于不同的</text:span><text:span text:style-name="T6">计划</text:span><text:span text:style-name="T1">,</text:span><text:span text:style-name="T5">并且每个</text:span><text:span text:style-name="T6">计划</text:span><text:span text:style-name="T5">可能有不同的范围。</text:span><text:span text:style-name="T1">]</text:span></text:p>
          </table:table-cell>
          <table:table-cell table:style-name="ce25"/>
          <table:table-cell table:number-columns-repeated="16375"/>
        </table:table-row>
        <table:table-row table:style-name="ro13">
          <table:table-cell/>
          <table:table-cell office:value-type="string" table:style-name="ce17">
            <text:p>3.1.4.R</text:p>
          </table:table-cell>
          <table:table-cell office:value-type="string" table:style-name="ce75">
            <text:p>能灵活构建最适合组织需求范围的计划。有些组织可以选择为某个特定的产品线实施一个计划，但也有些组织可以用同一个计划治理整个组织的交付软件。</text:p>
          </table:table-cell>
          <table:table-cell office:value-type="string" table:style-name="ce50">
            <text:p>RT</text:p>
          </table:table-cell>
          <table:table-cell table:number-columns-repeated="3" table:style-name="ce20"/>
          <table:table-cell table:style-name="ce24"/>
          <table:table-cell table:style-name="ce25"/>
          <table:table-cell table:number-columns-repeated="16375"/>
        </table:table-row>
        <table:table-row table:style-name="ro2">
          <table:table-cell/>
          <table:table-cell office:value-type="string" table:style-name="ce17">
            <text:p>3.1.5</text:p>
          </table:table-cell>
          <table:table-cell office:value-type="string" table:style-name="ce76">
            <text:p>许可证义务</text:p>
          </table:table-cell>
          <table:table-cell office:value-type="string" table:style-name="ce50">
            <text:p>H</text:p>
          </table:table-cell>
          <table:table-cell table:number-columns-repeated="3" table:style-name="ce20"/>
          <table:table-cell table:style-name="ce24"/>
          <table:table-cell table:number-columns-repeated="16376" table:style-name="ce1"/>
        </table:table-row>
        <table:table-row table:style-name="ro13">
          <table:table-cell/>
          <table:table-cell office:value-type="string" table:style-name="ce17">
            <text:p>3.1.5.0</text:p>
          </table:table-cell>
          <table:table-cell office:value-type="string" table:style-name="ce75">
            <text:p>必须有流程来审核已识别的许可证，以确定每个许可证授予的义务、限制和权利。</text:p>
          </table:table-cell>
          <table:table-cell office:value-type="string" table:style-name="ce50">
            <text:p>RQ</text:p>
          </table:table-cell>
          <table:table-cell office:value-type="string" table:style-name="ce20">
            <text:p>1.i</text:p>
          </table:table-cell>
          <table:table-cell office:value-type="string" table:style-name="ce20">
            <text:p>您是否有审核开源许可义务、限制和权利的流程？</text:p>
          </table:table-cell>
          <table:table-cell table:style-name="ce20"/>
          <table:table-cell table:style-name="ce24"/>
          <table:table-cell table:number-columns-repeated="16376" table:style-name="ce1"/>
        </table:table-row>
        <table:table-row table:style-name="ro23">
          <table:table-cell/>
          <table:table-cell office:value-type="string" table:style-name="ce17">
            <text:p>3.1.5.1</text:p>
          </table:table-cell>
          <table:table-cell office:value-type="string" table:style-name="ce75">
            <text:p>一份操作文档，用于审核和记录每个已识别许可证授予的义务、限制和权利。</text:p>
          </table:table-cell>
          <table:table-cell office:value-type="string" table:style-name="ce50">
            <text:p>VM</text:p>
          </table:table-cell>
          <table:table-cell office:value-type="string" table:style-name="ce20">
            <text:p>1.j</text:p>
          </table:table-cell>
          <table:table-cell office:value-type="string" table:style-name="ce66">
            <text:p>您是否有操作文档来审核和记录义务、限制和权利？</text:p>
          </table:table-cell>
          <table:table-cell office:value-type="string" table:style-name="ce78">
            <text:p><text:span text:style-name="T5">我们审核和记录每个已识别的许可证授予的义务、限制和权利的过程如下：</text:span></text:p>
            <text:p><text:span text:style-name="T1"><text:s/>• [</text:span><text:span text:style-name="T6">开源合规主管</text:span><text:span text:style-name="T1">]</text:span><text:span text:style-name="T5">根据</text:span><text:span text:style-name="T1">[</text:span><text:span text:style-name="T5">附录</text:span><text:span text:style-name="T1">2]</text:span><text:span text:style-name="T5">中规定的标准对许可证进行初步评估。</text:span><text:span text:style-name="T1"><text:s/></text:span></text:p>
            <text:p><text:span text:style-name="T1">•<text:s/></text:span><text:span text:style-name="T5">如有任何疑问，</text:span><text:span text:style-name="T1">[</text:span><text:span text:style-name="T6">开源合规主管</text:span><text:span text:style-name="T1"><text:s/>]</text:span><text:span text:style-name="T5">将问题提交给</text:span><text:span text:style-name="T1">[</text:span><text:span text:style-name="T5">外部法律顾问</text:span><text:span text:style-name="T1">][</text:span><text:span text:style-name="T5">其详细信息在附录</text:span><text:span text:style-name="T1"><text:s/>1<text:s/></text:span><text:span text:style-name="T5">中</text:span><text:span text:style-name="T1">]</text:span><text:span text:style-name="T5">。</text:span></text:p>
            <text:p><text:span text:style-name="T1"><text:s/>•<text:s/></text:span><text:span text:style-name="T5">任何决定的结果和相关的理由（无论是内部的还是外部的）都记录在开源日志里</text:span><text:span text:style-name="T1">.</text:span></text:p>
          </table:table-cell>
          <table:table-cell office:value-type="string" table:style-name="ce78">
            <text:p><text:span text:style-name="T5">我们审核和记录每个已识别的许可证授予的义务、限制和权利的过程如下：</text:span></text:p>
            <text:p><text:span text:style-name="T1"><text:s/>• [</text:span><text:span text:style-name="T6">开源合规主管</text:span><text:span text:style-name="T1">]</text:span><text:span text:style-name="T5">根据</text:span><text:span text:style-name="T1">[</text:span><text:span text:style-name="T5">附录</text:span><text:span text:style-name="T1">2]</text:span><text:span text:style-name="T5">中规定的标准对许可证进行初步评估。</text:span><text:span text:style-name="T1"><text:s/></text:span></text:p>
            <text:p><text:span text:style-name="T1">•<text:s/></text:span><text:span text:style-name="T5">如有任何疑问，</text:span><text:span text:style-name="T1">[</text:span><text:span text:style-name="T6">开源合规主管</text:span><text:span text:style-name="T1"><text:s/>]</text:span><text:span text:style-name="T5">将问题提交给</text:span><text:span text:style-name="T1">[</text:span><text:span text:style-name="T5">外部法律顾问</text:span><text:span text:style-name="T1">][</text:span><text:span text:style-name="T5">其详细信息在附录</text:span><text:span text:style-name="T1"><text:s/>1<text:s/></text:span><text:span text:style-name="T5">中</text:span><text:span text:style-name="T1">]</text:span><text:span text:style-name="T5">。</text:span></text:p>
            <text:p><text:span text:style-name="T1"><text:s/>•<text:s/></text:span><text:span text:style-name="T5">任何决定的结果和相关的理由（无论是内部的还是外部的）都记录在开源日志里</text:span><text:span text:style-name="T1">.</text:span></text:p>
          </table:table-cell>
          <table:table-cell table:number-columns-repeated="16376" table:style-name="ce1"/>
        </table:table-row>
        <table:table-row table:style-name="ro13">
          <table:table-cell/>
          <table:table-cell office:value-type="string" table:style-name="ce26">
            <text:p>3.1.5.R</text:p>
          </table:table-cell>
          <table:table-cell office:value-type="string" table:style-name="ce77">
            <text:p><text:span text:style-name="T5">确保组织在可能遇到的各种应用场景中，有流程来审核和识别每个已识别许可证带来的义务（见</text:span><text:span text:style-name="T1">§3.3.2</text:span><text:span text:style-name="T5">定义）。</text:span></text:p>
          </table:table-cell>
          <table:table-cell office:value-type="string" table:style-name="ce50">
            <text:p>RT</text:p>
          </table:table-cell>
          <table:table-cell table:number-columns-repeated="3" table:style-name="ce20"/>
          <table:table-cell table:style-name="ce24"/>
          <table:table-cell table:number-columns-repeated="16376" table:style-name="ce1"/>
        </table:table-row>
        <table:table-row table:style-name="ro2">
          <table:table-cell/>
          <table:table-cell office:value-type="float" office:value="3.2" table:style-name="ce17">
            <text:p>3.2</text:p>
          </table:table-cell>
          <table:table-cell office:value-type="string" table:style-name="ce76">
            <text:p>定义并支持相关任务</text:p>
          </table:table-cell>
          <table:table-cell office:value-type="string" table:style-name="ce50">
            <text:p>H</text:p>
          </table:table-cell>
          <table:table-cell table:number-columns-repeated="2" table:style-name="ce20"/>
          <table:table-cell table:style-name="ce14"/>
          <table:table-cell table:style-name="ce24"/>
          <table:table-cell table:number-columns-repeated="16376" table:style-name="ce1"/>
        </table:table-row>
        <table:table-row table:style-name="ro2">
          <table:table-cell/>
          <table:table-cell office:value-type="string" table:style-name="ce17">
            <text:p>3.2.1</text:p>
          </table:table-cell>
          <table:table-cell office:value-type="string" table:style-name="ce76">
            <text:p>联络通道</text:p>
          </table:table-cell>
          <table:table-cell office:value-type="string" table:style-name="ce50">
            <text:p>H</text:p>
          </table:table-cell>
          <table:table-cell table:number-columns-repeated="2" table:style-name="ce20"/>
          <table:table-cell table:style-name="ce14"/>
          <table:table-cell table:style-name="ce24"/>
          <table:table-cell table:number-columns-repeated="16376" table:style-name="ce1"/>
        </table:table-row>
        <table:table-row table:style-name="ro13">
          <table:table-cell/>
          <table:table-cell office:value-type="string" table:style-name="ce17">
            <text:p>3.2.1.0</text:p>
          </table:table-cell>
          <table:table-cell office:value-type="string" table:style-name="ce75">
            <text:p>维护一个能有效回应外部开源咨询的流程。公开指定一种方式让第三方能进行开源合规咨询。</text:p>
          </table:table-cell>
          <table:table-cell office:value-type="string" table:style-name="ce50">
            <text:p>RQ</text:p>
          </table:table-cell>
          <table:table-cell office:value-type="string" table:style-name="ce20">
            <text:p>2.a</text:p>
          </table:table-cell>
          <table:table-cell office:value-type="string" table:style-name="ce66">
            <text:p>您是否指定了负责接收外部开源合规咨询的个人（“开源联络员”）？</text:p>
          </table:table-cell>
          <table:table-cell table:style-name="ce27"/>
          <table:table-cell table:style-name="ce24"/>
          <table:table-cell table:number-columns-repeated="16376" table:style-name="ce1"/>
        </table:table-row>
        <table:table-row table:style-name="ro13">
          <table:table-cell/>
          <table:table-cell office:value-type="string" table:style-name="ce17">
            <text:p>3.2.1.1</text:p>
          </table:table-cell>
          <table:table-cell office:value-type="string" table:style-name="ce77">
            <text:p><text:span text:style-name="T5">有公开可见的方式能让任何第三方进行开源许可证合规咨询（例如公开的电子邮件地址，或</text:span><text:span text:style-name="T1"><text:s/>Linux<text:s/></text:span><text:span text:style-name="T5">基金会的开源合规名录）。</text:span></text:p>
          </table:table-cell>
          <table:table-cell office:value-type="string" table:style-name="ce50">
            <text:p>VM</text:p>
          </table:table-cell>
          <table:table-cell office:value-type="string" table:style-name="ce20">
            <text:p>2.b</text:p>
          </table:table-cell>
          <table:table-cell office:value-type="string" table:style-name="ce78">
            <text:p><text:span text:style-name="T5">开源联络功能是否公开（例如通过电子邮件地址和</text:span><text:span text:style-name="T1">/</text:span><text:span text:style-name="T5">或</text:span><text:span text:style-name="T1"><text:s/>Linux<text:s/></text:span><text:span text:style-name="T5">基金会的开源合规目录）？</text:span></text:p>
          </table:table-cell>
          <table:table-cell office:value-type="string" table:style-name="ce78">
            <text:p><text:span text:style-name="T5">我们</text:span><text:span text:style-name="T6">开源联络人</text:span><text:span text:style-name="T5">的详细信息可在</text:span><text:span text:style-name="T1"><text:s/>[</text:span><text:span text:style-name="T5">指向外部网站的链接</text:span><text:span text:style-name="T1">]<text:s/></text:span><text:span text:style-name="T5">中找到。我们</text:span><text:span text:style-name="T6">开源联络人</text:span><text:span text:style-name="T5">的更多详细信息见</text:span><text:span text:style-name="T1">[</text:span><text:span text:style-name="T5">附录</text:span><text:span text:style-name="T1"><text:s/>1]</text:span><text:span text:style-name="T5">。</text:span></text:p>
          </table:table-cell>
          <table:table-cell office:value-type="string" table:style-name="ce78">
            <text:p><text:span text:style-name="T5">我们</text:span><text:span text:style-name="T6">开源联络人</text:span><text:span text:style-name="T5">的详细信息可在</text:span><text:span text:style-name="T1"><text:s/>[</text:span><text:span text:style-name="T5">指向外部网站的链接</text:span><text:span text:style-name="T1">]<text:s/></text:span><text:span text:style-name="T5">中找到。我们</text:span><text:span text:style-name="T6">开源联络人</text:span><text:span text:style-name="T5">的更多详细信息见</text:span><text:span text:style-name="T1">[</text:span><text:span text:style-name="T5">附录</text:span><text:span text:style-name="T1"><text:s/>1]</text:span><text:span text:style-name="T5">。</text:span></text:p>
          </table:table-cell>
          <table:table-cell table:number-columns-repeated="16376"/>
        </table:table-row>
        <table:table-row table:style-name="ro24">
          <table:table-cell/>
          <table:table-cell office:value-type="string" table:style-name="ce17">
            <text:p>3.2.1.2</text:p>
          </table:table-cell>
          <table:table-cell office:value-type="string" table:style-name="ce75">
            <text:p>一份内部的操作文档，描述如何回应第三方开源许可证合规咨询。</text:p>
          </table:table-cell>
          <table:table-cell office:value-type="string" table:style-name="ce50">
            <text:p>VM</text:p>
          </table:table-cell>
          <table:table-cell office:value-type="string" table:style-name="ce20">
            <text:p>2.c</text:p>
          </table:table-cell>
          <table:table-cell office:value-type="string" table:style-name="ce66">
            <text:p>您是否有操作文档来明确接收和响应开源合规咨询的责任？</text:p>
          </table:table-cell>
          <table:table-cell office:value-type="string" table:style-name="ce78">
            <text:p><text:span text:style-name="T5">任何人收到</text:span><text:span text:style-name="T1">[</text:span><text:span text:style-name="T5">公司</text:span><text:span text:style-name="T1">]<text:s/></text:span><text:span text:style-name="T5">外部的</text:span><text:span text:style-name="T6">开源</text:span><text:span text:style-name="T5">合规咨询应提交给</text:span><text:span text:style-name="T6">开源联络人</text:span><text:span text:style-name="T5">，他应与</text:span><text:span text:style-name="T6">开源合规主管</text:span><text:span text:style-name="T1">[</text:span><text:span text:style-name="T5">两者的详细信息都在附录</text:span><text:span text:style-name="T1"><text:s/>1<text:s/></text:span><text:span text:style-name="T5">中</text:span><text:span text:style-name="T1">]</text:span><text:span text:style-name="T5">，对处理咨询负有全部责任，并在适当的情况下，将全部或部分任务分配给</text:span><text:span text:style-name="T1"><text:s/>[</text:span><text:span text:style-name="T5">公司</text:span><text:span text:style-name="T1">]<text:s/></text:span><text:span text:style-name="T5">内的合适人员，或者在他们认为合适的情况下，分配给外部法律顾问，其详细信息</text:span><text:span text:style-name="T1"><text:s/>[</text:span><text:span text:style-name="T5">也在附录</text:span><text:span text:style-name="T1"><text:s/>1<text:s/></text:span><text:span text:style-name="T5">中</text:span><text:span text:style-name="T1">]</text:span><text:span text:style-name="T5">。</text:span></text:p>
          </table:table-cell>
          <table:table-cell office:value-type="string" table:style-name="ce78">
            <text:p><text:span text:style-name="T5">任何人收到来自</text:span><text:span text:style-name="T1"><text:s/>[</text:span><text:span text:style-name="T5">基金会</text:span><text:span text:style-name="T1">]<text:s/></text:span><text:span text:style-name="T5">外部的</text:span><text:span text:style-name="T6">开源</text:span><text:span text:style-name="T5">合规咨询应将其提交给</text:span><text:span text:style-name="T6">开源联络人</text:span><text:span text:style-name="T5">，他应与</text:span><text:span text:style-name="T6">开源合规主管</text:span><text:span text:style-name="T1">[</text:span><text:span text:style-name="T5">其详细信息在附录</text:span><text:span text:style-name="T1"><text:s/>1<text:s/></text:span><text:span text:style-name="T5">中</text:span><text:span text:style-name="T1">]</text:span><text:span text:style-name="T5">，全面负责处理咨询，并在适当的情况下将全部或部分的任务分配给</text:span><text:span text:style-name="T1"><text:s/>[</text:span><text:span text:style-name="T5">基金会</text:span><text:span text:style-name="T1">]<text:s/></text:span><text:span text:style-name="T5">内的合适人员，或者在他们认为合适的情况下，分配给外部法律顾问，其详细信息</text:span><text:span text:style-name="T1">[</text:span><text:span text:style-name="T5">也在附录</text:span><text:span text:style-name="T1"><text:s/>1<text:s/></text:span><text:span text:style-name="T5">中</text:span><text:span text:style-name="T1">]</text:span><text:span text:style-name="T5">。</text:span></text:p>
          </table:table-cell>
          <table:table-cell table:number-columns-repeated="16376"/>
        </table:table-row>
        <table:table-row table:style-name="ro20">
          <table:table-cell/>
          <table:table-cell office:value-type="string" table:style-name="ce17">
            <text:p>3.2.1.R</text:p>
          </table:table-cell>
          <table:table-cell office:value-type="string" table:style-name="ce17">
            <text:p>确保第三方有合理的方式就开源合规查询与组织联系，并确保组织准备好有效响应。</text:p>
          </table:table-cell>
          <table:table-cell office:value-type="string" table:style-name="ce50">
            <text:p>RT</text:p>
          </table:table-cell>
          <table:table-cell table:number-columns-repeated="3" table:style-name="ce20"/>
          <table:table-cell table:style-name="ce24"/>
          <table:table-cell table:number-columns-repeated="16376"/>
        </table:table-row>
        <table:table-row table:style-name="ro2">
          <table:table-cell/>
          <table:table-cell office:value-type="string" table:style-name="ce17">
            <text:p>3.2.2</text:p>
          </table:table-cell>
          <table:table-cell office:value-type="string" table:style-name="ce76">
            <text:p>有效的资源支持</text:p>
          </table:table-cell>
          <table:table-cell office:value-type="string" table:style-name="ce50">
            <text:p>H</text:p>
          </table:table-cell>
          <table:table-cell table:number-columns-repeated="3" table:style-name="ce20"/>
          <table:table-cell table:style-name="ce24"/>
          <table:table-cell table:number-columns-repeated="16376"/>
        </table:table-row>
        <table:table-row table:style-name="ro25">
          <table:table-cell/>
          <table:table-cell office:value-type="string" table:style-name="ce17">
            <text:p>3.2.2.0</text:p>
          </table:table-cell>
          <table:table-cell office:value-type="string" table:style-name="ce77">
            <text:p><text:span text:style-name="T5">识别计划任务并给予资源支持：</text:span><text:span text:style-name="T1"/></text:p>
            <text:p><text:span text:style-name="T5">•授予责任以确保计划任务的成功执行；</text:span><text:span text:style-name="T1"/></text:p>
            <text:p><text:span text:style-name="T5">•计划任务得到足够的资源支持：和</text:span><text:span text:style-name="T1"/></text:p>
            <text:p><text:span text:style-name="T5">• <text:s/>已分配执行任务的时间；</text:span><text:span text:style-name="T1"/></text:p>
            <text:p><text:span text:style-name="T5">• <text:s/>已分配充足的资金。</text:span><text:span text:style-name="T1"/></text:p>
            <text:p><text:span text:style-name="T5">•且有流程用于审核和更新政策，以及支持任务；</text:span><text:span text:style-name="T1"/></text:p>
            <text:p><text:span text:style-name="T5">•需要指导的人可以联系到开源许可证合规方面的法律专家；</text:span><text:span text:style-name="T1"/></text:p>
            <text:p><text:span text:style-name="T5">•且有流程用于解决开源许可证合规的问题。</text:span></text:p>
          </table:table-cell>
          <table:table-cell office:value-type="string" table:style-name="ce50">
            <text:p>RQ</text:p>
          </table:table-cell>
          <table:table-cell table:number-columns-repeated="3" table:style-name="ce20"/>
          <table:table-cell table:style-name="ce24"/>
          <table:table-cell table:number-columns-repeated="16376"/>
        </table:table-row>
        <table:table-row table:style-name="ro17">
          <table:table-cell/>
          <table:table-cell office:value-type="string" table:style-name="ce17">
            <text:p>3.2.2.1</text:p>
          </table:table-cell>
          <table:table-cell office:value-type="string" table:style-name="ce17">
            <text:p><text:s/><text:span text:style-name="T5">一份文档，记录了计划已确定角色中的人名、组名、或职务名。</text:span></text:p>
          </table:table-cell>
          <table:table-cell office:value-type="string" table:style-name="ce50">
            <text:p>VM</text:p>
          </table:table-cell>
          <table:table-cell office:value-type="string" table:style-name="ce20">
            <text:p>2.d</text:p>
          </table:table-cell>
          <table:table-cell office:value-type="string" table:style-name="ce66">
            <text:p>您是否记录了计划已确定的角色的人员、组名或职务名？</text:p>
          </table:table-cell>
          <table:table-cell office:value-type="string" table:style-name="ce78">
            <text:p><text:span text:style-name="T5">开源合规主管主要负责日常内部</text:span><text:span text:style-name="T6">开源</text:span><text:span text:style-name="T5">合规问题，由</text:span><text:span text:style-name="T1">[</text:span><text:span text:style-name="T5">列出人员、团体及其职务名，其详细信息在附录</text:span><text:span text:style-name="T1"><text:s/>1<text:s/></text:span><text:span text:style-name="T5">中</text:span><text:span text:style-name="T1">]<text:s/></text:span><text:span text:style-name="T5">提供支持。</text:span></text:p>
          </table:table-cell>
          <table:table-cell office:value-type="string" table:style-name="ce78">
            <text:p><text:span text:style-name="T5">开源合规主管主要负责日常内部</text:span><text:span text:style-name="T6">开源</text:span><text:span text:style-name="T5">合规问题，由</text:span><text:span text:style-name="T1">[</text:span><text:span text:style-name="T5">列出人员、团体及其职务名，其详细信息在附录</text:span><text:span text:style-name="T1"><text:s/>1<text:s/></text:span><text:span text:style-name="T5">中</text:span><text:span text:style-name="T1">]<text:s/></text:span><text:span text:style-name="T5">提供支持。</text:span><text:span text:style-name="T1"><text:s/>[</text:span><text:span text:style-name="T5">基金会</text:span><text:span text:style-name="T1">]<text:s/></text:span><text:span text:style-name="T5">可能会将</text:span><text:span text:style-name="T6">开源合规主管</text:span><text:span text:style-name="T5">角色外包给第三方，前提是第三方遵守本政策，就好像他们是</text:span><text:span text:style-name="T1"><text:s/>[</text:span><text:span text:style-name="T5">基金会</text:span><text:span text:style-name="T1">]<text:s/></text:span><text:span text:style-name="T5">的内部人员一样。</text:span></text:p>
          </table:table-cell>
          <table:table-cell table:number-columns-repeated="16376"/>
        </table:table-row>
        <table:table-row table:style-name="ro21">
          <table:table-cell/>
          <table:table-cell office:value-type="string" table:style-name="ce17">
            <text:p>3.2.2.2</text:p>
          </table:table-cell>
          <table:table-cell office:value-type="string" table:style-name="ce17">
            <text:p><text:s/><text:span text:style-name="T5">计划已确定角色的人员都已安排到位，并获得了充足的资金。</text:span></text:p>
          </table:table-cell>
          <table:table-cell office:value-type="string" table:style-name="ce50">
            <text:p>VM</text:p>
          </table:table-cell>
          <table:table-cell office:value-type="string" table:style-name="ce20">
            <text:p>2.e</text:p>
          </table:table-cell>
          <table:table-cell office:value-type="string" table:style-name="ce66">
            <text:p>确定的计划角色是否人员到位并提供了足够的资金？</text:p>
          </table:table-cell>
          <table:table-cell office:value-type="string" table:style-name="ce20">
            <text:p><text:s/>[<text:span text:style-name="T5">公司</text:span>]<text:s/><text:span text:style-name="T5">应确保已配备已识别的</text:span><text:span text:style-name="T6">计划</text:span><text:span text:style-name="T5">角色人员、资金充足并有时间分配以履行其职责。任何已确定的</text:span><text:span text:style-name="T6">计划</text:span><text:span text:style-name="T5">角色人员认为自己角色的资源和资金不足，必须与开源合规负责人讨论该问题，后者应立即调查并寻求解决问题，如果未能有效解决问题，则应与开源合规合规委员会成员讨论。</text:span></text:p>
          </table:table-cell>
          <table:table-cell office:value-type="string" table:style-name="ce21">
            <text:p><text:s/>[<text:span text:style-name="T5">基金会</text:span>]<text:span text:style-name="T5">应确保已配备已确定的</text:span><text:span text:style-name="T6">计划</text:span><text:span text:style-name="T5">角色人员、资金充足并有时间分配以履行其职责。已确定的任何</text:span><text:span text:style-name="T6">计划</text:span><text:span text:style-name="T5">角色人员认为自己的角色资源和资金不足，则必须与开源合规负责人一起解决问题，后者应立即调查并寻求解决问题，如果未能有效解决问题，应与开源合规委员会成员讨论。</text:span></text:p>
          </table:table-cell>
          <table:table-cell table:number-columns-repeated="16376"/>
        </table:table-row>
        <table:table-row table:style-name="ro26">
          <table:table-cell/>
          <table:table-cell office:value-type="string" table:style-name="ce17">
            <text:p>3.2.2.3</text:p>
          </table:table-cell>
          <table:table-cell office:value-type="string" table:style-name="ce75">
            <text:p>支持解决内外部开源许可证合规问题的法律专家的身份。</text:p>
          </table:table-cell>
          <table:table-cell office:value-type="string" table:style-name="ce50">
            <text:p>VM</text:p>
          </table:table-cell>
          <table:table-cell office:value-type="string" table:style-name="ce20">
            <text:p>2.f</text:p>
          </table:table-cell>
          <table:table-cell office:value-type="string" table:style-name="ce66">
            <text:p>是否明确了内外部开源合规相关的法律专家？</text:p>
          </table:table-cell>
          <table:table-cell office:value-type="string" table:style-name="ce20">
            <text:p>我们聘请 [Moorcrofts LLP，由其合规合作伙伴 Orcro Limited 支持] 提供法律和相关建议。任何法律请求都应提交给 [开源合规主管]，由他们决定是否有必要让外部顾问参与进来。我们的外部顾问的有效性和适当性应由开源合规负责人至少每年进行一次评估和审核。</text:p>
          </table:table-cell>
          <table:table-cell office:value-type="string" table:style-name="ce21">
            <text:p>我们聘请 [Moorcrofts LLP，由其合规合作伙伴 Orcro Limited 支持] 提供法律和相关建议。任何法律请求都应提交给 [开源合规主管]，由他们决定是否有必要让外部顾问参与进来。我们的外部顾问的有效性和适当性应由开源合规负责人至少每年进行一次评估和审核。</text:p>
          </table:table-cell>
          <table:table-cell table:number-columns-repeated="16376"/>
        </table:table-row>
        <table:table-row table:style-name="ro27">
          <table:table-cell/>
          <table:table-cell office:value-type="string" table:style-name="ce17">
            <text:p>3.2.2.4</text:p>
          </table:table-cell>
          <table:table-cell office:value-type="string" table:style-name="ce75">
            <text:p>一份操作文档，描述开源合规的内部责任分配。</text:p>
          </table:table-cell>
          <table:table-cell office:value-type="string" table:style-name="ce50">
            <text:p>VM</text:p>
          </table:table-cell>
          <table:table-cell office:value-type="string" table:style-name="ce20">
            <text:p>2.g</text:p>
          </table:table-cell>
          <table:table-cell office:value-type="string" table:style-name="ce66">
            <text:p>您是否有一个操作文档来描述开源合规的内部责任分配。</text:p>
          </table:table-cell>
          <table:table-cell office:value-type="string" table:style-name="ce78">
            <text:p><text:span text:style-name="T6">开源合规主管</text:span><text:span text:style-name="T1">[</text:span><text:span text:style-name="T5">以及</text:span><text:span text:style-name="T1">&lt;</text:span><text:span text:style-name="T5">附录</text:span><text:span text:style-name="T1"><text:s/>1<text:s/></text:span><text:span text:style-name="T5">中列出的支持人员、团体及其职务名列表</text:span><text:span text:style-name="T1">&gt;]<text:s/></text:span><text:span text:style-name="T5">应主要负责解决日常内部合规问题，以及更新和审核本政策。</text:span></text:p>
            <text:p><text:span text:style-name="T5"/></text:p>
            <text:p><text:span text:style-name="T6">开源合规主管</text:span><text:span text:style-name="T5">应负责</text:span><text:span text:style-name="T1"><text:s/></text:span></text:p>
            <text:p><text:span text:style-name="T1">•<text:s/></text:span><text:span text:style-name="T5">审核、实施和传达本政策；</text:span><text:span text:style-name="T1"><text:s/></text:span></text:p>
            <text:p><text:span text:style-name="T1">•<text:s/></text:span><text:span text:style-name="T5">审核和实施开源合规相关问题的培训和评估（与人力资源部门一起）；</text:span><text:span text:style-name="T1"><text:s/></text:span></text:p>
            <text:p><text:span text:style-name="T1">•<text:s/></text:span><text:span text:style-name="T5">监督</text:span><text:span text:style-name="T6">开源联络人</text:span><text:span text:style-name="T5">的活动</text:span><text:span text:style-name="T1"><text:s/></text:span></text:p>
            <text:p><text:span text:style-name="T1">•<text:s/></text:span><text:span text:style-name="T5">对已识别的许可证进行分类；</text:span><text:span text:style-name="T1"><text:s/></text:span></text:p>
            <text:p><text:span text:style-name="T1">•<text:s/></text:span><text:span text:style-name="T5">不断评估有关开源合规的最新问题，包括参与适当的论坛、用户组和邮件列表，并定期与附录</text:span><text:span text:style-name="T1"><text:s/>1<text:s/></text:span><text:span text:style-name="T5">中规定的外部法律</text:span><text:span text:style-name="T1">[</text:span><text:span text:style-name="T5">和合规</text:span><text:span text:style-name="T1">]</text:span><text:span text:style-name="T5">顾问保持联系；</text:span><text:span text:style-name="T1"><text:s/></text:span></text:p>
            <text:p><text:span text:style-name="T1">•<text:s/></text:span><text:span text:style-name="T5">让董事会，特别是开源合规委员会成员了解受开源政策影响的活动的最新情况</text:span><text:span text:style-name="T1">;<text:s/></text:span></text:p>
            <text:p><text:span text:style-name="T1">• [</text:span><text:span text:style-name="T5">列出附录</text:span><text:span text:style-name="T1">1</text:span><text:span text:style-name="T5">中进一步列出的任何其他人员、团体及其职责</text:span><text:span text:style-name="T1">]</text:span></text:p>
          </table:table-cell>
          <table:table-cell office:value-type="string" table:style-name="ce78">
            <text:p><text:span text:style-name="T6">开源合规主管</text:span><text:span text:style-name="T1"><text:s/>[</text:span><text:span text:style-name="T5">和</text:span><text:span text:style-name="T1">&lt;</text:span><text:span text:style-name="T5">附录</text:span><text:span text:style-name="T1"><text:s/>1<text:s/></text:span><text:span text:style-name="T5">中列出的支持人员、团体及其职务名列表</text:span><text:span text:style-name="T1">&gt;]<text:s/></text:span><text:span text:style-name="T5">应主要负责解决日常内部合规问题，以及更新和审核本政策。</text:span></text:p>
            <text:p><text:span text:style-name="T5"/></text:p>
            <text:p><text:span text:style-name="T6">开源合规主管</text:span><text:span text:style-name="T5">应负责</text:span><text:span text:style-name="T1"><text:s/></text:span></text:p>
            <text:p><text:span text:style-name="T1">•<text:s/></text:span><text:span text:style-name="T5">审核、实施和传达本政策；</text:span><text:span text:style-name="T1"><text:s/></text:span></text:p>
            <text:p><text:span text:style-name="T1">•<text:s/></text:span><text:span text:style-name="T5">审核和实施开源合规相关问题的培训和评估；</text:span><text:span text:style-name="T1"><text:s/></text:span></text:p>
            <text:p><text:span text:style-name="T1">•<text:s/></text:span><text:span text:style-name="T5">监督</text:span><text:span text:style-name="T6">开源联络人</text:span><text:span text:style-name="T5">的活动</text:span><text:span text:style-name="T1"><text:s/></text:span><text:span text:style-name="T5"/></text:p>
            <text:p><text:span text:style-name="T1">•<text:s/></text:span><text:span text:style-name="T5">对已识别的许可证进行分类；</text:span><text:span text:style-name="T1"><text:s/></text:span></text:p>
            <text:p><text:span text:style-name="T1">•<text:s/></text:span><text:span text:style-name="T5">不断评估有关开源合规的最新问题，包括参与适当的论坛、用户组和邮件列表，并定期与附录</text:span><text:span text:style-name="T1"><text:s/>1<text:s/></text:span><text:span text:style-name="T5">中规定的外部法律</text:span><text:span text:style-name="T1">[</text:span><text:span text:style-name="T5">和合规</text:span><text:span text:style-name="T1">]</text:span><text:span text:style-name="T5">顾问保持联系；</text:span><text:span text:style-name="T1"><text:s/></text:span></text:p>
            <text:p><text:span text:style-name="T1">•<text:s/></text:span><text:span text:style-name="T5">让董事会，特别是开源合规委员会成员了解受开源政策影响的活动的最新情况</text:span><text:span text:style-name="T1">;<text:s/></text:span></text:p>
            <text:p><text:span text:style-name="T1">• [</text:span><text:span text:style-name="T5">列出附录</text:span><text:span text:style-name="T1">1</text:span><text:span text:style-name="T5">中进一步列出的任何其他人员、团体及其职责</text:span><text:span text:style-name="T1">]</text:span></text:p>
          </table:table-cell>
          <table:table-cell table:number-columns-repeated="16376"/>
        </table:table-row>
        <table:table-row table:style-name="ro28">
          <table:table-cell/>
          <table:table-cell office:value-type="string" table:style-name="ce17">
            <text:p>3.2.2.5</text:p>
          </table:table-cell>
          <table:table-cell office:value-type="string" table:style-name="ce17">
            <text:p><text:s/><text:span text:style-name="T5">一份操作文档，描述如何审核和纠正不合规项。</text:span></text:p>
          </table:table-cell>
          <table:table-cell office:value-type="string" table:style-name="ce50">
            <text:p>VM</text:p>
          </table:table-cell>
          <table:table-cell office:value-type="string" table:style-name="ce20">
            <text:p>2.h</text:p>
          </table:table-cell>
          <table:table-cell office:value-type="string" table:style-name="ce66">
            <text:p>您是否有处理不合规问题审核和补救的操作文档？</text:p>
          </table:table-cell>
          <table:table-cell office:value-type="string" table:style-name="ce78">
            <text:p><text:span text:style-name="T5">如果不合规问题被发现，开源合规主管应：</text:span><text:span text:style-name="T1"><text:s/></text:span></text:p>
            <text:p><text:span text:style-name="T1"/></text:p>
            <text:p><text:span text:style-name="T1">1.<text:s/></text:span><text:span text:style-name="T5">确认收到咨询并说明解决问题的合理时间；</text:span><text:span text:style-name="T1"><text:s/></text:span></text:p>
            <text:p><text:span text:style-name="T1">2.<text:s/></text:span><text:span text:style-name="T5">确定咨询是否暴露了真正的问题（如果不是，则相应地回复咨询者）；</text:span></text:p>
            <text:p><text:span text:style-name="T1">3.<text:s/></text:span><text:span text:style-name="T5">如果问题属实，应用【附录</text:span><text:span text:style-name="T1"><text:s/>4</text:span><text:span text:style-name="T5">：事件严重性标准】进行优先级排序；</text:span><text:span text:style-name="T1"><text:s/>4</text:span><text:span text:style-name="T5">、根据【附录</text:span><text:span text:style-name="T1">4</text:span><text:span text:style-name="T5">：事件响应标准】确定合适的响应；</text:span><text:span text:style-name="T1"><text:s/></text:span></text:p>
            <text:p><text:span text:style-name="T1">5</text:span><text:span text:style-name="T5">、根据标准进行响应，酌情变更客户业务条款等；</text:span><text:span text:style-name="T1"><text:s/></text:span></text:p>
            <text:p><text:span text:style-name="T1">6.<text:s/></text:span><text:span text:style-name="T5">将上述内容记录在</text:span><text:span text:style-name="T6">开源日志</text:span><text:span text:style-name="T1">.</text:span></text:p>
          </table:table-cell>
          <table:table-cell office:value-type="string" table:style-name="ce78">
            <text:p><text:span text:style-name="T5">如果不合规问题被发现，开源合规主管应：</text:span><text:span text:style-name="T1"><text:s/></text:span></text:p>
            <text:p><text:span text:style-name="T1"/></text:p>
            <text:p><text:span text:style-name="T1">1.<text:s/></text:span><text:span text:style-name="T5">确认收到咨询并说明解决问题的合理时间；</text:span><text:span text:style-name="T1"><text:s/></text:span></text:p>
            <text:p><text:span text:style-name="T1">2.<text:s/></text:span><text:span text:style-name="T5">确定咨询是否暴露了真正的问题（如果不是，则相应地回复咨询者）；</text:span><text:span text:style-name="T1"><text:s/>3.<text:s/></text:span><text:span text:style-name="T5">如果问题属实，应用【附录</text:span><text:span text:style-name="T1"><text:s/>4</text:span><text:span text:style-name="T5">：事件严重性标准】进行优先级排序；</text:span><text:span text:style-name="T1"><text:s/>4</text:span><text:span text:style-name="T5">、根据【附录</text:span><text:span text:style-name="T1">4</text:span><text:span text:style-name="T5">：事件响应标准】确定合适的响应；</text:span><text:span text:style-name="T1"><text:s/></text:span></text:p>
            <text:p><text:span text:style-name="T1">5</text:span><text:span text:style-name="T5">、根据标准进行响应，酌情变更客户业务条款等；</text:span><text:span text:style-name="T1"><text:s/></text:span></text:p>
            <text:p><text:span text:style-name="T1">6.<text:s/></text:span><text:span text:style-name="T5">将上述内容记录在</text:span><text:span text:style-name="T6">开源日志</text:span><text:span text:style-name="T1">.</text:span></text:p>
          </table:table-cell>
          <table:table-cell table:number-columns-repeated="16376"/>
        </table:table-row>
        <table:table-row table:style-name="ro13">
          <table:table-cell/>
          <table:table-cell office:value-type="string" table:style-name="ce17">
            <text:p>3.2.2.R</text:p>
          </table:table-cell>
          <table:table-cell office:value-type="string" table:style-name="ce77">
            <text:p><text:span text:style-name="T5">确保：</text:span><text:span text:style-name="T1">1)<text:s/></text:span><text:span text:style-name="T5">计划的职责得到了有效支持和资源投入；</text:span><text:span text:style-name="T1">2)<text:s/></text:span><text:span text:style-name="T5">定期更新政策和支持性的流程，以适应开源合规最佳实践的变化。</text:span></text:p>
          </table:table-cell>
          <table:table-cell office:value-type="string" table:style-name="ce50">
            <text:p>RT</text:p>
          </table:table-cell>
          <table:table-cell table:number-columns-repeated="3" table:style-name="ce20"/>
          <table:table-cell table:style-name="ce24"/>
          <table:table-cell table:number-columns-repeated="16376"/>
        </table:table-row>
        <table:table-row table:style-name="ro2">
          <table:table-cell/>
          <table:table-cell office:value-type="float" office:value="3.3" table:style-name="ce17">
            <text:p>3.3</text:p>
          </table:table-cell>
          <table:table-cell office:value-type="string" table:style-name="ce76">
            <text:p>开源内容的审核与批准</text:p>
          </table:table-cell>
          <table:table-cell office:value-type="string" table:style-name="ce50">
            <text:p>H</text:p>
          </table:table-cell>
          <table:table-cell table:number-columns-repeated="3" table:style-name="ce20"/>
          <table:table-cell table:style-name="ce24"/>
          <table:table-cell table:number-columns-repeated="16376"/>
        </table:table-row>
        <table:table-row table:style-name="ro11">
          <table:table-cell/>
          <table:table-cell office:value-type="string" table:style-name="ce17">
            <text:p>3.3.1</text:p>
          </table:table-cell>
          <table:table-cell office:value-type="string" table:style-name="ce13">
            <text:p>材料清单</text:p>
          </table:table-cell>
          <table:table-cell office:value-type="string" table:style-name="ce50">
            <text:p>H</text:p>
          </table:table-cell>
          <table:table-cell table:number-columns-repeated="3" table:style-name="ce20"/>
          <table:table-cell table:style-name="ce24"/>
          <table:table-cell table:number-columns-repeated="16376"/>
        </table:table-row>
        <table:table-row table:style-name="ro29">
          <table:table-cell/>
          <table:table-cell office:value-type="string" table:style-name="ce17">
            <text:p>3.3.1.0</text:p>
          </table:table-cell>
          <table:table-cell office:value-type="string" table:style-name="ce75">
            <text:p>必须有流程为交付软件创建和管理材料清单，其内容包括构成该软件的所有开源组件（及其已识别许可证）。</text:p>
          </table:table-cell>
          <table:table-cell office:value-type="string" table:style-name="ce50">
            <text:p>RQ</text:p>
          </table:table-cell>
          <table:table-cell table:number-columns-repeated="2" table:style-name="ce20"/>
          <table:table-cell office:value-type="string" table:style-name="ce78">
            <text:p><text:span text:style-name="T5">我们有一个流程来确保只有满足我们的质量、许可、出处和功能要求的代码才被纳入我们的代码库和</text:span><text:span text:style-name="T6">交付软件</text:span><text:span text:style-name="T1">.</text:span><text:span text:style-name="T5">所有代码必须在合并之前获得批准，并且所有代码使用（以及导致其包含的决定）必须正确记录在</text:span><text:span text:style-name="T6">开源日志</text:span><text:span text:style-name="T1">.</text:span></text:p>
          </table:table-cell>
          <table:table-cell office:value-type="string" table:style-name="ce78">
            <text:p><text:span text:style-name="T5">我们有一个流程来确保只有满足我们的质量、许可、出处和功能要求的代码才被纳入我们的代码库和</text:span><text:span text:style-name="T6">交付软件</text:span><text:span text:style-name="T1">.</text:span><text:span text:style-name="T5">所有代码必须在合并之前获得批准，并且所有代码使用（以及导致其包含的决定）必须正确记录在</text:span><text:span text:style-name="T6">开源日志</text:span><text:span text:style-name="T1">.</text:span></text:p>
            <text:p><text:span text:style-name="T1"/></text:p>
            <text:p><text:span text:style-name="T5">凡在此计划目标范围内的项目将接受来自第三方的贡献，前提是这些第三方已签订标准</text:span><text:span text:style-name="T1"><text:s/>[</text:span><text:span text:style-name="T5">贡献者许可协议</text:span><text:span text:style-name="T1">/</text:span><text:span text:style-name="T5">开发者原创证明</text:span><text:span text:style-name="T1">]<text:s/></text:span><text:span text:style-name="T5">并且未在其他方面被排除。如果外部贡献者请求合并任何第三方代码，则该代码只能由开源合规主管或其他授权计划的参与者根据本政策中规定的代码选择计划和要求合并到代码库中。</text:span></text:p>
            <text:p><text:span text:style-name="T5"/></text:p>
            <text:p><text:span text:style-name="T5">尽管外部贡献者不需要遵守本政策，但我们鼓励他们阅读并熟悉它，因为他们将被要求提供有关他们建议纳入代码库的任何第三方代码的代码信息，以便开源合规负责人（或授权的计划参与者）可以根据本政策确定是否应包括在内。了解纳入标准（并在开始考虑第三方代码之前提出适当的问题）将为贡献者和开源合规主管节省时间。</text:span></text:p>
          </table:table-cell>
          <table:table-cell table:number-columns-repeated="16376"/>
        </table:table-row>
        <table:table-row table:style-name="ro21">
          <table:table-cell/>
          <table:table-cell office:value-type="string" table:style-name="ce17">
            <text:p>3.3.1.1</text:p>
          </table:table-cell>
          <table:table-cell office:value-type="string" table:style-name="ce17">
            <text:p><text:s/><text:span text:style-name="T5">一份操作文档，用于识别、跟踪、审核、批准和归档构成交付软件的开源组件信息。</text:span></text:p>
          </table:table-cell>
          <table:table-cell office:value-type="string" table:style-name="ce50">
            <text:p>VM</text:p>
          </table:table-cell>
          <table:table-cell office:value-type="string" table:style-name="ce20">
            <text:p>3.a</text:p>
          </table:table-cell>
          <table:table-cell office:value-type="string" table:style-name="ce66">
            <text:p>您是否有操作文档来识别、跟踪和归档构成交付软件的开源组件的有关信息？</text:p>
          </table:table-cell>
          <table:table-cell office:value-type="string" table:style-name="ce80">
            <text:p><text:span text:style-name="T5">根据本政策执行的所有决定均应记录在</text:span><text:span text:style-name="T6">开源日志</text:span><text:span text:style-name="T5">，详细说明背景、做出的决定、日期、请求代码和决策者姓名。</text:span></text:p>
            <text:p><text:span text:style-name="T5"/></text:p>
            <text:p><text:span text:style-name="T6">开源日志</text:span><text:span text:style-name="T5">应每年审核一次，并且任何与当前不再使用或分发的代码有关的条目都应被标记。所有此类条目应在标记</text:span><text:span text:style-name="T1"><text:s/>[</text:span><text:span text:style-name="T5">三年</text:span><text:span text:style-name="T1">]<text:s/></text:span><text:span text:style-name="T5">后存档，并应在</text:span><text:span text:style-name="T1"><text:s/>[</text:span><text:span text:style-name="T5">六年</text:span><text:span text:style-name="T1">]<text:s/></text:span><text:span text:style-name="T5">后匿名。</text:span></text:p>
          </table:table-cell>
          <table:table-cell office:value-type="string" table:style-name="ce78">
            <text:p><text:span text:style-name="T5">根据本政策执行的所有决定均应记录在开源日志，详细说明背景、做出的决定、日期、请求代码和决策者姓名。</text:span></text:p>
            <text:p><text:span text:style-name="T5"/></text:p>
            <text:p><text:span text:style-name="T6">开源日志</text:span><text:span text:style-name="T5">应每年审核一次，并且任何与当前不再使用或分发的代码有关的条目都应被标记。所有此类条目应在标记</text:span><text:span text:style-name="T1"><text:s/>[</text:span><text:span text:style-name="T5">三年</text:span><text:span text:style-name="T1">]<text:s/></text:span><text:span text:style-name="T5">后存档，并应在</text:span><text:span text:style-name="T1"><text:s/>[</text:span><text:span text:style-name="T5">六年</text:span><text:span text:style-name="T1">]<text:s/></text:span><text:span text:style-name="T5">后匿名。</text:span></text:p>
          </table:table-cell>
          <table:table-cell table:number-columns-repeated="16376"/>
        </table:table-row>
        <table:table-row table:style-name="ro18">
          <table:table-cell/>
          <table:table-cell office:value-type="string" table:style-name="ce17">
            <text:p>3.3.1.2</text:p>
          </table:table-cell>
          <table:table-cell office:value-type="string" table:style-name="ce17">
            <text:p><text:s/><text:span text:style-name="T5">交付软件的开源组件记录，以证明上述操作得到了正确执行。</text:span></text:p>
          </table:table-cell>
          <table:table-cell office:value-type="string" table:style-name="ce50">
            <text:p>VM</text:p>
          </table:table-cell>
          <table:table-cell office:value-type="string" table:style-name="ce20">
            <text:p>3.b</text:p>
          </table:table-cell>
          <table:table-cell office:value-type="string" table:style-name="ce66">
            <text:p>您是否有每个交付软件版本的开源组件记录，证明已正确遵循操作文档？</text:p>
          </table:table-cell>
          <table:table-cell office:value-type="string" table:style-name="ce66">
            <text:p>应维护开源日志，以确保每个条目都被交叉引用到交付软件或它所引用的版本，以便对其进行排序，以便可以生成特定版本的所有日志条目的子集，证明已正确遵循此操作。</text:p>
          </table:table-cell>
          <table:table-cell office:value-type="string" table:style-name="ce66">
            <text:p>应维护开源日志，以确保每个条目都被交叉引用到交付软件或它所引用的版本，以便对其进行排序，以便可以生成特定版本的所有日志条目的子集，证明已正确遵循此操作。</text:p>
          </table:table-cell>
          <table:table-cell table:number-columns-repeated="16376"/>
        </table:table-row>
        <table:table-row table:style-name="ro18">
          <table:table-cell/>
          <table:table-cell office:value-type="string" table:style-name="ce17">
            <text:p>3.3.1.R</text:p>
          </table:table-cell>
          <table:table-cell office:value-type="string" table:style-name="ce75">
            <text:p>确保有流程为交付软件创建和管理开源组件材料清单。清单用于系统性地审核和批准每个组件的许可证条款，以理解它给交付软件的分发带来的义务和限制。</text:p>
          </table:table-cell>
          <table:table-cell office:value-type="string" table:style-name="ce50">
            <text:p>RT</text:p>
          </table:table-cell>
          <table:table-cell table:number-columns-repeated="3" table:style-name="ce20"/>
          <table:table-cell table:style-name="ce24"/>
          <table:table-cell table:number-columns-repeated="16376" table:style-name="ce1"/>
        </table:table-row>
        <table:table-row table:style-name="ro11">
          <table:table-cell/>
          <table:table-cell office:value-type="string" table:style-name="ce17">
            <text:p>3.3.2</text:p>
          </table:table-cell>
          <table:table-cell office:value-type="string" table:style-name="ce13">
            <text:p>许可证合规</text:p>
          </table:table-cell>
          <table:table-cell office:value-type="string" table:style-name="ce50">
            <text:p>H</text:p>
          </table:table-cell>
          <table:table-cell table:number-columns-repeated="3" table:style-name="ce20"/>
          <table:table-cell table:style-name="ce24"/>
          <table:table-cell table:number-columns-repeated="16376" table:style-name="ce1"/>
        </table:table-row>
        <table:table-row table:style-name="ro25">
          <table:table-cell/>
          <table:table-cell office:value-type="string" table:style-name="ce17">
            <text:p>3.3.2.0</text:p>
          </table:table-cell>
          <table:table-cell office:value-type="string" table:style-name="ce77">
            <text:p><text:span text:style-name="T5">计划必须有能力管理参与者在交付软件中遇到的常见开源许可证使用场景，可能包括以下场景（注意下面列表可能不全，也可能不是每条都适用）：</text:span><text:span text:style-name="T1"/></text:p>
            <text:p><text:span text:style-name="T5">•以二进制形式分发；</text:span><text:span text:style-name="T1"/></text:p>
            <text:p><text:span text:style-name="T5">•以源码形式分发；</text:span><text:span text:style-name="T1"/></text:p>
            <text:p><text:span text:style-name="T5">•和其他开源软件集成在一起，可能触发额外的许可证义务；</text:span><text:span text:style-name="T1"/></text:p>
            <text:p><text:span text:style-name="T5">•包含修改过的开源软件；</text:span><text:span text:style-name="T1"/></text:p>
            <text:p><text:span text:style-name="T5">•包含许可证跟交付软件中的其他组件不兼容的开源或其他类软件；且</text:span><text:span text:style-name="T1">/</text:span><text:span text:style-name="T5">或</text:span><text:span text:style-name="T1"/></text:p>
            <text:p><text:span text:style-name="T5">•包含带有署名权要求的开源软件。</text:span></text:p>
          </table:table-cell>
          <table:table-cell office:value-type="string" table:style-name="ce50">
            <text:p>RQ</text:p>
          </table:table-cell>
          <table:table-cell table:number-columns-repeated="3" table:style-name="ce20"/>
          <table:table-cell table:style-name="ce24"/>
          <table:table-cell table:number-columns-repeated="16376" table:style-name="ce1"/>
        </table:table-row>
        <table:table-row table:style-name="ro30">
          <table:table-cell/>
          <table:table-cell office:value-type="string" table:style-name="ce17">
            <text:p>3.3.2.1</text:p>
          </table:table-cell>
          <table:table-cell office:value-type="string" table:style-name="ce17">
            <text:p><text:s/><text:span text:style-name="T5">一份操作文档，描述如何处理交付软件中开源组件的常见许可证使用场景。</text:span></text:p>
          </table:table-cell>
          <table:table-cell office:value-type="string" table:style-name="ce50">
            <text:p>VM</text:p>
          </table:table-cell>
          <table:table-cell office:value-type="string" table:style-name="ce20">
            <text:p>3.c</text:p>
          </table:table-cell>
          <table:table-cell office:value-type="string" table:style-name="ce78">
            <text:p>您是否为每个交付软件中的开源组件有至少针对以下常见开源许可证使用场景的操作文档？<text:s/></text:p>
            <text:p>3.ci - 以二进制形式分发；<text:s/></text:p>
            <text:p>3.c.ii - 以源代码形式分发；<text:s/></text:p>
            <text:p>3.c.iii - 与其他开源集成，从而可能触发 Copyleft 义务； 3.c.iv - 包含修改后的开源；<text:s/></text:p>
            <text:p>3.cv - 在不兼容的许可下包含开源或其他软件，与交付软件中的其他组件有交互；<text:s/></text:p>
            <text:p>3.c.vi - 包含具有署名权要求的开源。</text:p>
          </table:table-cell>
          <table:table-cell office:value-type="string" table:style-name="ce21">
            <text:p>[<text:span text:style-name="T5">附录</text:span><text:s/>2<text:span text:style-name="T5">：许可证</text:span>]<text:s/><text:span text:style-name="T5">包含涵盖交付软件每个版本中代码的许可证列表，对每个许可证如何处理以二进制形式、源形式、强或弱</text:span>Copyleft<text:span text:style-name="T5">发布、基于</text:span><text:s/>SaaS<text:s/><text:span text:style-name="T5">提供、修改或包含署名权要求进行分类。基于未在数据库中的许可证发布的任何代码均应按照</text:span><text:s/>[<text:span text:style-name="T5">参考</text:span>]<text:s/><text:span text:style-name="T5">中的规定进行审核。</text:span></text:p>
            <text:p><text:span text:style-name="T5"/></text:p>
            <text:p><text:span text:style-name="T5">将任何代码合入到交付软件的任何版本中应遵循</text:span><text:s/>[<text:span text:style-name="T5">附录</text:span><text:s/>3<text:span text:style-name="T5">：来源可接受性标准</text:span>]<text:span text:style-name="T5">。</text:span></text:p>
          </table:table-cell>
          <table:table-cell office:value-type="string" table:style-name="ce21">
            <text:p>[<text:span text:style-name="T5">附录</text:span><text:s/>2<text:span text:style-name="T5">：许可证</text:span>]<text:s/><text:span text:style-name="T5">包含涵盖交付软件每个版本中代码的许可证列表，对每个许可证如何处理以二进制形式、源形式、强或弱</text:span>Copyleft<text:span text:style-name="T5">发布、基于</text:span><text:s/>SaaS<text:s/><text:span text:style-name="T5">提供、修改或包含署名权要求进行分类。基于未在数据库中的许可证发布的任何代码均应按照</text:span><text:s/>[<text:span text:style-name="T5">参考</text:span>]<text:s/><text:span text:style-name="T5">中的规定进行审核。</text:span></text:p>
            <text:p><text:span text:style-name="T5"/></text:p>
            <text:p><text:span text:style-name="T5">将任何代码合入到交付软件的任何版本中应遵循</text:span><text:s/>[<text:span text:style-name="T5">附录</text:span><text:s/>3<text:span text:style-name="T5">：来源可接受性标准</text:span>]<text:span text:style-name="T5">。</text:span></text:p>
          </table:table-cell>
          <table:table-cell table:number-columns-repeated="16376" table:style-name="ce1"/>
        </table:table-row>
        <table:table-row table:style-name="ro13">
          <table:table-cell/>
          <table:table-cell office:value-type="string" table:style-name="ce17">
            <text:p>3.3.2.R</text:p>
          </table:table-cell>
          <table:table-cell office:value-type="string" table:style-name="ce75">
            <text:p>确保有一个强有力的计划足以应对组织中常见的开源许可证使用场景。确保有操作程序支持合规活动并被遵守。</text:p>
          </table:table-cell>
          <table:table-cell office:value-type="string" table:style-name="ce50">
            <text:p>RT</text:p>
          </table:table-cell>
          <table:table-cell table:number-columns-repeated="3" table:style-name="ce20"/>
          <table:table-cell table:style-name="ce24"/>
          <table:table-cell table:number-columns-repeated="16376" table:style-name="ce1"/>
        </table:table-row>
        <table:table-row table:style-name="ro11">
          <table:table-cell/>
          <table:table-cell office:value-type="float" office:value="3.4" table:style-name="ce17">
            <text:p>3.4</text:p>
          </table:table-cell>
          <table:table-cell office:value-type="string" table:style-name="ce13">
            <text:p>合规文件创建和交付</text:p>
          </table:table-cell>
          <table:table-cell office:value-type="string" table:style-name="ce50">
            <text:p>H</text:p>
          </table:table-cell>
          <table:table-cell table:number-columns-repeated="2" table:style-name="ce20"/>
          <table:table-cell table:style-name="ce14"/>
          <table:table-cell table:style-name="ce24"/>
          <table:table-cell table:number-columns-repeated="16376" table:style-name="ce1"/>
        </table:table-row>
        <table:table-row table:style-name="ro11">
          <table:table-cell/>
          <table:table-cell office:value-type="string" table:style-name="ce17">
            <text:p>3.4.1</text:p>
          </table:table-cell>
          <table:table-cell office:value-type="string" table:style-name="ce13">
            <text:p>合规文件</text:p>
          </table:table-cell>
          <table:table-cell office:value-type="string" table:style-name="ce50">
            <text:p>H</text:p>
          </table:table-cell>
          <table:table-cell table:number-columns-repeated="2" table:style-name="ce20"/>
          <table:table-cell table:style-name="ce14"/>
          <table:table-cell table:style-name="ce24"/>
          <table:table-cell table:number-columns-repeated="16376" table:style-name="ce1"/>
        </table:table-row>
        <table:table-row table:style-name="ro24">
          <table:table-cell/>
          <table:table-cell office:value-type="string" table:style-name="ce17">
            <text:p>3.4.1.0</text:p>
          </table:table-cell>
          <table:table-cell office:value-type="string" table:style-name="ce75">
            <text:p>必须有流程来为交付软件创建一套合规文件。</text:p>
          </table:table-cell>
          <table:table-cell office:value-type="string" table:style-name="ce50">
            <text:p>RQ</text:p>
          </table:table-cell>
          <table:table-cell table:number-columns-repeated="2" table:style-name="ce20"/>
          <table:table-cell office:value-type="string" table:style-name="ce77">
            <text:p><text:span text:style-name="T6">开源</text:span><text:span text:style-name="T5">许可证对源代码和</text:span><text:span text:style-name="T1">/</text:span><text:span text:style-name="T5">或二进制文件的分发附加了各种要求。有些要求声明要通过运行代码显示或与运行代码一起显示，而另一些则有与署名的内容和位置、版权声明、免责声明等相关的要求。</text:span><text:span text:style-name="T1"><text:s/>Copyleft<text:s/></text:span><text:span text:style-name="T5">许可证还要求将相应代码的副本提供给收件人或公众。不遵守这些要求中的任何一项都将违反许可证，并且不遵守本政策可能带来严重后果。为方便起见，所有这些各种各样的材料都称为“</text:span><text:span text:style-name="T6">合规文件</text:span><text:span text:style-name="T1">"</text:span><text:span text:style-name="T5">，将它们汇合到</text:span><text:span text:style-name="T6">交付软件</text:span><text:span text:style-name="T5">的特定版本被称为</text:span><text:span text:style-name="T6">合规日志</text:span><text:span text:style-name="T1">.</text:span></text:p>
          </table:table-cell>
          <table:table-cell office:value-type="string" table:style-name="ce77">
            <text:p><text:span text:style-name="T6">开源</text:span><text:span text:style-name="T5">许可证对源代码和</text:span><text:span text:style-name="T1">/</text:span><text:span text:style-name="T5">或二进制文件的分发附加了各种要求。有些要求声明要通过运行代码显示或与运行代码一起显示，而另一些则有与署名的内容和位置、版权声明、免责声明等相关的要求。</text:span><text:span text:style-name="T1"><text:s/>Copyleft<text:s/></text:span><text:span text:style-name="T5">许可证还要求将相应代码的副本提供给收件人或公众。不遵守这些要求中的任何一项都将违反许可证，并且不遵守本政策可能带来严重后果。为方便起见，所有这些各种各样的材料都称为“</text:span><text:span text:style-name="T6">合规文件</text:span><text:span text:style-name="T1">"</text:span><text:span text:style-name="T5">，将它们汇合到</text:span><text:span text:style-name="T6">交付软件</text:span><text:span text:style-name="T5">的特定版本被称为</text:span><text:span text:style-name="T6">合规日志</text:span><text:span text:style-name="T1">.</text:span></text:p>
          </table:table-cell>
          <table:table-cell table:number-columns-repeated="16376" table:style-name="ce1"/>
        </table:table-row>
        <table:table-row table:style-name="ro31">
          <table:table-cell/>
          <table:table-cell office:value-type="string" table:style-name="ce17">
            <text:p>3.4.1.1</text:p>
          </table:table-cell>
          <table:table-cell office:value-type="string" table:style-name="ce75">
            <text:p>一份操作文档，描述按照已识别许可证的要求，随交付软件分发合规文件的流程。</text:p>
          </table:table-cell>
          <table:table-cell office:value-type="string" table:style-name="ce50">
            <text:p>VM</text:p>
          </table:table-cell>
          <table:table-cell office:value-type="string" table:style-name="ce20">
            <text:p>4.a</text:p>
          </table:table-cell>
          <table:table-cell office:value-type="string" table:style-name="ce66">
            <text:p>您是否有操作文档来描述过程，确保合规文件和交付软件按照已识别出许可证的要求一起分发？</text:p>
          </table:table-cell>
          <table:table-cell office:value-type="string" table:style-name="ce77">
            <text:p><text:span text:style-name="T5">对于每个被合入到</text:span><text:span text:style-name="T6">交付软件</text:span><text:span text:style-name="T5">中的组件，相应的</text:span><text:span text:style-name="T6">合规文件</text:span><text:span text:style-name="T5">应编入那个对应版本的</text:span><text:span text:style-name="T6">合规日志</text:span><text:span text:style-name="T5">。</text:span><text:span text:style-name="T6">合规日志</text:span><text:span text:style-name="T5">应以符合相关许可条款的格式进行编译（例如，可能需要提供许可的具体文本，而不是文本的链接）。在适当的情况下，并根据发布的分发模式的要求，</text:span><text:span text:style-name="T6">合规日志</text:span><text:span text:style-name="T5">也应在</text:span><text:span text:style-name="T1"><text:s/>[</text:span><text:span text:style-name="T5">插入链接</text:span><text:span text:style-name="T1">]<text:s/></text:span><text:span text:style-name="T5">上在线发布。</text:span></text:p>
            <text:p><text:span text:style-name="T5"/></text:p>
            <text:p><text:span text:style-name="T5">一般而言，我们倾向于在</text:span><text:span text:style-name="T6">合规日志</text:span><text:span text:style-name="T5">中提供相关许可证的全部文本，即使只提供部分文本（例如归属声明和免责声明）也是允许时。</text:span></text:p>
          </table:table-cell>
          <table:table-cell office:value-type="string" table:style-name="ce78">
            <text:p><text:span text:style-name="T5">对于每个被合入到</text:span><text:span text:style-name="T6">交付软件</text:span><text:span text:style-name="T5">中的组件，相应的</text:span><text:span text:style-name="T6">合规文件</text:span><text:span text:style-name="T5">应编入那个对应版本的</text:span><text:span text:style-name="T6">合规日志</text:span><text:span text:style-name="T5">。</text:span><text:span text:style-name="T6">合规日志</text:span><text:span text:style-name="T5">应以符合相关许可条款的格式进行编译（例如，可能需要提供许可的具体文本，而不是文本的链接）。在适当的情况下，并根据发布的分发模式的要求，</text:span><text:span text:style-name="T6">合规日志</text:span><text:span text:style-name="T5">也应在</text:span><text:span text:style-name="T1"><text:s/>[</text:span><text:span text:style-name="T5">插入链接</text:span><text:span text:style-name="T1">]<text:s/></text:span><text:span text:style-name="T5">上在线发布。</text:span></text:p>
            <text:p><text:span text:style-name="T5"/></text:p>
            <text:p><text:span text:style-name="T5">如果</text:span><text:span text:style-name="T6">交付软件</text:span><text:span text:style-name="T5">的分发模式是来自一个包含源代码的特定存储库，则该项目存储库应被视为“</text:span><text:span text:style-name="T6">合规日志</text:span><text:span text:style-name="T5">”，前提是它符合已识别许可证的所有要求，并且就本政策而言，它应被视为“已发布”。</text:span></text:p>
            <text:p><text:span text:style-name="T5"/></text:p>
            <text:p><text:span text:style-name="T5">一般而言，我们倾向于在</text:span><text:span text:style-name="T6">合规日志</text:span><text:span text:style-name="T5">中提供相关许可证的全部文本，即使只提供部分文本（例如归属声明和免责声明）也是允许时。</text:span></text:p>
          </table:table-cell>
          <table:table-cell table:number-columns-repeated="16376" table:style-name="ce1"/>
        </table:table-row>
        <table:table-row table:style-name="ro19">
          <table:table-cell/>
          <table:table-cell office:value-type="string" table:style-name="ce17">
            <text:p>3.4.1.2</text:p>
          </table:table-cell>
          <table:table-cell office:value-type="string" table:style-name="ce17">
            <text:p><text:s/><text:span text:style-name="T5">一份操作文档，描述如何归档交付软件的合规文件——从上次交付起计，归档物应保存合理的时长</text:span><text:s/><text:span text:style-name="T5">，或按照已识别许可证的要求保存（以时间较长者为准）。并且有相关记录证明已正确遵守了此操作程序。</text:span></text:p>
          </table:table-cell>
          <table:table-cell office:value-type="string" table:style-name="ce50">
            <text:p>VM</text:p>
          </table:table-cell>
          <table:table-cell office:value-type="string" table:style-name="ce20">
            <text:p>4.b 4.c</text:p>
          </table:table-cell>
          <table:table-cell office:value-type="string" table:style-name="ce20">
            <text:p>您是否存档了交付软件的合规文件的副本？合规文件的副本是否至少在提供所交付软件期间或根据已识别许可证的要求（以较长者为准）存档？</text:p>
          </table:table-cell>
          <table:table-cell office:value-type="string" table:style-name="ce78">
            <text:p><text:span text:style-name="T5">以前的所有</text:span><text:span text:style-name="T6">交付软件</text:span><text:span text:style-name="T5">版本的</text:span><text:span text:style-name="T6">合规文件</text:span><text:span text:style-name="T5">应保留</text:span><text:span text:style-name="T1">[</text:span><text:span text:style-name="T5">在</text:span><text:span text:style-name="T6">开源日志</text:span><text:span text:style-name="T1">]</text:span><text:span text:style-name="T5">并在</text:span><text:span text:style-name="T1">[</text:span><text:span text:style-name="T5">插入参考</text:span><text:span text:style-name="T1">]</text:span><text:span text:style-name="T5">位置存档。</text:span></text:p>
          </table:table-cell>
          <table:table-cell office:value-type="string" table:style-name="ce78">
            <text:p><text:span text:style-name="T5">以前的所有</text:span><text:span text:style-name="T6">交付软件</text:span><text:span text:style-name="T5">版本的</text:span><text:span text:style-name="T6">合规文件</text:span><text:span text:style-name="T5">应保留</text:span><text:span text:style-name="T1">[</text:span><text:span text:style-name="T5">在</text:span><text:span text:style-name="T6">开源日志</text:span><text:span text:style-name="T1">]</text:span><text:span text:style-name="T5">并在</text:span><text:span text:style-name="T1">[</text:span><text:span text:style-name="T5">插入参考</text:span><text:span text:style-name="T1">]</text:span><text:span text:style-name="T5">位置存档。</text:span></text:p>
          </table:table-cell>
          <table:table-cell table:number-columns-repeated="16376" table:style-name="ce1"/>
        </table:table-row>
        <table:table-row table:style-name="ro13">
          <table:table-cell/>
          <table:table-cell office:value-type="string" table:style-name="ce17">
            <text:p>3.4.1.R</text:p>
          </table:table-cell>
          <table:table-cell office:value-type="string" table:style-name="ce75">
            <text:p>确保尽商业上合理的努力，来准备已识别许可证要求的合规文件，随交付软件一起提供。</text:p>
          </table:table-cell>
          <table:table-cell office:value-type="string" table:style-name="ce50">
            <text:p>RT</text:p>
          </table:table-cell>
          <table:table-cell table:number-columns-repeated="3" table:style-name="ce20"/>
          <table:table-cell table:style-name="ce24"/>
          <table:table-cell table:number-columns-repeated="16376" table:style-name="ce1"/>
        </table:table-row>
        <table:table-row table:style-name="ro2">
          <table:table-cell/>
          <table:table-cell office:value-type="float" office:value="3.5" table:style-name="ce17">
            <text:p>3.5</text:p>
          </table:table-cell>
          <table:table-cell office:value-type="string" table:style-name="ce76">
            <text:p>理解开源社区参与</text:p>
          </table:table-cell>
          <table:table-cell office:value-type="string" table:style-name="ce50">
            <text:p>H</text:p>
          </table:table-cell>
          <table:table-cell table:number-columns-repeated="2" table:style-name="ce20"/>
          <table:table-cell table:style-name="ce14"/>
          <table:table-cell table:style-name="ce24"/>
          <table:table-cell table:number-columns-repeated="16376" table:style-name="ce1"/>
        </table:table-row>
        <table:table-row table:style-name="ro11">
          <table:table-cell/>
          <table:table-cell office:value-type="string" table:style-name="ce17">
            <text:p>3.5.1</text:p>
          </table:table-cell>
          <table:table-cell office:value-type="string" table:style-name="ce13">
            <text:p>贡献</text:p>
          </table:table-cell>
          <table:table-cell office:value-type="string" table:style-name="ce50">
            <text:p>H</text:p>
          </table:table-cell>
          <table:table-cell table:number-columns-repeated="2" table:style-name="ce20"/>
          <table:table-cell table:style-name="ce14"/>
          <table:table-cell table:style-name="ce24"/>
          <table:table-cell table:number-columns-repeated="16376" table:style-name="ce1"/>
        </table:table-row>
        <table:table-row table:style-name="ro32">
          <table:table-cell/>
          <table:table-cell office:value-type="string" table:style-name="ce17">
            <text:p>3.5.1.0</text:p>
          </table:table-cell>
          <table:table-cell office:value-type="string" table:style-name="ce77">
            <text:p><text:span text:style-name="T5">如果组织考虑为开源项目做贡献，那么</text:span><text:span text:style-name="T1"/></text:p>
            <text:p><text:span text:style-name="T5">必须有书面的政策来治理对开源项目的贡献；</text:span><text:span text:style-name="T1"/></text:p>
            <text:p><text:span text:style-name="T5">此政策必须在内部传达到位；且</text:span><text:span text:style-name="T1"/></text:p>
            <text:p><text:span text:style-name="T5">必须有流程来实施此政策。</text:span></text:p>
          </table:table-cell>
          <table:table-cell office:value-type="string" table:style-name="ce50">
            <text:p>RQ</text:p>
          </table:table-cell>
          <table:table-cell office:value-type="string" table:style-name="ce20">
            <text:p>5.a</text:p>
          </table:table-cell>
          <table:table-cell office:value-type="string" table:style-name="ce66">
            <text:p>是否有能代表组织的对开源项目贡献的治理政策？</text:p>
          </table:table-cell>
          <table:table-cell office:value-type="string" table:style-name="ce78">
            <text:p><text:span text:style-name="T5">围绕着</text:span><text:span text:style-name="T1"><text:s/>[</text:span><text:span text:style-name="T5">我们的</text:span><text:span text:style-name="T6">开源</text:span><text:span text:style-name="T5">项目有一个充满活力的社区，我们鼓励</text:span><text:span text:style-name="T1">[</text:span><text:span text:style-name="T5">公司</text:span><text:span text:style-name="T1">]</text:span><text:span text:style-name="T5">内外的人们参与其中。如需更多信息，请参阅</text:span><text:span text:style-name="T1"><text:s/>[</text:span><text:span text:style-name="T5">我们的项目和社区</text:span><text:span text:style-name="T1">]]</text:span><text:span text:style-name="T5">。我们认可参与开源项目中的好处，从我们团队的个人满意度，到深入了解相关项目，能够帮助并影响整个项目的发展方向，同时确保我们贡献的任何问题修复和增强都不会留给我们自己（这意味着，即使随着时间的推移，我们已经</text:span><text:span text:style-name="T1">fork</text:span><text:span text:style-name="T5">了该项目，并已产生了令人头疼的维护问题），而是成为主流版本的一部分。</text:span></text:p>
            <text:p><text:span text:style-name="T5"/></text:p>
            <text:p><text:span text:style-name="T5">或者</text:span><text:span text:style-name="T1"><text:s/></text:span></text:p>
            <text:p><text:span text:style-name="T1"/></text:p>
            <text:p><text:span text:style-name="T5">我们认识到</text:span><text:span text:style-name="T6">开源</text:span><text:span text:style-name="T5">项目的好处并支持他们的目标。在</text:span><text:span text:style-name="T6">开源联络人</text:span><text:span text:style-name="T5">认为适当的情况下我们可能会为我们选择的项目提供问题修复或其他材料。公司任何员工在任何时候都不得擅自贡献社区。</text:span></text:p>
          </table:table-cell>
          <table:table-cell office:value-type="string" table:style-name="ce78">
            <text:p><text:span text:style-name="T5">在我们的</text:span><text:span text:style-name="T6">开源</text:span><text:span text:style-name="T5">项目周围有一个充满活力的社区，我们鼓励</text:span><text:span text:style-name="T1">[</text:span><text:span text:style-name="T5">基金会</text:span><text:span text:style-name="T1">]</text:span><text:span text:style-name="T5">内外的人们参与。</text:span></text:p>
            <text:p><text:span text:style-name="T5"/></text:p>
            <text:p><text:span text:style-name="T5">我们认可参与其他相关</text:span><text:span text:style-name="T6">开源</text:span><text:span text:style-name="T5">项目的好处，从我们团队的个人满意度，到深入了解相关项目，能够帮助影响整个项目的发展方向，并确保我们贡献的任何错误修复和增强都不会留给我们自己（这意味着，即使随着时间的推移，我们已经</text:span><text:span text:style-name="T1">fork</text:span><text:span text:style-name="T5">了该项目，并已产生了令人头疼的维护问题），而是成为主流版本的一部分。我们还支持开源项目的互通及对开放标准的遵守。</text:span></text:p>
          </table:table-cell>
          <table:table-cell table:style-name="ce28"/>
          <table:table-cell table:number-columns-repeated="16375"/>
        </table:table-row>
        <table:table-row table:style-name="ro33">
          <table:table-cell/>
          <table:table-cell office:value-type="string" table:style-name="ce17">
            <text:p>3.5.1.1</text:p>
          </table:table-cell>
          <table:table-cell office:value-type="string" table:style-name="ce75">
            <text:p>一份开源贡献政策文档</text:p>
          </table:table-cell>
          <table:table-cell office:value-type="string" table:style-name="ce50">
            <text:p>VM</text:p>
          </table:table-cell>
          <table:table-cell table:number-columns-repeated="2" table:style-name="ce20"/>
          <table:table-cell office:value-type="string" table:style-name="ce80">
            <text:p><text:span text:style-name="T5">我们鼓励我们的团队参与</text:span><text:span text:style-name="T1">[</text:span><text:span text:style-name="T5">公司</text:span><text:span text:style-name="T1">]</text:span><text:span text:style-name="T5">以外的</text:span><text:span text:style-name="T6">开源</text:span><text:span text:style-name="T5">（和类似的）项目。如果您想加入一个项目，请联系开源合规主管了解更多信息。除了</text:span><text:span text:style-name="T1"><text:s/>[</text:span><text:span text:style-name="T5">公司</text:span><text:span text:style-name="T1">]<text:s/></text:span><text:span text:style-name="T5">参与的项目之外，您还可以在私人时间为其他项目做出贡献。但请注意，您有遵守</text:span><text:span text:style-name="T1"><text:s/>[</text:span><text:span text:style-name="T5">公司</text:span><text:span text:style-name="T1">]<text:s/></text:span><text:span text:style-name="T5">的商业秘密和我们的知识产权方面的义务。出于这个原因，您必须在可能为与您在</text:span><text:span text:style-name="T1"><text:s/>[</text:span><text:span text:style-name="T5">公司</text:span><text:span text:style-name="T1">]<text:s/></text:span><text:span text:style-name="T5">的工作有关的项目做出贡献之前，与开源合规主管明确任何参与行为。</text:span></text:p>
            <text:p><text:span text:style-name="T5"/></text:p>
            <text:p><text:span text:style-name="T5">或</text:span><text:span text:style-name="T1"><text:s/></text:span></text:p>
            <text:p><text:span text:style-name="T1"/></text:p>
            <text:p><text:span text:style-name="T5">我们通常不鼓励参与</text:span><text:span text:style-name="T1">[</text:span><text:span text:style-name="T5">公司</text:span><text:span text:style-name="T1">]</text:span><text:span text:style-name="T5">以外的</text:span><text:span text:style-name="T6">开源</text:span><text:span text:style-name="T5">（和类似的）项目。如果您希望参与</text:span><text:span text:style-name="T1"><text:s/>[</text:span><text:span text:style-name="T5">公司</text:span><text:span text:style-name="T1">]<text:s/></text:span><text:span text:style-name="T5">以外的项目，请向</text:span><text:span text:style-name="T6">开源联络人</text:span><text:span text:style-name="T5">寻求明确的许可</text:span><text:span text:style-name="T1">.</text:span><text:span text:style-name="T5">鉴于您需遵守</text:span><text:span text:style-name="T1"><text:s/>[</text:span><text:span text:style-name="T5">公司</text:span><text:span text:style-name="T1">]<text:s/></text:span><text:span text:style-name="T5">的商业秘密和我们的知识产权方面的义务，这是必需的。</text:span></text:p>
          </table:table-cell>
          <table:table-cell office:value-type="string" table:style-name="ce78">
            <text:p><text:span text:style-name="T5">我们鼓励我们的团队参与</text:span><text:span text:style-name="T1">[</text:span><text:span text:style-name="T5">基金会</text:span><text:span text:style-name="T1">]</text:span><text:span text:style-name="T5">以外的</text:span><text:span text:style-name="T6">开源</text:span><text:span text:style-name="T5">（和类似的）项目。如果您想加入一个项目，请联系开源合规主管了解更多信息。除了</text:span><text:span text:style-name="T1"><text:s/>[</text:span><text:span text:style-name="T5">基金会</text:span><text:span text:style-name="T1">]<text:s/></text:span><text:span text:style-name="T5">参与的项目之外，您还可以在私人时间为其他项目做出贡献。但请注意，您需遵守对</text:span><text:span text:style-name="T1"><text:s/>[</text:span><text:span text:style-name="T5">基金会</text:span><text:span text:style-name="T1">]<text:s/></text:span><text:span text:style-name="T5">的与我们自己的知识产权贸易有关的义务。因此，您必须在可能与您在</text:span><text:span text:style-name="T1"><text:s/>[</text:span><text:span text:style-name="T5">基金会</text:span><text:span text:style-name="T1">]<text:s/></text:span><text:span text:style-name="T5">工作有关的项目做出贡献之前与</text:span><text:span text:style-name="T1"><text:s/>[</text:span><text:span text:style-name="T5">开源合规主管</text:span><text:span text:style-name="T1">|</text:span><text:span text:style-name="T5">开源联络人</text:span><text:span text:style-name="T1">]<text:s/></text:span><text:span text:style-name="T5">明确任何参与行为。只有在特殊情况下才会拒绝许可。</text:span></text:p>
          </table:table-cell>
          <table:table-cell table:number-columns-repeated="16376" table:style-name="ce1"/>
        </table:table-row>
        <table:table-row table:style-name="ro16">
          <table:table-cell/>
          <table:table-cell office:value-type="string" table:style-name="ce17">
            <text:p>3.5.1.2</text:p>
          </table:table-cell>
          <table:table-cell office:value-type="string" table:style-name="ce75">
            <text:p>一份治理开源贡献的操作文档</text:p>
          </table:table-cell>
          <table:table-cell office:value-type="string" table:style-name="ce50">
            <text:p>VM</text:p>
          </table:table-cell>
          <table:table-cell office:value-type="string" table:style-name="ce20">
            <text:p>5.b</text:p>
          </table:table-cell>
          <table:table-cell office:value-type="string" table:style-name="ce66">
            <text:p>您是否有管理开源贡献的操作文档？</text:p>
          </table:table-cell>
          <table:table-cell office:value-type="string" table:style-name="ce78">
            <text:p><text:span text:style-name="T5">为了向已获得批准的</text:span><text:span text:style-name="T6">开源</text:span><text:span text:style-name="T5">项目做贡献，您可能会被要求签署原创证明、贡献者许可协议或其他文件。例如，我们可能已经签署了一揽子协议。在为任何开源项目贡献任何东西之前，你必须和</text:span><text:span text:style-name="T6">开源合规主管</text:span><text:span text:style-name="T5">确认，并确保满足与文档相关的所有要求。一旦获得此许可，您可以使用您的</text:span><text:span text:style-name="T1"><text:s/>[</text:span><text:span text:style-name="T5">公司</text:span><text:span text:style-name="T1">]<text:s/></text:span><text:span text:style-name="T5">电子邮件地址进行注册并表明您自己是贡献的源头。</text:span></text:p>
          </table:table-cell>
          <table:table-cell office:value-type="string" table:style-name="ce78">
            <text:p><text:span text:style-name="T5">为了代表</text:span><text:span text:style-name="T1"><text:s/>[</text:span><text:span text:style-name="T5">基金会</text:span><text:span text:style-name="T1">]<text:s/></text:span><text:span text:style-name="T5">对外部的</text:span><text:span text:style-name="T6">开源</text:span><text:span text:style-name="T5">项目做贡献，您可能会被要求签署原创证明、贡献者许可协议或其他文件。例如，我们可能已经签署了一揽子协议。在向任何</text:span><text:span text:style-name="T6">开源</text:span><text:span text:style-name="T5">项目贡献任何东西之前，你必须和</text:span><text:span text:style-name="T6">开源合规主管</text:span><text:span text:style-name="T5">确认，并确保满足与文档相关的所有要求。一旦获得此许可，您就可以使用您的电子邮件地址进行注册并表明您自己是贡献的源头。</text:span></text:p>
          </table:table-cell>
          <table:table-cell table:number-columns-repeated="16376" table:style-name="ce1"/>
        </table:table-row>
        <table:table-row table:style-name="ro13">
          <table:table-cell/>
          <table:table-cell office:value-type="string" table:style-name="ce17">
            <text:p>3.5.1.3</text:p>
          </table:table-cell>
          <table:table-cell office:value-type="string" table:style-name="ce17">
            <text:p><text:s/><text:span text:style-name="T5">一份操作文档，能让计划参与者知悉开源贡献政策的存在（如通过培训、内部</text:span><text:s/>wiki<text:s/><text:span text:style-name="T5">或其他可行的沟通方式）。</text:span></text:p>
          </table:table-cell>
          <table:table-cell office:value-type="string" table:style-name="ce50">
            <text:p>VM</text:p>
          </table:table-cell>
          <table:table-cell office:value-type="string" table:style-name="ce20">
            <text:p>5.c</text:p>
          </table:table-cell>
          <table:table-cell office:value-type="string" table:style-name="ce66">
            <text:p>您是否有操作文档让所有软件人员都知道开源贡献政策的存在？</text:p>
          </table:table-cell>
          <table:table-cell office:value-type="string" table:style-name="ce78">
            <text:p><text:span text:style-name="T5">有关</text:span><text:span text:style-name="T6">开源</text:span><text:span text:style-name="T5">项目贡献的更多信息可以在</text:span><text:span text:style-name="T1"><text:s/>[</text:span><text:span text:style-name="T5">此处</text:span><text:span text:style-name="T1">]<text:s/></text:span><text:span text:style-name="T5">找到，相关的政策和培训包含在上面</text:span><text:span text:style-name="T1"><text:s/>[</text:span><text:span text:style-name="T5">参考培训</text:span><text:span text:style-name="T1">]<text:s/></text:span><text:span text:style-name="T5">中提到的培训中。</text:span></text:p>
          </table:table-cell>
          <table:table-cell office:value-type="string" table:style-name="ce78">
            <text:p><text:span text:style-name="T5">有关</text:span><text:span text:style-name="T6">开源</text:span><text:span text:style-name="T5">项目贡献的更多信息可以在</text:span><text:span text:style-name="T1"><text:s/>[</text:span><text:span text:style-name="T5">此处</text:span><text:span text:style-name="T1">]<text:s/></text:span><text:span text:style-name="T5">找到，相关的政策和培训包含在上面</text:span><text:span text:style-name="T1"><text:s/>[</text:span><text:span text:style-name="T5">参考培训</text:span><text:span text:style-name="T1">]<text:s/></text:span><text:span text:style-name="T5">中提到的培训中。</text:span></text:p>
          </table:table-cell>
          <table:table-cell table:number-columns-repeated="16376"/>
        </table:table-row>
        <table:table-row table:style-name="ro13">
          <table:table-cell/>
          <table:table-cell office:value-type="string" table:style-name="ce17">
            <text:p>3.5.1.R</text:p>
          </table:table-cell>
          <table:table-cell office:value-type="string" table:style-name="ce75">
            <text:p>确保当一个组织允许对开源项目做贡献时，它已经合理考虑过建立和实施开源贡献政策。此政策可以是整体开源政策的一部分，也可以是一个独立的政策。</text:p>
          </table:table-cell>
          <table:table-cell office:value-type="string" table:style-name="ce50">
            <text:p>RT</text:p>
          </table:table-cell>
          <table:table-cell table:number-columns-repeated="3" table:style-name="ce20"/>
          <table:table-cell table:style-name="ce24"/>
          <table:table-cell table:number-columns-repeated="16376"/>
        </table:table-row>
        <table:table-row table:style-name="ro2">
          <table:table-cell/>
          <table:table-cell office:value-type="float" office:value="3.6" table:style-name="ce17">
            <text:p>3.6</text:p>
          </table:table-cell>
          <table:table-cell office:value-type="string" table:style-name="ce76">
            <text:p>遵守本规范的要求</text:p>
          </table:table-cell>
          <table:table-cell office:value-type="string" table:style-name="ce50">
            <text:p>H</text:p>
          </table:table-cell>
          <table:table-cell table:number-columns-repeated="2" table:style-name="ce20"/>
          <table:table-cell table:style-name="ce14"/>
          <table:table-cell table:style-name="ce24"/>
          <table:table-cell table:number-columns-repeated="16376"/>
        </table:table-row>
        <table:table-row table:style-name="ro2">
          <table:table-cell/>
          <table:table-cell office:value-type="string" table:style-name="ce17">
            <text:p>3.6.1</text:p>
          </table:table-cell>
          <table:table-cell office:value-type="string" table:style-name="ce76">
            <text:p>遵从</text:p>
          </table:table-cell>
          <table:table-cell office:value-type="string" table:style-name="ce50">
            <text:p>H</text:p>
          </table:table-cell>
          <table:table-cell table:number-columns-repeated="2" table:style-name="ce20"/>
          <table:table-cell table:style-name="ce14"/>
          <table:table-cell table:style-name="ce24"/>
          <table:table-cell table:number-columns-repeated="16376"/>
        </table:table-row>
        <table:table-row table:style-name="ro25">
          <table:table-cell/>
          <table:table-cell office:value-type="string" table:style-name="ce17">
            <text:p>3.6.1.0</text:p>
          </table:table-cell>
          <table:table-cell office:value-type="string" table:style-name="ce77">
            <text:p><text:span text:style-name="T5">如果一个计划被视作遵从了</text:span><text:span text:style-name="T1"><text:s/>OpenChain</text:span><text:span text:style-name="T5">，那么组织必须确认此计划满足了本文档提出的要求。</text:span></text:p>
          </table:table-cell>
          <table:table-cell office:value-type="string" table:style-name="ce50">
            <text:p>RQ</text:p>
          </table:table-cell>
          <table:table-cell table:number-columns-repeated="2" table:style-name="ce20"/>
          <table:table-cell office:value-type="string" table:style-name="ce20">
            <text:p><text:s/>[<text:span text:style-name="T5">公司</text:span>]<text:s/><text:span text:style-name="T5">支持</text:span><text:s/>Linux<text:s/><text:span text:style-name="T5">基金会的</text:span><text:s/>OpenChain<text:s/><text:span text:style-name="T5">项目。这是一个遵从计划，旨在确保我们知道我们拥有和正在使用的代码；遵守其附带的许可义务；我们的团队接受过培训并了解围绕</text:span><text:span text:style-name="T6">开源</text:span><text:span text:style-name="T5">许可证的问题及其在</text:span><text:s/>[<text:span text:style-name="T5">公司</text:span>]<text:s/><text:span text:style-name="T5">内代码的使用和部署，并且</text:span><text:s/>[<text:span text:style-name="T5">公司</text:span>]<text:s/><text:span text:style-name="T5">拥有面向内部和外部的</text:span><text:span text:style-name="T6">开源</text:span><text:span text:style-name="T5">人员能够处理咨询并支持公司的人员</text:span><text:span text:style-name="T6">开源</text:span><text:span text:style-name="T5">的使用和部署。该政策经过精心设计，符合</text:span><text:s/>OpenChain<text:s/><text:span text:style-name="T5">规范</text:span><text:s/>v2.1<text:span text:style-name="T5">、</text:span>ISO/IEC 5230:2020<text:span text:style-name="T5">。有关</text:span><text:s/>OpenChain<text:s/><text:span text:style-name="T5">项目的更多信息，请参阅</text:span><text:s/>OpenChainProject.org</text:p>
          </table:table-cell>
          <table:table-cell office:value-type="string" table:style-name="ce21">
            <text:p><text:s/>[<text:span text:style-name="T5">基金会</text:span>]<text:s/><text:span text:style-name="T5">支持</text:span><text:s/>Linux<text:s/><text:span text:style-name="T5">基金会的</text:span><text:s/>OpenChain<text:s/><text:span text:style-name="T5">项目。这是一个遵从计划，旨在确保我们知道我们拥有和正在使用的代码；遵守其附带的许可义务；我们的团队接受过培训并了解围绕</text:span><text:span text:style-name="T6">开源</text:span><text:span text:style-name="T5">许可证的问题及其在</text:span><text:s/>[<text:span text:style-name="T5">基金会</text:span>]<text:s/><text:span text:style-name="T5">内代码的使用和部署，并且</text:span><text:s/>[<text:span text:style-name="T5">基金会</text:span>]<text:s/><text:span text:style-name="T5">具有面向内部和外部的</text:span><text:span text:style-name="T6">开源</text:span><text:span text:style-name="T5">人员能够处理查询并咨询</text:span>[<text:span text:style-name="T5">基金会</text:span>]<text:span text:style-name="T5">的官员</text:span><text:span text:style-name="T6">开源</text:span><text:span text:style-name="T5">使用和部署。该政策经过精心设计，符合</text:span><text:s/>OpenChain<text:s/><text:span text:style-name="T5">规范</text:span><text:s/>v2.1<text:span text:style-name="T5">、</text:span>ISO/IEC 5230:2020<text:span text:style-name="T5">。有关</text:span><text:s/>OpenChain<text:s/><text:span text:style-name="T5">项目的更多信息，请参阅</text:span><text:s/>OpenChainProject.org<text:span text:style-name="T5">。</text:span></text:p>
          </table:table-cell>
          <table:table-cell table:number-columns-repeated="16376"/>
        </table:table-row>
        <table:table-row table:style-name="ro17">
          <table:table-cell/>
          <table:table-cell office:value-type="string" table:style-name="ce17">
            <text:p>3.6.1.1</text:p>
          </table:table-cell>
          <table:table-cell office:value-type="string" table:style-name="ce77">
            <text:p><text:span text:style-name="T5">一份文档，能确认</text:span><text:span text:style-name="T1">§3.1.4<text:s/></text:span><text:span text:style-name="T5">中详细定义的计划满足了本文档的所有要求。</text:span></text:p>
          </table:table-cell>
          <table:table-cell office:value-type="string" table:style-name="ce50">
            <text:p>VM</text:p>
          </table:table-cell>
          <table:table-cell office:value-type="string" table:style-name="ce20">
            <text:p>6.a</text:p>
          </table:table-cell>
          <table:table-cell office:value-type="string" table:style-name="ce20">
            <text:p>您是否有文件确认您的计划符合本规范的所有要求？</text:p>
          </table:table-cell>
          <table:table-cell office:value-type="string" table:style-name="ce26">
            <text:p><text:s/>[<text:span text:style-name="T5">公司</text:span>]<text:s/><text:span text:style-name="T5">申明，截至</text:span></text:p>
            <text:p><text:s/>• [<text:span text:style-name="T5">插入日期</text:span>]<text:s/><text:span text:style-name="T5">并就</text:span><text:s/>[<text:span text:style-name="T5">描述交付软件</text:span>A]<text:s/></text:p>
            <text:p>• [<text:span text:style-name="T5">插入日期</text:span>]<text:span text:style-name="T5">和关于</text:span>[<text:span text:style-name="T5">描述交付软件</text:span>B]<text:s/><text:span text:style-name="T5">它符合</text:span><text:s/>OpenChain<text:s/><text:span text:style-name="T5">规范</text:span><text:s/>v 2.1<text:span text:style-name="T5">、</text:span>ISO/IEC 5230:2020<text:span text:style-name="T5">。</text:span><text:s/>[<text:span text:style-name="T5">我们的公开声明可以在这里找到</text:span>[<text:span text:style-name="T5">插入链接</text:span>]]<text:span text:style-name="T5">。</text:span></text:p>
          </table:table-cell>
          <table:table-cell office:value-type="string" table:style-name="ce21">
            <text:p><text:s/>[<text:span text:style-name="T5">基金会</text:span>]<text:s/><text:span text:style-name="T5">申明，截至</text:span><text:s/></text:p>
            <text:p>• [<text:span text:style-name="T5">插入日期</text:span>]<text:s/><text:span text:style-name="T5">并就</text:span><text:s/>[<text:span text:style-name="T5">描述交付软件</text:span>A]<text:s/></text:p>
            <text:p>• [<text:span text:style-name="T5">插入日期</text:span>]<text:span text:style-name="T5">和关于</text:span>[<text:span text:style-name="T5">描述交付软件</text:span>B]<text:s/><text:span text:style-name="T5">它符合</text:span><text:s/>OpenChain<text:s/><text:span text:style-name="T5">规范</text:span><text:s/>v 2.1<text:span text:style-name="T5">、</text:span>ISO/IEC 5230:2020<text:span text:style-name="T5">。</text:span><text:s/>[<text:span text:style-name="T5">我们的公开声明可以在这里找到</text:span>[<text:span text:style-name="T5">插入链接</text:span>]]<text:span text:style-name="T5">。</text:span></text:p>
          </table:table-cell>
          <table:table-cell table:number-columns-repeated="16376"/>
        </table:table-row>
        <table:table-row table:style-name="ro18">
          <table:table-cell/>
          <table:table-cell office:value-type="string" table:style-name="ce17">
            <text:p>3.6.1.R</text:p>
          </table:table-cell>
          <table:table-cell office:value-type="string" table:style-name="ce77">
            <text:p><text:span text:style-name="T5">确保如果有组织宣布一个计划遵从了</text:span><text:span text:style-name="T1"><text:s/>OpenChain</text:span><text:span text:style-name="T5">，那么此计划已经满足本文档的所有要求。仅满足部分要求不视作遵从。</text:span></text:p>
          </table:table-cell>
          <table:table-cell office:value-type="string" table:style-name="ce50">
            <text:p>RT</text:p>
          </table:table-cell>
          <table:table-cell table:style-name="ce20"/>
          <table:table-cell table:style-name="ce11"/>
          <table:table-cell table:style-name="ce20"/>
          <table:table-cell table:style-name="ce24"/>
          <table:table-cell table:number-columns-repeated="16376"/>
        </table:table-row>
        <table:table-row table:style-name="ro2">
          <table:table-cell/>
          <table:table-cell office:value-type="string" table:style-name="ce17">
            <text:p>3.6.2</text:p>
          </table:table-cell>
          <table:table-cell office:value-type="string" table:style-name="ce76">
            <text:p>有效期</text:p>
          </table:table-cell>
          <table:table-cell office:value-type="string" table:style-name="ce50">
            <text:p>H</text:p>
          </table:table-cell>
          <table:table-cell table:number-columns-repeated="3" table:style-name="ce20"/>
          <table:table-cell table:style-name="ce24"/>
          <table:table-cell table:number-columns-repeated="16376"/>
        </table:table-row>
        <table:table-row table:style-name="ro13">
          <table:table-cell/>
          <table:table-cell office:value-type="string" table:style-name="ce17">
            <text:p>3.6.2.0</text:p>
          </table:table-cell>
          <table:table-cell office:value-type="string" table:style-name="ce77">
            <text:p><text:span text:style-name="T5">宣布符合规范</text:span><text:span text:style-name="T1"><text:s/>2.1<text:s/></text:span><text:span text:style-name="T5">版的</text:span><text:span text:style-name="T1"><text:s/>OpenChain<text:s/></text:span><text:span text:style-name="T5">计划从遵从生效之日起必须维持</text:span><text:span text:style-name="T1"><text:s/>18<text:s/></text:span><text:span text:style-name="T5">个月。遵从生效登记步骤可以在</text:span><text:span text:style-name="T1"><text:s/>OpenChain<text:s/></text:span><text:span text:style-name="T5">项目的网站上找到。</text:span></text:p>
          </table:table-cell>
          <table:table-cell office:value-type="string" table:style-name="ce50">
            <text:p>RQ</text:p>
          </table:table-cell>
          <table:table-cell table:number-columns-repeated="3" table:style-name="ce20"/>
          <table:table-cell table:style-name="ce24"/>
          <table:table-cell table:number-columns-repeated="16376"/>
        </table:table-row>
        <table:table-row table:style-name="ro25">
          <table:table-cell/>
          <table:table-cell office:value-type="string" table:style-name="ce17">
            <text:p>3.6.2.1</text:p>
          </table:table-cell>
          <table:table-cell office:value-type="string" table:style-name="ce77">
            <text:p><text:span text:style-name="T1"><text:s/></text:span><text:span text:style-name="T5">一份文档，能确认计划在遵从生效起</text:span><text:span text:style-name="T1"><text:s/>18<text:s/></text:span><text:span text:style-name="T5">个月内，都满足本文档的所有要求。</text:span></text:p>
          </table:table-cell>
          <table:table-cell office:value-type="string" table:style-name="ce50">
            <text:p>VM</text:p>
          </table:table-cell>
          <table:table-cell office:value-type="string" table:style-name="ce20">
            <text:p>6.b</text:p>
          </table:table-cell>
          <table:table-cell office:value-type="string" table:style-name="ce20">
            <text:p>您是否有文件确认您的计划遵从在过去 18 个月内得到了审核？</text:p>
          </table:table-cell>
          <table:table-cell office:value-type="string" table:style-name="ce20">
            <text:p><text:s/>[<text:span text:style-name="T5">公司</text:span>]<text:s/><text:span text:style-name="T5">确认在获得遵从生效的过去</text:span><text:s/>18<text:s/><text:span text:style-name="T5">个月内，该计划满足</text:span><text:s/>OpenChain<text:s/><text:span text:style-name="T5">规范</text:span><text:s/>v2.1<text:span text:style-name="T5">、</text:span>ISO/IEC 5230:2020<text:s/><text:span text:style-name="T5">的所有要求。</text:span><text:s/>[<text:span text:style-name="T5">我们的公开声明可以在这里找到</text:span>[<text:span text:style-name="T5">插入链接</text:span>]]<text:span text:style-name="T5">。</text:span></text:p>
            <text:p><text:span text:style-name="T5"/></text:p>
            <text:p><text:s/>[<text:span text:style-name="T5">公司</text:span>]<text:s/><text:span text:style-name="T5">的遵从声明将在适当的情况下至少</text:span><text:s/>[12|18<text:s/><text:span text:style-name="T5">个月</text:span>]<text:s/><text:span text:style-name="T5">进行审核和更新。</text:span></text:p>
            <text:p><text:span text:style-name="T5"/></text:p>
            <text:p><text:span text:style-name="T5">该</text:span><text:span text:style-name="T6">开源</text:span><text:span text:style-name="T5">政策的有效性和效果将在</text:span>[<text:span text:style-name="T5">确认的同时</text:span>]<text:span text:style-name="T5">进行审核，并将在适当的情况下根据本政策进行更改和沟通。</text:span></text:p>
          </table:table-cell>
          <table:table-cell office:value-type="string" table:style-name="ce21">
            <text:p>[<text:span text:style-name="T5">基金会</text:span>]<text:s/><text:span text:style-name="T5">确认在获得遵从生效的过去</text:span><text:s/>18<text:s/><text:span text:style-name="T5">个月内，该计划满足</text:span><text:s/>OpenChain<text:s/><text:span text:style-name="T5">规范</text:span><text:s/>v2.1<text:span text:style-name="T5">、</text:span>ISO/IEC 5230:2020<text:s/><text:span text:style-name="T5">的所有要求。</text:span><text:s/>[<text:span text:style-name="T5">我们的公开声明可以在这里找到</text:span>[<text:span text:style-name="T5">插入链接</text:span>]]<text:span text:style-name="T5">。</text:span></text:p>
            <text:p><text:span text:style-name="T5"/></text:p>
            <text:p><text:s/>[<text:span text:style-name="T5">基金会</text:span>]<text:s/><text:span text:style-name="T5">的遵从声明将至少在</text:span><text:s/>[12|18<text:s/><text:span text:style-name="T5">个月</text:span>]<text:s/><text:span text:style-name="T5">的时间间隔内进行审核和更新。</text:span></text:p>
            <text:p><text:span text:style-name="T5"/></text:p>
            <text:p><text:span text:style-name="T5">该</text:span><text:span text:style-name="T6">开源</text:span><text:span text:style-name="T5">政策的有效性和效果将在</text:span>[<text:span text:style-name="T5">确认的同时</text:span>]<text:span text:style-name="T5">进行审核，并将在适当的情况下根据本政策进行更改和沟通。</text:span></text:p>
          </table:table-cell>
          <table:table-cell table:number-columns-repeated="16376"/>
        </table:table-row>
        <table:table-row table:style-name="ro18">
          <table:table-cell/>
          <table:table-cell office:value-type="string" table:style-name="ce17">
            <text:p>3.6.2.R</text:p>
          </table:table-cell>
          <table:table-cell office:value-type="string" table:style-name="ce75">
            <text:p>如果组织想长期保持遵从状态，让合规计划和最新的规范同步是很重要的。如果组织想长期保持遵从状态，此要求确保了支持合规计划的流程和管控措施不会逐渐失效。</text:p>
          </table:table-cell>
          <table:table-cell office:value-type="string" table:style-name="ce50">
            <text:p>RT</text:p>
          </table:table-cell>
          <table:table-cell table:number-columns-repeated="3" table:style-name="ce20"/>
          <table:table-cell table:style-name="ce24"/>
          <table:table-cell table:number-columns-repeated="16376"/>
        </table:table-row>
        <table:table-row table:style-name="ro28">
          <table:table-cell/>
          <table:table-cell table:style-name="ce29"/>
          <table:table-cell table:style-name="ce30"/>
          <table:table-cell office:value-type="string" table:style-name="ce50">
            <text:p>TX</text:p>
          </table:table-cell>
          <table:table-cell table:number-columns-repeated="2" table:style-name="ce20"/>
          <table:table-cell office:value-type="string" table:style-name="ce20">
            <text:p>[<text:span text:style-name="T5">增加点击接受机制的确认方式，如果在纸上完成则可用签名栏方式</text:span>]<text:s/></text:p>
            <text:p/>
            <text:p><text:span text:style-name="T5">通过</text:span><text:s/>[<text:span text:style-name="T5">勾选</text:span>/<text:span text:style-name="T5">签名</text:span>]<text:s/><text:span text:style-name="T5">并接受此内容，您确认您理解并接受此</text:span><text:span text:style-name="T6">开源</text:span><text:span text:style-name="T5">政策的内容，并且您了解</text:span><text:span text:style-name="T6">计划</text:span><text:span text:style-name="T5">的每个人员和</text:span><text:span text:style-name="T6">计划</text:span><text:span text:style-name="T5">的目标，</text:span><text:span text:style-name="T6">计划</text:span><text:span text:style-name="T5">中你的贡献</text:span>,<text:span text:style-name="T5">及</text:span><text:span text:style-name="T6">计划</text:span><text:span text:style-name="T5">中不遵从项的影响。</text:span></text:p>
            <text:p><text:span text:style-name="T5"/></text:p>
            <text:p><text:span text:style-name="T5">本政策不构成您与</text:span><text:s/>[<text:span text:style-name="T5">公司</text:span>]<text:s/><text:span text:style-name="T5">的雇佣合同的一部分，您在此同意</text:span><text:s/>[<text:span text:style-name="T5">公司</text:span>]<text:s/><text:span text:style-name="T5">不时更改此政策</text:span><text:span text:style-name="T6">开源</text:span><text:span text:style-name="T5">政策及相关</text:span><text:span text:style-name="T6">计划</text:span><text:span text:style-name="T5">，无需经过您的同意。</text:span></text:p>
          </table:table-cell>
          <table:table-cell office:value-type="string" table:style-name="ce21">
            <text:p><text:s/>[<text:span text:style-name="T5">增加点击接受机制的确认方式，如果在纸上完成则可用签名栏方式</text:span>]<text:s/></text:p>
            <text:p/>
            <text:p><text:span text:style-name="T5">通过</text:span><text:s/>[<text:span text:style-name="T5">勾选</text:span>/<text:span text:style-name="T5">签名</text:span>]<text:s/><text:span text:style-name="T5">并接受此内容，您确认您理解并接受此</text:span><text:span text:style-name="T6">开源</text:span><text:span text:style-name="T5">政策内容，并且您了解</text:span><text:span text:style-name="T6">计划</text:span><text:span text:style-name="T5">的每个人员和</text:span><text:span text:style-name="T6">计划</text:span><text:span text:style-name="T5">的目标，</text:span><text:span text:style-name="T6">计划</text:span><text:span text:style-name="T5">中你的贡献，及</text:span><text:span text:style-name="T6">计划</text:span><text:span text:style-name="T5">中不遵从项的影响。</text:span></text:p>
            <text:p><text:span text:style-name="T5"/></text:p>
            <text:p><text:span text:style-name="T5">本政策不构成与</text:span><text:s/>[<text:span text:style-name="T5">基金会</text:span>]<text:s/><text:span text:style-name="T5">的任何雇佣合同的一部分，您在此同意</text:span><text:s/>[<text:span text:style-name="T5">基金会</text:span>]<text:s/><text:span text:style-name="T5">不时更改此政策</text:span><text:span text:style-name="T6">开源</text:span><text:span text:style-name="T5">政策及相关</text:span><text:span text:style-name="T6">计划</text:span><text:span text:style-name="T5">，无需经过您的同意。</text:span></text:p>
          </table:table-cell>
          <table:table-cell table:number-columns-repeated="16376"/>
        </table:table-row>
        <table:table-row table:number-rows-repeated="1048484" table:style-name="ro4">
          <table:table-cell table:number-columns-repeated="16384"/>
        </table:table-row>
      </table:table>
      <table:table table:name="1_-_角色" table:style-name="ta3">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number-columns-repeated="3" table:default-cell-style-name="ce28"/>
        <table:table-column table:style-name="co16" table:default-cell-style-name="ce32"/>
        <table:table-column table:style-name="co17" table:default-cell-style-name="ce1"/>
        <table:table-column table:style-name="co18" table:number-columns-repeated="1012" table:default-cell-style-name="ce1"/>
        <table:table-column table:style-name="co3" table:default-cell-style-name="ce1"/>
        <table:table-column table:style-name="co4" table:number-columns-repeated="15360" table:default-cell-style-name="ce1"/>
        <table:table-row table:style-name="ro4">
          <table:table-cell office:value-type="string" table:style-name="ce9">
            <text:p>角色和职责 - 示例 - 非官方</text:p>
          </table:table-cell>
          <table:table-cell table:style-name="ce9"/>
          <table:table-cell table:number-columns-repeated="4" table:style-name="ce1"/>
          <table:table-cell table:number-columns-repeated="3" table:style-name="ce28"/>
          <table:table-cell table:style-name="ce32"/>
          <table:table-cell table:number-columns-repeated="16374" table:style-name="ce1"/>
        </table:table-row>
        <table:table-row table:number-rows-repeated="2" table:style-name="ro4">
          <table:table-cell table:number-columns-repeated="2" table:style-name="ce9"/>
          <table:table-cell table:number-columns-repeated="4" table:style-name="ce1"/>
          <table:table-cell table:number-columns-repeated="3" table:style-name="ce28"/>
          <table:table-cell table:style-name="ce32"/>
          <table:table-cell table:number-columns-repeated="16374" table:style-name="ce1"/>
        </table:table-row>
        <table:table-row table:style-name="ro2">
          <table:table-cell table:style-name="ce33"/>
          <table:table-cell office:value-type="string" table:style-name="ce33">
            <text:p>角色代码</text:p>
          </table:table-cell>
          <table:table-cell office:value-type="string" table:style-name="ce33">
            <text:p>姓名</text:p>
          </table:table-cell>
          <table:table-cell office:value-type="string" table:style-name="ce33">
            <text:p>预约的日期</text:p>
          </table:table-cell>
          <table:table-cell office:value-type="string" table:style-name="ce33">
            <text:p>电子邮件地址</text:p>
          </table:table-cell>
          <table:table-cell office:value-type="string" table:style-name="ce33">
            <text:p>电话号码</text:p>
          </table:table-cell>
          <table:table-cell office:value-type="string" table:style-name="ce34">
            <text:p>角色描述</text:p>
          </table:table-cell>
          <table:table-cell office:value-type="string" table:style-name="ce74">
            <text:p>能力和理解力（概要）</text:p>
          </table:table-cell>
          <table:table-cell office:value-type="string" table:style-name="ce74">
            <text:p>能力和理解力（详情）</text:p>
          </table:table-cell>
          <table:table-cell office:value-type="string" table:style-name="ce34">
            <text:p>时间要求</text:p>
          </table:table-cell>
          <table:table-cell table:style-name="ce33"/>
          <table:table-cell table:number-columns-repeated="53" table:style-name="ce31"/>
          <table:table-cell table:number-columns-repeated="16320"/>
        </table:table-row>
        <table:table-row table:style-name="ro34">
          <table:table-cell office:value-type="string" table:style-name="ce33">
            <text:p>开源合规委员会成员</text:p>
          </table:table-cell>
          <table:table-cell office:value-type="string" table:style-name="ce53">
            <text:p>CBM</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董事会成员，全面负责开源合规和战略。开源合规负责人是直接下属。问题从开源合规主管上报给开源合规委员会成员</text:p>
          </table:table-cell>
          <table:table-cell office:value-type="string" table:style-name="ce28">
            <text:p>知识产权风险（开源）、开发过程</text:p>
          </table:table-cell>
          <table:table-cell office:value-type="string" table:style-name="ce28">
            <text:p>公司管理架构、沟通技巧</text:p>
          </table:table-cell>
          <table:table-cell office:value-type="string" table:style-name="ce71">
            <text:p><text:span text:style-name="T5">可以与其他角色（例如</text:span><text:span text:style-name="T1"><text:s/>CTO</text:span><text:span text:style-name="T5">）复用</text:span></text:p>
          </table:table-cell>
          <table:table-cell table:number-columns-repeated="54" table:style-name="ce31"/>
          <table:table-cell table:number-columns-repeated="16320"/>
        </table:table-row>
        <table:table-row table:style-name="ro20">
          <table:table-cell office:value-type="string" table:style-name="ce33">
            <text:p>开源合规主管</text:p>
          </table:table-cell>
          <table:table-cell office:value-type="string" table:style-name="ce53">
            <text:p>Clead</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负责公司开源合规日常执行的高级经理。向开源合规委员会成员报告</text:p>
          </table:table-cell>
          <table:table-cell office:value-type="string" table:style-name="ce28">
            <text:p>公司 管理结构、开源政策（流程）、软件架构</text:p>
          </table:table-cell>
          <table:table-cell office:value-type="string" table:style-name="ce28">
            <text:p>知识产权风险、开发过程、沟通技巧</text:p>
          </table:table-cell>
          <table:table-cell office:value-type="string" table:style-name="ce28">
            <text:p>全职</text:p>
          </table:table-cell>
          <table:table-cell table:number-columns-repeated="54" table:style-name="ce31"/>
          <table:table-cell table:number-columns-repeated="16320"/>
        </table:table-row>
        <table:table-row table:style-name="ro35">
          <table:table-cell office:value-type="string" table:style-name="ce52">
            <text:p>开源联络人</text:p>
          </table:table-cell>
          <table:table-cell office:value-type="string" table:style-name="ce53">
            <text:p>Liaison</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经理，向开源合规负责人报告，负责开源的外联职责，包括社区联络、项目社区管理和回答有关公司开源战略的一般性问题，向开源合规负责人报告。还负责接受与开源许可问题相关的外部咨询，并负责确保按照开源政策进行处理。</text:p>
          </table:table-cell>
          <table:table-cell office:value-type="string" table:style-name="ce28">
            <text:p>公司 管理结构、开源政策（流程）、软件架构</text:p>
          </table:table-cell>
          <table:table-cell office:value-type="string" table:style-name="ce28">
            <text:p>知识产权风险、开发过程、</text:p>
          </table:table-cell>
          <table:table-cell office:value-type="string" table:style-name="ce48">
            <text:p>可以与其他角色（例如开发人员）复用</text:p>
          </table:table-cell>
          <table:table-cell table:number-columns-repeated="54" table:style-name="ce31"/>
          <table:table-cell table:number-columns-repeated="16320"/>
        </table:table-row>
        <table:table-row table:style-name="ro26">
          <table:table-cell office:value-type="string" table:style-name="ce33">
            <text:p>外部法律顾问</text:p>
          </table:table-cell>
          <table:table-cell office:value-type="string" table:style-name="ce53">
            <text:p>ExtCounsel</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就开源许可的合规和流程提供法律建议。接收来自开源合规主管的指示。例如，在适当的情况下，可能会建议在其他司法管辖区具有适当技能的第三方律师。</text:p>
          </table:table-cell>
          <table:table-cell office:value-type="string" table:style-name="ce28">
            <text:p>公司 管理结构、开源政策（流程）、软件架构</text:p>
          </table:table-cell>
          <table:table-cell office:value-type="string" table:style-name="ce28">
            <text:p>知识产权风险和许可问题、开源政策和流程（法律问题）、开源许可。</text:p>
          </table:table-cell>
          <table:table-cell office:value-type="string" table:style-name="ce48">
            <text:p>不涉及</text:p>
          </table:table-cell>
          <table:table-cell table:number-columns-repeated="54" table:style-name="ce31"/>
          <table:table-cell table:number-columns-repeated="16320"/>
        </table:table-row>
        <table:table-row table:style-name="ro20">
          <table:table-cell office:value-type="string" table:style-name="ce33">
            <text:p>软件开发人员（初级）</text:p>
          </table:table-cell>
          <table:table-cell office:value-type="string" table:style-name="ce53">
            <text:p>JuniorDev</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48">
            <text:p>在直接主管的指导下开发软件。</text:p>
          </table:table-cell>
          <table:table-cell office:value-type="string" table:style-name="ce28">
            <text:p>团队管理结构。在该计划下开发的产品/项目的整体架构</text:p>
          </table:table-cell>
          <table:table-cell office:value-type="string" table:style-name="ce28">
            <text:p>与计划相关的编码技能</text:p>
          </table:table-cell>
          <table:table-cell table:style-name="ce32"/>
          <table:table-cell table:number-columns-repeated="16374" table:style-name="ce1"/>
        </table:table-row>
        <table:table-row table:style-name="ro20">
          <table:table-cell office:value-type="string" table:style-name="ce33">
            <text:p>软件开发人员（高级）</text:p>
          </table:table-cell>
          <table:table-cell office:value-type="string" table:style-name="ce53">
            <text:p>SeniorDev</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48">
            <text:p>按照直接主管的指示开发软件</text:p>
          </table:table-cell>
          <table:table-cell office:value-type="string" table:style-name="ce28">
            <text:p>公司 管理结构、开源政策（流程）、软件架构</text:p>
          </table:table-cell>
          <table:table-cell office:value-type="string" table:style-name="ce28">
            <text:p>团队管理结构。开源政策。与项目相关的编码技能。</text:p>
          </table:table-cell>
          <table:table-cell table:style-name="ce32"/>
          <table:table-cell table:number-columns-repeated="16374" table:style-name="ce1"/>
        </table:table-row>
        <table:table-row table:style-name="ro20">
          <table:table-cell office:value-type="string" table:style-name="ce33">
            <text:p>开发组组长</text:p>
          </table:table-cell>
          <table:table-cell office:value-type="string" table:style-name="ce53">
            <text:p>DevLead</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领导在该计划下开发的特定软件产品或项目的开发团队</text:p>
          </table:table-cell>
          <table:table-cell office:value-type="string" table:style-name="ce28">
            <text:p>公司 管理结构、开源政策（流程）、软件架构</text:p>
          </table:table-cell>
          <table:table-cell office:value-type="string" table:style-name="ce28">
            <text:p>团队管理结构、开源政策、编码技巧。沟通技巧。管理技能。</text:p>
          </table:table-cell>
          <table:table-cell table:style-name="ce32"/>
          <table:table-cell table:number-columns-repeated="16374" table:style-name="ce1"/>
        </table:table-row>
        <table:table-row table:style-name="ro34">
          <table:table-cell office:value-type="string" table:style-name="ce52">
            <text:p>架构师</text:p>
          </table:table-cell>
          <table:table-cell office:value-type="string" table:style-name="ce53">
            <text:p>Arch</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为在计划下开发的软件设计整体架构</text:p>
          </table:table-cell>
          <table:table-cell office:value-type="string" table:style-name="ce28">
            <text:p>团队管理结构。 OpenChain 政策和计划。</text:p>
          </table:table-cell>
          <table:table-cell office:value-type="string" table:style-name="ce28">
            <text:p>计划产品的整体架构。了解行业标准和市场发展。了解架构选择引发的知识产权问题。对产品功能的深入了解。沟通技巧。了解客户需求。</text:p>
          </table:table-cell>
          <table:table-cell table:style-name="ce32"/>
          <table:table-cell table:number-columns-repeated="16374" table:style-name="ce1"/>
        </table:table-row>
        <table:table-row table:style-name="ro20">
          <table:table-cell office:value-type="string" table:style-name="ce33">
            <text:p>发布工程师</text:p>
          </table:table-cell>
          <table:table-cell office:value-type="string" table:style-name="ce53">
            <text:p>RelEng</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确保在计划下开发的软件打包发布</text:p>
          </table:table-cell>
          <table:table-cell office:value-type="string" table:style-name="ce28">
            <text:p>团队管理结构。 OpenChain 政策和计划。</text:p>
          </table:table-cell>
          <table:table-cell office:value-type="string" table:style-name="ce28">
            <text:p>与许可、入站和出站许可的兼容性有关的知识产权问题。访问 BOM 和审核合规文件。</text:p>
          </table:table-cell>
          <table:table-cell table:style-name="ce32"/>
          <table:table-cell table:number-columns-repeated="16374" table:style-name="ce1"/>
        </table:table-row>
        <table:table-row table:style-name="ro20">
          <table:table-cell office:value-type="string" table:style-name="ce33">
            <text:p>项目提交者</text:p>
          </table:table-cell>
          <table:table-cell office:value-type="string" table:style-name="ce53">
            <text:p>ProjCom</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在外部项目中代表公司</text:p>
          </table:table-cell>
          <table:table-cell office:value-type="string" table:style-name="ce28">
            <text:p>团队管理结构。 OpenChain 政策和计划。</text:p>
          </table:table-cell>
          <table:table-cell office:value-type="string" table:style-name="ce28">
            <text:p>与许可相关的知识产权问题。公司对外部项目的贡献政策</text:p>
          </table:table-cell>
          <table:table-cell table:style-name="ce32"/>
          <table:table-cell table:number-columns-repeated="16374" table:style-name="ce1"/>
        </table:table-row>
        <table:table-row table:style-name="ro26">
          <table:table-cell office:value-type="string" table:style-name="ce33">
            <text:p>开发运维专家</text:p>
          </table:table-cell>
          <table:table-cell office:value-type="string" table:style-name="ce53">
            <text:p>DevOps</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管理开发工具链</text:p>
          </table:table-cell>
          <table:table-cell office:value-type="string" table:style-name="ce28">
            <text:p>团队管理结构。 OpenChain 政策和计划。</text:p>
          </table:table-cell>
          <table:table-cell office:value-type="string" table:style-name="ce28">
            <text:p>计划产品的整体架构。了解行业标准和市场发展，以及工具链的可用性。了解工具链选择引发的知识产权问题。沟通技巧。了解开发人员的需求。</text:p>
          </table:table-cell>
          <table:table-cell table:style-name="ce32"/>
          <table:table-cell table:number-columns-repeated="16374" table:style-name="ce1"/>
        </table:table-row>
        <table:table-row table:style-name="ro20">
          <table:table-cell office:value-type="string" table:style-name="ce51">
            <text:p><text:span text:style-name="T6">用户界面(</text:span><text:span text:style-name="T2">UI</text:span><text:span text:style-name="T6">)专家</text:span></text:p>
          </table:table-cell>
          <table:table-cell office:value-type="string" table:style-name="ce53">
            <text:p>UIDev</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管理用户界面设计和实施</text:p>
          </table:table-cell>
          <table:table-cell office:value-type="string" table:style-name="ce28">
            <text:p>团队管理结构。 OpenChain 政策和计划。工具链</text:p>
          </table:table-cell>
          <table:table-cell office:value-type="string" table:style-name="ce28">
            <text:p>UI设计方面的专业知识。了解用户需求。计划的产品架构。</text:p>
          </table:table-cell>
          <table:table-cell table:style-name="ce32"/>
          <table:table-cell table:number-columns-repeated="16374" table:style-name="ce1"/>
        </table:table-row>
        <table:table-row table:style-name="ro20">
          <table:table-cell office:value-type="string" table:style-name="ce51">
            <text:p><text:span text:style-name="T6">用户体验(</text:span><text:span text:style-name="T2">UX</text:span><text:span text:style-name="T6">)专家</text:span></text:p>
          </table:table-cell>
          <table:table-cell office:value-type="string" table:style-name="ce53">
            <text:p>UX</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评估和管理用户体验开发</text:p>
          </table:table-cell>
          <table:table-cell office:value-type="string" table:style-name="ce28">
            <text:p>团队管理结构。 OpenChain 政策和计划。 DevOps 流程</text:p>
          </table:table-cell>
          <table:table-cell office:value-type="string" table:style-name="ce28">
            <text:p>用户体验分析、用户心理学、测试方法（例如 A/B）方面的专业知识</text:p>
          </table:table-cell>
          <table:table-cell table:number-columns-repeated="16375"/>
        </table:table-row>
        <table:table-row table:style-name="ro20">
          <table:table-cell office:value-type="string" table:style-name="ce33">
            <text:p>质量管理专家</text:p>
          </table:table-cell>
          <table:table-cell office:value-type="string" table:style-name="ce53">
            <text:p>QM</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负责软件质量管理</text:p>
          </table:table-cell>
          <table:table-cell office:value-type="string" table:style-name="ce28">
            <text:p>团队管理结构。 OpenChain 政策和计划。</text:p>
          </table:table-cell>
          <table:table-cell office:value-type="string" table:style-name="ce28">
            <text:p>了解开发过程和计划的产品架构。对工具链的理解。沟通技巧。安全问题和补救方面的专业知识</text:p>
          </table:table-cell>
          <table:table-cell table:number-columns-repeated="16375"/>
        </table:table-row>
        <table:table-row table:style-name="ro20">
          <table:table-cell office:value-type="string" table:style-name="ce52">
            <text:p>资料专家</text:p>
          </table:table-cell>
          <table:table-cell office:value-type="string" table:style-name="ce53">
            <text:p>Doc</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48">
            <text:p>为在该计划下开发的软件准备用户文档</text:p>
          </table:table-cell>
          <table:table-cell office:value-type="string" table:style-name="ce28">
            <text:p>涵盖作为计划的一部分发布的任何产品的知识产权事务的法律矩阵</text:p>
          </table:table-cell>
          <table:table-cell office:value-type="string" table:style-name="ce28">
            <text:p>了解任何计划的产品功能。沟通技巧</text:p>
          </table:table-cell>
          <table:table-cell table:number-columns-repeated="16375"/>
        </table:table-row>
        <table:table-row table:style-name="ro20">
          <table:table-cell office:value-type="string" table:style-name="ce52">
            <text:p>产品讲师</text:p>
          </table:table-cell>
          <table:table-cell office:value-type="string" table:style-name="ce53">
            <text:p>ProductTrain</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培训外部用户执行计划</text:p>
          </table:table-cell>
          <table:table-cell office:value-type="string" table:style-name="ce28">
            <text:p>公司的发展精神和结构，OpenChain 面向客户的要求。</text:p>
          </table:table-cell>
          <table:table-cell office:value-type="string" table:style-name="ce28">
            <text:p>了解任何计划的产品功能</text:p>
          </table:table-cell>
          <table:table-cell table:number-columns-repeated="16375"/>
        </table:table-row>
        <table:table-row table:style-name="ro20">
          <table:table-cell office:value-type="string" table:style-name="ce51">
            <text:p><text:span text:style-name="T6">内部</text:span><text:span text:style-name="T2">OpenChain</text:span><text:span text:style-name="T6">讲师</text:span></text:p>
          </table:table-cell>
          <table:table-cell office:value-type="string" table:style-name="ce53">
            <text:p>OCTrain</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就公司实施 OpenChain 规范对项目人员进行培训</text:p>
          </table:table-cell>
          <table:table-cell office:value-type="string" table:style-name="ce28">
            <text:p>公司发展精神和结构</text:p>
          </table:table-cell>
          <table:table-cell office:value-type="string" table:style-name="ce28">
            <text:p>OpenChain 目标、政策、公司实践和计划、沟通技巧</text:p>
          </table:table-cell>
          <table:table-cell table:number-columns-repeated="16375"/>
        </table:table-row>
        <table:table-row table:style-name="ro20">
          <table:table-cell office:value-type="string" table:style-name="ce33">
            <text:p>产品营销</text:p>
          </table:table-cell>
          <table:table-cell office:value-type="string" table:style-name="ce53">
            <text:p>ProductMkt</text:p>
          </table:table-cell>
          <table:table-cell office:value-type="string" table:style-name="ce31">
            <text:p>[插入名称]</text:p>
          </table:table-cell>
          <table:table-cell office:value-type="string" table:style-name="ce31">
            <text:p>[插入日期]</text:p>
          </table:table-cell>
          <table:table-cell office:value-type="string" table:style-name="ce31">
            <text:p>[插入电子邮件地址]</text:p>
          </table:table-cell>
          <table:table-cell office:value-type="string" table:style-name="ce31">
            <text:p>[插入电话号码]</text:p>
          </table:table-cell>
          <table:table-cell office:value-type="string" table:style-name="ce28">
            <text:p>负责向外部用户推销该计划下开发的软件</text:p>
          </table:table-cell>
          <table:table-cell office:value-type="string" table:style-name="ce28">
            <text:p>产品许可结构。 OpenChain 对公司供应商和客户的重要性</text:p>
          </table:table-cell>
          <table:table-cell office:value-type="string" table:style-name="ce28">
            <text:p>营销技巧</text:p>
          </table:table-cell>
          <table:table-cell table:number-columns-repeated="16375"/>
        </table:table-row>
        <table:table-row table:number-rows-repeated="10" table:style-name="ro4">
          <table:table-cell table:number-columns-repeated="16384"/>
        </table:table-row>
        <table:table-row table:style-name="ro4">
          <table:table-cell table:number-columns-repeated="2" table:style-name="ce25"/>
          <table:table-cell table:number-columns-repeated="16382"/>
        </table:table-row>
        <table:table-row table:number-rows-repeated="1048543" table:style-name="ro4">
          <table:table-cell table:number-columns-repeated="16384"/>
        </table:table-row>
      </table:table>
      <table:table table:name="2_-_许可证" table:style-name="ta1">
        <table:table-column table:style-name="co19" table:default-cell-style-name="ce1"/>
        <table:table-column table:style-name="co20" table:default-cell-style-name="ce1"/>
        <table:table-column table:style-name="co21" table:number-columns-repeated="4" table:default-cell-style-name="ce1"/>
        <table:table-column table:style-name="co2" table:number-columns-repeated="1001" table:default-cell-style-name="ce1"/>
        <table:table-column table:style-name="co3" table:number-columns-repeated="17" table:default-cell-style-name="ce1"/>
        <table:table-column table:style-name="co4" table:number-columns-repeated="15360" table:default-cell-style-name="ce1"/>
        <table:table-row table:style-name="ro36">
          <table:table-cell table:style-name="ce1"/>
          <table:table-cell office:value-type="string" table:style-name="ce57">
            <text:p><text:span text:style-name="T6">许可证分类</text:span><text:span text:style-name="T2"><text:s/>-<text:s/></text:span><text:span text:style-name="T6">范例<text:s/></text:span><text:span text:style-name="T2">-<text:s/></text:span><text:span text:style-name="T6">非官方</text:span></text:p>
          </table:table-cell>
          <table:table-cell table:style-name="ce1"/>
          <table:table-cell table:style-name="ce84"/>
          <table:table-cell table:number-columns-repeated="16380" table:style-name="ce1"/>
        </table:table-row>
        <table:table-row table:style-name="ro37">
          <table:table-cell table:style-name="ce1"/>
          <table:table-cell office:value-type="string" table:style-name="ce58">
            <text:p>名字</text:p>
          </table:table-cell>
          <table:table-cell office:value-type="string" table:style-name="ce35">
            <office:annotation draw:style-name="a2" svg:x="9.0625in" svg:y="0.0416666666666667in" svg:width="1.72916666666667in" svg:height="1.34375in">
              <dc:creator/>
              <text:p><text:span text:style-name="T4">SPDX 是一种开放标准，用于为许可证和其他与软件代码相关的信息提供一致的标识符。参见 SPDX.org。</text:span></text:p>
            </office:annotation>
            <text:p>SPDX 标识符</text:p>
          </table:table-cell>
          <table:table-cell office:value-type="string" table:style-name="ce85">
            <office:annotation draw:style-name="a3" svg:x="11.53125in" svg:y="0.0416666666666667in" svg:width="1.72916666666667in" svg:height="1.34375in">
              <dc:creator/>
              <text:p><text:span text:style-name="T4">permissive =<text:s/></text:span><text:span text:style-name="T10">最小的下游义务；</text:span><text:span text:style-name="T4"><text:s/>Copyleft =<text:s/></text:span><text:span text:style-name="T10">要求在相同或类似的许可下分发；</text:span><text:span text:style-name="T4">SaaS =<text:s/></text:span><text:span text:style-name="T10">跨网络访问可能等同于分发</text:span></text:p>
            </office:annotation>
            <text:p>类型</text:p>
          </table:table-cell>
          <table:table-cell office:value-type="string" table:style-name="ce35">
            <office:annotation draw:style-name="a4" svg:x="14in" svg:y="0.0416666666666667in" svg:width="1.72916666666667in" svg:height="1.34375in">
              <dc:creator/>
              <text:p><text:span text:style-name="T10">否</text:span><text:span text:style-name="T4"><text:s/>= permissive</text:span><text:span text:style-name="T10">许可证；弱</text:span><text:span text:style-name="T4"><text:s/>=<text:s/></text:span><text:span text:style-name="T10">文件范围的</text:span><text:span text:style-name="T4"><text:s/>copyleft</text:span><text:span text:style-name="T10">；强</text:span><text:span text:style-name="T4"><text:s/>=<text:s/></text:span><text:span text:style-name="T10">项目范围的</text:span><text:span text:style-name="T4"><text:s/>Copyleft</text:span></text:p>
            </office:annotation>
            <text:p>Copyleft</text:p>
          </table:table-cell>
          <table:table-cell office:value-type="string" table:style-name="ce57">
            <office:annotation draw:style-name="a5" svg:x="16.46875in" svg:y="0.0416666666666667in" svg:width="1.72916666666667in" svg:height="1.34375in">
              <dc:creator/>
              <text:p><text:span text:style-name="T10">如果该软件有可通过网络访问的功能，即使没有分发代码，</text:span><text:span text:style-name="T4">copyleft<text:s/></text:span><text:span text:style-name="T10">的影响可能仍然适用</text:span></text:p>
            </office:annotation>
            <text:p><text:span text:style-name="T6">视为分发的</text:span><text:span text:style-name="T2">SaaS<text:s/></text:span></text:p>
          </table:table-cell>
          <table:table-cell table:number-columns-repeated="16378"/>
        </table:table-row>
        <table:table-row table:style-name="ro37">
          <table:table-cell table:style-name="ce1"/>
          <table:table-cell office:value-type="string" office:string-value="3-clause BSD License" table:formula="of:=HYPERLINK(&quot;https://opensource.org/licenses/BSD-3-Clause&quot;;&quot;3-clause BSD License&quot;)" table:style-name="ce36">
            <text:p>3-clause BSD License</text:p>
          </table:table-cell>
          <table:table-cell office:value-type="string" table:style-name="ce88">
            <text:p>BSD-3-Clause</text:p>
          </table:table-cell>
          <table:table-cell office:value-type="string" table:style-name="ce86">
            <text:p>permissive</text:p>
          </table:table-cell>
          <table:table-cell office:value-type="string" table:style-name="ce60">
            <text:p>否</text:p>
          </table:table-cell>
          <table:table-cell office:value-type="string" table:style-name="ce59">
            <text:p>否</text:p>
          </table:table-cell>
          <table:table-cell table:number-columns-repeated="16378"/>
        </table:table-row>
        <table:table-row table:style-name="ro37">
          <table:table-cell table:style-name="ce1"/>
          <table:table-cell office:value-type="string" office:string-value="Apache License 2.0" table:formula="of:=HYPERLINK(&quot;https://opensource.org/licenses/Apache-2.0&quot;;&quot;Apache License 2.0&quot;)" table:style-name="ce36">
            <text:p>Apache License 2.0</text:p>
          </table:table-cell>
          <table:table-cell office:value-type="string" table:style-name="ce88">
            <text:p>Apache-2.0</text:p>
          </table:table-cell>
          <table:table-cell office:value-type="string" table:style-name="ce86">
            <text:p>permissive</text:p>
          </table:table-cell>
          <table:table-cell office:value-type="string" table:style-name="ce60">
            <text:p>否</text:p>
          </table:table-cell>
          <table:table-cell office:value-type="string" table:style-name="ce59">
            <text:p>否</text:p>
          </table:table-cell>
          <table:table-cell table:number-columns-repeated="16378"/>
        </table:table-row>
        <table:table-row table:style-name="ro5">
          <table:table-cell table:style-name="ce1"/>
          <table:table-cell office:value-type="string" office:string-value="GNU Affero General Public License version 3" table:formula="of:=HYPERLINK(&quot;https://opensource.org/licenses/AGPL-3.0&quot;;&quot;GNU Affero General Public License version 3&quot;)" table:style-name="ce36">
            <text:p>GNU Affero General Public License version 3</text:p>
          </table:table-cell>
          <table:table-cell office:value-type="string" table:style-name="ce89">
            <text:p>AGPL-3.0</text:p>
          </table:table-cell>
          <table:table-cell office:value-type="string" table:style-name="ce86">
            <text:p>SaaS</text:p>
          </table:table-cell>
          <table:table-cell office:value-type="string" table:style-name="ce61">
            <text:p>强</text:p>
          </table:table-cell>
          <table:table-cell office:value-type="string" table:style-name="ce59">
            <text:p>是</text:p>
          </table:table-cell>
          <table:table-cell table:number-columns-repeated="16378"/>
        </table:table-row>
        <table:table-row table:style-name="ro5">
          <table:table-cell table:style-name="ce1"/>
          <table:table-cell office:value-type="string" office:string-value="GNU General Public License version 2" table:formula="of:=HYPERLINK(&quot;https://opensource.org/licenses/GPL-2.0&quot;;&quot;GNU General Public License version 2&quot;)" table:style-name="ce36">
            <text:p>GNU General Public License version 2</text:p>
          </table:table-cell>
          <table:table-cell office:value-type="string" table:style-name="ce89">
            <text:p>GPL-2.0</text:p>
          </table:table-cell>
          <table:table-cell office:value-type="string" table:style-name="ce86">
            <text:p>copyleft</text:p>
          </table:table-cell>
          <table:table-cell office:value-type="string" table:style-name="ce61">
            <text:p>强</text:p>
          </table:table-cell>
          <table:table-cell office:value-type="string" table:style-name="ce59">
            <text:p>否</text:p>
          </table:table-cell>
          <table:table-cell table:number-columns-repeated="16378"/>
        </table:table-row>
        <table:table-row table:style-name="ro5">
          <table:table-cell table:style-name="ce1"/>
          <table:table-cell office:value-type="string" office:string-value="GNU General Public License version 3" table:formula="of:=HYPERLINK(&quot;https://opensource.org/licenses/GPL-3.0&quot;;&quot;GNU General Public License version 3&quot;)" table:style-name="ce36">
            <text:p>GNU General Public License version 3</text:p>
          </table:table-cell>
          <table:table-cell office:value-type="string" table:style-name="ce89">
            <text:p>GPL-3.0</text:p>
          </table:table-cell>
          <table:table-cell office:value-type="string" table:style-name="ce86">
            <text:p>copyleft</text:p>
          </table:table-cell>
          <table:table-cell office:value-type="string" table:style-name="ce61">
            <text:p>强</text:p>
          </table:table-cell>
          <table:table-cell office:value-type="string" table:style-name="ce59">
            <text:p>否</text:p>
          </table:table-cell>
          <table:table-cell table:number-columns-repeated="16378"/>
        </table:table-row>
        <table:table-row table:style-name="ro5">
          <table:table-cell table:style-name="ce1"/>
          <table:table-cell office:value-type="string" office:string-value="GNU Lesser General Public License version 2.1" table:formula="of:=HYPERLINK(&quot;https://opensource.org/licenses/LGPL-2.1&quot;;&quot;GNU Lesser General Public License version 2.1&quot;)" table:style-name="ce36">
            <text:p>GNU Lesser General Public License version 2.1</text:p>
          </table:table-cell>
          <table:table-cell office:value-type="string" table:style-name="ce89">
            <text:p>LGPL-2.1</text:p>
          </table:table-cell>
          <table:table-cell office:value-type="string" table:style-name="ce86">
            <text:p>copyleft</text:p>
          </table:table-cell>
          <table:table-cell office:value-type="string" table:style-name="ce61">
            <text:p>弱</text:p>
          </table:table-cell>
          <table:table-cell office:value-type="string" table:style-name="ce59">
            <text:p>否</text:p>
          </table:table-cell>
          <table:table-cell table:number-columns-repeated="16378"/>
        </table:table-row>
        <table:table-row table:style-name="ro5">
          <table:table-cell table:style-name="ce1"/>
          <table:table-cell office:value-type="string" office:string-value="GNU Lesser General Public License version 3" table:formula="of:=HYPERLINK(&quot;https://opensource.org/licenses/LGPL-3.0&quot;;&quot;GNU Lesser General Public License version 3&quot;)" table:style-name="ce36">
            <text:p>GNU Lesser General Public License version 3</text:p>
          </table:table-cell>
          <table:table-cell office:value-type="string" table:style-name="ce89">
            <text:p>LGPL-3.0</text:p>
          </table:table-cell>
          <table:table-cell office:value-type="string" table:style-name="ce86">
            <text:p>copyleft</text:p>
          </table:table-cell>
          <table:table-cell office:value-type="string" table:style-name="ce61">
            <text:p>弱</text:p>
          </table:table-cell>
          <table:table-cell office:value-type="string" table:style-name="ce59">
            <text:p>否</text:p>
          </table:table-cell>
          <table:table-cell table:number-columns-repeated="16378"/>
        </table:table-row>
        <table:table-row table:style-name="ro5">
          <table:table-cell table:style-name="ce1"/>
          <table:table-cell office:value-type="string" office:string-value="MIT License " table:formula="of:=HYPERLINK(&quot;https://opensource.org/licenses/MIT&quot;;&quot;MIT License &quot;)" table:style-name="ce36">
            <text:p>MIT License<text:s/></text:p>
          </table:table-cell>
          <table:table-cell office:value-type="string" table:style-name="ce89">
            <text:p>MIT</text:p>
          </table:table-cell>
          <table:table-cell office:value-type="string" table:style-name="ce86">
            <text:p>permissive</text:p>
          </table:table-cell>
          <table:table-cell office:value-type="string" table:style-name="ce60">
            <text:p>否</text:p>
          </table:table-cell>
          <table:table-cell office:value-type="string" table:style-name="ce59">
            <text:p>否</text:p>
          </table:table-cell>
          <table:table-cell table:number-columns-repeated="16378"/>
        </table:table-row>
        <table:table-row table:style-name="ro5">
          <table:table-cell table:style-name="ce1"/>
          <table:table-cell office:value-type="string" office:string-value="Mozilla Public License 1.0 " table:formula="of:=HYPERLINK(&quot;https://opensource.org/licenses/MPL-1.0&quot;;&quot;Mozilla Public License 1.0 &quot;)" table:style-name="ce36">
            <text:p>Mozilla Public License 1.0<text:s/></text:p>
          </table:table-cell>
          <table:table-cell office:value-type="string" table:style-name="ce89">
            <text:p>MPL-1.0</text:p>
          </table:table-cell>
          <table:table-cell office:value-type="string" table:style-name="ce86">
            <text:p>copyleft</text:p>
          </table:table-cell>
          <table:table-cell office:value-type="string" table:style-name="ce61">
            <text:p>弱</text:p>
          </table:table-cell>
          <table:table-cell office:value-type="string" table:style-name="ce59">
            <text:p>否</text:p>
          </table:table-cell>
          <table:table-cell table:number-columns-repeated="16378"/>
        </table:table-row>
        <table:table-row table:style-name="ro5">
          <table:table-cell table:style-name="ce1"/>
          <table:table-cell office:value-type="string" office:string-value="Mozilla Public License 1.1" table:formula="of:=HYPERLINK(&quot;https://opensource.org/licenses/MPL-1.1&quot;;&quot;Mozilla Public License 1.1&quot;)" table:style-name="ce36">
            <text:p>Mozilla Public License 1.1</text:p>
          </table:table-cell>
          <table:table-cell office:value-type="string" table:style-name="ce89">
            <text:p>MPL-1.1</text:p>
          </table:table-cell>
          <table:table-cell office:value-type="string" table:style-name="ce86">
            <text:p>copyleft</text:p>
          </table:table-cell>
          <table:table-cell office:value-type="string" table:style-name="ce61">
            <text:p>弱</text:p>
          </table:table-cell>
          <table:table-cell office:value-type="string" table:style-name="ce59">
            <text:p>否</text:p>
          </table:table-cell>
          <table:table-cell table:number-columns-repeated="16378"/>
        </table:table-row>
        <table:table-row table:style-name="ro5">
          <table:table-cell table:style-name="ce40"/>
          <table:table-cell office:value-type="string" office:string-value="Mozilla Public License 2.0 " table:formula="of:=HYPERLINK(&quot;https://opensource.org/licenses/MPL-2.0&quot;;&quot;Mozilla Public License 2.0 &quot;)" table:style-name="ce41">
            <text:p>Mozilla Public License 2.0<text:s/></text:p>
          </table:table-cell>
          <table:table-cell office:value-type="string" table:style-name="ce90">
            <text:p>MPL-2.0</text:p>
          </table:table-cell>
          <table:table-cell office:value-type="string" table:style-name="ce87">
            <text:p>copyleft</text:p>
          </table:table-cell>
          <table:table-cell office:value-type="string" table:style-name="ce61">
            <text:p>弱</text:p>
          </table:table-cell>
          <table:table-cell office:value-type="string" table:style-name="ce59">
            <text:p>否</text:p>
          </table:table-cell>
          <table:table-cell table:number-columns-repeated="16378"/>
        </table:table-row>
        <table:table-row table:number-rows-repeated="3" table:style-name="ro4">
          <table:table-cell table:number-columns-repeated="3" table:style-name="ce1"/>
          <table:table-cell table:style-name="ce84"/>
          <table:table-cell table:number-columns-repeated="16380" table:style-name="ce1"/>
        </table:table-row>
        <table:table-row table:style-name="ro4">
          <table:table-cell/>
          <table:table-cell office:value-type="string" table:style-name="ce9">
            <text:p>许可证类型</text:p>
          </table:table-cell>
          <table:table-cell table:style-name="ce1"/>
          <table:table-cell table:style-name="ce84"/>
          <table:table-cell table:number-columns-repeated="16380" table:style-name="ce1"/>
        </table:table-row>
        <table:table-row table:style-name="ro4">
          <table:table-cell/>
          <table:table-cell office:value-type="string" table:style-name="ce16">
            <text:p>Permissive</text:p>
          </table:table-cell>
          <table:table-cell office:value-type="string" table:number-columns-spanned="4" table:number-rows-spanned="1" table:style-name="ce81">
            <text:p>代码可以在不同的许可（包括专有许可）下分发，无需发布源代码</text:p>
          </table:table-cell>
          <table:covered-table-cell table:number-columns-repeated="3"/>
          <table:table-cell table:number-columns-repeated="16378"/>
        </table:table-row>
        <table:table-row table:style-name="ro5">
          <table:table-cell/>
          <table:table-cell office:value-type="string" table:style-name="ce63">
            <text:p><text:span text:style-name="T6">弱</text:span><text:span text:style-name="T2">copyleft</text:span></text:p>
          </table:table-cell>
          <table:table-cell office:value-type="string" table:number-columns-spanned="4" table:number-rows-spanned="1" table:style-name="ce82">
            <text:p>如果分发，相关文件必须在相同的许可下发布，并提供源代码。 copyleft 效果不会扩展到与其链接的其他文件。</text:p>
          </table:table-cell>
          <table:covered-table-cell table:number-columns-repeated="3"/>
          <table:table-cell table:number-columns-repeated="16378"/>
        </table:table-row>
        <table:table-row table:style-name="ro5">
          <table:table-cell/>
          <table:table-cell office:value-type="string" table:style-name="ce63">
            <text:p><text:span text:style-name="T6">强</text:span><text:span text:style-name="T2">copyleft</text:span></text:p>
          </table:table-cell>
          <table:table-cell office:value-type="string" table:number-columns-spanned="4" table:number-rows-spanned="1" table:style-name="ce82">
            <text:p>如果分发，相关文件必须在相同的许可下发布，并提供源代码。 copyleft 效果扩展到链接到它的其他文件。</text:p>
          </table:table-cell>
          <table:covered-table-cell table:number-columns-repeated="3"/>
          <table:table-cell table:number-columns-repeated="16378"/>
        </table:table-row>
        <table:table-row table:style-name="ro4">
          <table:table-cell/>
          <table:table-cell office:value-type="string" table:style-name="ce16">
            <text:p>SaaS</text:p>
          </table:table-cell>
          <table:table-cell office:value-type="string" table:number-columns-spanned="4" table:number-rows-spanned="1" table:style-name="ce83">
            <text:p><text:span text:style-name="T5">与强</text:span><text:span text:style-name="T1">Copyleft<text:s/></text:span><text:span text:style-name="T5">类似，除了可算作分发的在网络上软件功能可用的场景之外。</text:span></text:p>
          </table:table-cell>
          <table:covered-table-cell table:number-columns-repeated="3"/>
          <table:table-cell table:number-columns-repeated="16378"/>
        </table:table-row>
        <table:table-row table:style-name="ro5">
          <table:table-cell/>
          <table:table-cell office:value-type="string" table:style-name="ce62">
            <text:p>专有许可</text:p>
          </table:table-cell>
          <table:table-cell office:value-type="string" table:number-columns-spanned="4" table:number-rows-spanned="1" table:style-name="ce82">
            <text:p>任何不属于上述类别的许可证</text:p>
          </table:table-cell>
          <table:covered-table-cell table:number-columns-repeated="3"/>
          <table:table-cell table:number-columns-repeated="16378"/>
        </table:table-row>
        <table:table-row table:number-rows-repeated="906" table:style-name="ro4">
          <table:table-cell table:number-columns-repeated="3"/>
          <table:table-cell table:style-name="ce84"/>
          <table:table-cell table:number-columns-repeated="16380"/>
        </table:table-row>
        <table:table-row table:number-rows-repeated="1047648" table:style-name="ro4">
          <table:table-cell table:number-columns-repeated="16384"/>
        </table:table-row>
      </table:table>
      <table:table table:name="3__-_代码_验收" table:style-name="ta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 table:default-cell-style-name="ce1"/>
        <table:table-column table:style-name="co26" table:default-cell-style-name="ce1"/>
        <table:table-column table:style-name="co27" table:default-cell-style-name="ce1"/>
        <table:table-column table:style-name="co28" table:default-cell-style-name="ce1"/>
        <table:table-column table:style-name="co2" table:number-columns-repeated="1015" table:default-cell-style-name="ce1"/>
        <table:table-column table:style-name="co3" table:default-cell-style-name="ce1"/>
        <table:table-column table:style-name="co4" table:number-columns-repeated="15360" table:default-cell-style-name="ce1"/>
        <table:table-row table:style-name="ro2">
          <table:table-cell table:style-name="ce25"/>
          <table:table-cell office:value-type="string" table:style-name="ce79">
            <text:p><text:span text:style-name="T6">来源可接受性步骤示例</text:span><text:span text:style-name="T2"><text:s/>-<text:s/></text:span><text:span text:style-name="T6">非官方</text:span></text:p>
          </table:table-cell>
          <table:table-cell table:style-name="ce25"/>
          <table:table-cell table:style-name="ce34"/>
          <table:table-cell table:number-columns-repeated="22" table:style-name="ce25"/>
          <table:table-cell table:number-columns-repeated="16358"/>
        </table:table-row>
        <table:table-row table:style-name="ro11">
          <table:table-cell table:style-name="ce25"/>
          <table:table-cell office:value-type="string" table:style-name="ce34">
            <text:p>步骤</text:p>
          </table:table-cell>
          <table:table-cell office:value-type="string" table:style-name="ce34">
            <text:p>解释</text:p>
          </table:table-cell>
          <table:table-cell table:number-columns-repeated="23" table:style-name="ce25"/>
          <table:table-cell table:number-columns-repeated="16358"/>
        </table:table-row>
        <table:table-row table:style-name="ro20">
          <table:table-cell office:value-type="float" office:value="1" table:style-name="ce25">
            <text:p>1</text:p>
          </table:table-cell>
          <table:table-cell office:value-type="string" table:style-name="ce48">
            <text:p>确定代码使用场景</text:p>
          </table:table-cell>
          <table:table-cell office:value-type="string" table:style-name="ce25">
            <text:p>你用代码做什么？您将向相关项目申请什么许可（如果有）？</text:p>
          </table:table-cell>
          <table:table-cell table:number-columns-repeated="23" table:style-name="ce25"/>
          <table:table-cell table:number-columns-repeated="16358"/>
        </table:table-row>
        <table:table-row table:style-name="ro11">
          <table:table-cell office:value-type="float" office:value="2" table:formula="of:=[.A3]+1" table:style-name="ce25">
            <text:p>2</text:p>
          </table:table-cell>
          <table:table-cell office:value-type="string" table:style-name="ce25">
            <text:p>识别代码的出处</text:p>
          </table:table-cell>
          <table:table-cell office:value-type="string" table:style-name="ce25">
            <text:p>代码是从哪里来的？</text:p>
          </table:table-cell>
          <table:table-cell table:number-columns-repeated="23" table:style-name="ce25"/>
          <table:table-cell table:number-columns-repeated="16358"/>
        </table:table-row>
        <table:table-row table:style-name="ro2">
          <table:table-cell office:value-type="float" office:value="3" table:formula="of:=[.A4]+1" table:style-name="ce25">
            <text:p>3</text:p>
          </table:table-cell>
          <table:table-cell office:value-type="string" table:style-name="ce48">
            <text:p>确定所提供代码的许可证</text:p>
          </table:table-cell>
          <table:table-cell office:value-type="string" table:style-name="ce48">
            <text:p>适用什么许可证？如果有多个许可证，你会选择哪个？</text:p>
          </table:table-cell>
          <table:table-cell table:number-columns-repeated="23" table:style-name="ce25"/>
          <table:table-cell table:number-columns-repeated="16358"/>
        </table:table-row>
        <table:table-row table:style-name="ro20">
          <table:table-cell office:value-type="float" office:value="4" table:formula="of:=[.A5]+1" table:style-name="ce25">
            <text:p>4</text:p>
          </table:table-cell>
          <table:table-cell office:value-type="string" table:style-name="ce25">
            <text:p>确定您是否将修改代码。</text:p>
          </table:table-cell>
          <table:table-cell office:value-type="string" table:style-name="ce25">
            <text:p>您是否需要修改代码（从而触发某些许可证中的附加要求）？</text:p>
          </table:table-cell>
          <table:table-cell table:number-columns-repeated="23" table:style-name="ce25"/>
          <table:table-cell table:number-columns-repeated="16358"/>
        </table:table-row>
        <table:table-row table:style-name="ro2">
          <table:table-cell office:value-type="float" office:value="5" table:formula="of:=[.A6]+1" table:style-name="ce25">
            <text:p>5</text:p>
          </table:table-cell>
          <table:table-cell office:value-type="string" table:style-name="ce72">
            <text:p>使用代码筛选器</text:p>
          </table:table-cell>
          <table:table-cell office:value-type="string" table:style-name="ce25">
            <text:p>确定该代码是否可以在该项目中使用。</text:p>
          </table:table-cell>
          <table:table-cell table:number-columns-repeated="23" table:style-name="ce25"/>
          <table:table-cell table:number-columns-repeated="16358"/>
        </table:table-row>
        <table:table-row table:style-name="ro11">
          <table:table-cell office:value-type="float" office:value="6" table:formula="of:=[.A7]+1" table:style-name="ce25">
            <text:p>6</text:p>
          </table:table-cell>
          <table:table-cell office:value-type="string" table:style-name="ce25">
            <text:p>记录为那段代码所做的选择</text:p>
          </table:table-cell>
          <table:table-cell office:value-type="string" table:style-name="ce25">
            <text:p>符合 OpenChain 的可追溯性要求。</text:p>
          </table:table-cell>
          <table:table-cell table:number-columns-repeated="23" table:style-name="ce25"/>
          <table:table-cell table:number-columns-repeated="16358"/>
        </table:table-row>
        <table:table-row table:style-name="ro11">
          <table:table-cell office:value-type="float" office:value="7" table:formula="of:=[.A8]+1" table:style-name="ce25">
            <text:p>7</text:p>
          </table:table-cell>
          <table:table-cell office:value-type="string" table:style-name="ce25">
            <text:p>准备那段代码所需的合规材料（如果适用）</text:p>
          </table:table-cell>
          <table:table-cell office:value-type="string" table:style-name="ce25">
            <text:p>遵守相关许可下的义务。</text:p>
          </table:table-cell>
          <table:table-cell table:number-columns-repeated="23" table:style-name="ce25"/>
          <table:table-cell table:number-columns-repeated="16358"/>
        </table:table-row>
        <table:table-row table:style-name="ro13">
          <table:table-cell office:value-type="float" office:value="8" table:style-name="ce25">
            <text:p>8</text:p>
          </table:table-cell>
          <table:table-cell office:value-type="string" table:style-name="ce48">
            <text:p>确定合规模式（例如含代码的物理副本、合规材料的链接）</text:p>
          </table:table-cell>
          <table:table-cell office:value-type="string" table:style-name="ce25">
            <text:p>遵守相关许可下的义务。</text:p>
          </table:table-cell>
          <table:table-cell table:number-columns-repeated="23" table:style-name="ce25"/>
          <table:table-cell table:number-columns-repeated="16358"/>
        </table:table-row>
        <table:table-row table:style-name="ro11">
          <table:table-cell office:value-type="float" office:value="9" table:style-name="ce25">
            <text:p>9</text:p>
          </table:table-cell>
          <table:table-cell office:value-type="string" table:style-name="ce25">
            <text:p>发布合规材料（如适用）</text:p>
          </table:table-cell>
          <table:table-cell office:value-type="string" table:style-name="ce25">
            <text:p>遵守相关许可下的义务。</text:p>
          </table:table-cell>
          <table:table-cell table:number-columns-repeated="23" table:style-name="ce25"/>
          <table:table-cell table:number-columns-repeated="16358"/>
        </table:table-row>
        <table:table-row table:style-name="ro4">
          <table:table-cell table:number-columns-repeated="26" table:style-name="ce25"/>
          <table:table-cell table:number-columns-repeated="16358"/>
        </table:table-row>
        <table:table-row table:style-name="ro5">
          <table:table-cell table:style-name="ce25"/>
          <table:table-cell office:value-type="string" table:style-name="ce64">
            <text:p>使用场景</text:p>
          </table:table-cell>
          <table:table-cell office:value-type="string" table:style-name="ce34">
            <text:p>解释</text:p>
          </table:table-cell>
          <table:table-cell table:style-name="ce44"/>
          <table:table-cell table:number-columns-repeated="22" table:style-name="ce25"/>
          <table:table-cell table:number-columns-repeated="16358"/>
        </table:table-row>
        <table:table-row table:style-name="ro11">
          <table:table-cell office:value-type="float" office:value="1" table:style-name="ce25">
            <text:p>1</text:p>
          </table:table-cell>
          <table:table-cell office:value-type="string" table:style-name="ce31">
            <text:p>内部的</text:p>
          </table:table-cell>
          <table:table-cell office:value-type="string" table:style-name="ce25">
            <text:p>不会分发，因此要求减少。</text:p>
          </table:table-cell>
          <table:table-cell table:style-name="ce44"/>
          <table:table-cell table:number-columns-repeated="22" table:style-name="ce25"/>
          <table:table-cell table:number-columns-repeated="16358"/>
        </table:table-row>
        <table:table-row table:style-name="ro34">
          <table:table-cell office:value-type="float" office:value="2" table:style-name="ce25">
            <text:p>2</text:p>
          </table:table-cell>
          <table:table-cell office:value-type="string" table:style-name="ce31">
            <text:p>测试和有限分发</text:p>
          </table:table-cell>
          <table:table-cell office:value-type="string" table:style-name="ce25">
            <text:p>有限分发意味着您可以有特殊要求（例如，允许测试版客户或受信任的合作伙伴在您的监督下进行编译），从而减少合规要求。</text:p>
          </table:table-cell>
          <table:table-cell table:style-name="ce44"/>
          <table:table-cell table:number-columns-repeated="22" table:style-name="ce25"/>
          <table:table-cell table:number-columns-repeated="16358"/>
        </table:table-row>
        <table:table-row table:style-name="ro11">
          <table:table-cell office:value-type="float" office:value="3" table:style-name="ce25">
            <text:p>3</text:p>
          </table:table-cell>
          <table:table-cell office:value-type="string" table:style-name="ce45">
            <text:p>SAAS 部署（服务器）</text:p>
          </table:table-cell>
          <table:table-cell office:value-type="string" table:style-name="ce25">
            <text:p>仅与某些许可证相关的许可证要求（例如 AGPL）</text:p>
          </table:table-cell>
          <table:table-cell table:style-name="ce44"/>
          <table:table-cell table:number-columns-repeated="22" table:style-name="ce25"/>
          <table:table-cell table:number-columns-repeated="16358"/>
        </table:table-row>
        <table:table-row table:style-name="ro20">
          <table:table-cell office:value-type="float" office:value="4" table:style-name="ce25">
            <text:p>4</text:p>
          </table:table-cell>
          <table:table-cell office:value-type="string" table:style-name="ce45">
            <text:p>SAAS 部署（客户端）</text:p>
          </table:table-cell>
          <table:table-cell office:value-type="string" table:style-name="ce25">
            <text:p>相当于分发，但可以自动满足源代码要求（例如通过提供未混淆的 javascript）</text:p>
          </table:table-cell>
          <table:table-cell table:style-name="ce44"/>
          <table:table-cell table:number-columns-repeated="22" table:style-name="ce25"/>
          <table:table-cell table:number-columns-repeated="16358"/>
        </table:table-row>
        <table:table-row table:style-name="ro11">
          <table:table-cell office:value-type="float" office:value="5" table:style-name="ce25">
            <text:p>5</text:p>
          </table:table-cell>
          <table:table-cell office:value-type="string" table:style-name="ce28">
            <text:p>一般发行版（用户可安装）</text:p>
          </table:table-cell>
          <table:table-cell office:value-type="string" table:style-name="ce25">
            <text:p>该软件作为最终用户安装的应用计划提供。</text:p>
          </table:table-cell>
          <table:table-cell table:style-name="ce44"/>
          <table:table-cell table:number-columns-repeated="22" table:style-name="ce25"/>
          <table:table-cell table:number-columns-repeated="16358"/>
        </table:table-row>
        <table:table-row table:style-name="ro20">
          <table:table-cell office:value-type="float" office:value="6" table:style-name="ce25">
            <text:p>6</text:p>
          </table:table-cell>
          <table:table-cell office:value-type="string" table:style-name="ce48">
            <text:p>分发（嵌入式设备）</text:p>
          </table:table-cell>
          <table:table-cell office:value-type="string" table:style-name="ce25">
            <text:p>该软件作为固件提供或预安装到用户设备上。特别注意安装信息。</text:p>
          </table:table-cell>
          <table:table-cell table:style-name="ce44"/>
          <table:table-cell table:number-columns-repeated="22" table:style-name="ce25"/>
          <table:table-cell table:number-columns-repeated="16358"/>
        </table:table-row>
        <table:table-row table:style-name="ro5">
          <table:table-cell office:value-type="float" office:value="7" table:style-name="ce25">
            <text:p>7</text:p>
          </table:table-cell>
          <table:table-cell office:value-type="string" table:style-name="ce45">
            <text:p>[<text:span text:style-name="T5">公司命名项目</text:span>]</text:p>
          </table:table-cell>
          <table:table-cell office:value-type="string" table:style-name="ce25">
            <text:p>一些命名项目可能有量身定制的要求。</text:p>
          </table:table-cell>
          <table:table-cell table:style-name="ce44"/>
          <table:table-cell table:number-columns-repeated="22" table:style-name="ce25"/>
          <table:table-cell table:number-columns-repeated="16358"/>
        </table:table-row>
        <table:table-row table:number-rows-repeated="2" table:style-name="ro4">
          <table:table-cell table:style-name="ce25"/>
          <table:table-cell table:style-name="ce34"/>
          <table:table-cell table:number-columns-repeated="2" table:style-name="ce44"/>
          <table:table-cell table:number-columns-repeated="22" table:style-name="ce25"/>
          <table:table-cell table:number-columns-repeated="16358"/>
        </table:table-row>
        <table:table-row table:style-name="ro2">
          <table:table-cell table:style-name="ce25"/>
          <table:table-cell office:value-type="string" table:style-name="ce67">
            <office:annotation draw:style-name="a6" svg:x="4.59375in" svg:y="5.8125in" svg:width="1.625in" svg:height="1.28125in">
              <dc:creator/>
              <text:p><text:span text:style-name="T4">标准和权重由每个公司确定，总体输出在 0（差）到 10（完美）之间。</text:span></text:p>
            </office:annotation>
            <text:p>来源可接受性标准</text:p>
          </table:table-cell>
          <table:table-cell office:value-type="string" table:style-name="ce44">
            <text:p>示例（坏）</text:p>
          </table:table-cell>
          <table:table-cell office:value-type="string" table:style-name="ce44">
            <text:p>示例（好）</text:p>
          </table:table-cell>
          <table:table-cell table:number-columns-repeated="22" table:style-name="ce25"/>
          <table:table-cell table:number-columns-repeated="16358"/>
        </table:table-row>
        <table:table-row table:style-name="ro11">
          <table:table-cell table:style-name="ce25"/>
          <table:table-cell office:value-type="string" table:style-name="ce46">
            <text:p>分数</text:p>
          </table:table-cell>
          <table:table-cell office:value-type="float" office:value="0" table:style-name="ce47">
            <text:p>0</text:p>
          </table:table-cell>
          <table:table-cell office:value-type="float" office:value="10" table:style-name="ce47">
            <text:p>10</text:p>
          </table:table-cell>
          <table:table-cell table:number-columns-repeated="22" table:style-name="ce25"/>
          <table:table-cell table:number-columns-repeated="16358"/>
        </table:table-row>
        <table:table-row table:style-name="ro2">
          <table:table-cell office:value-type="float" office:value="1" table:style-name="ce25">
            <text:p>1</text:p>
          </table:table-cell>
          <table:table-cell office:value-type="string" table:style-name="ce25">
            <text:p>商业赞助</text:p>
          </table:table-cell>
          <table:table-cell office:value-type="string" table:style-name="ce48">
            <text:p>无</text:p>
          </table:table-cell>
          <table:table-cell office:value-type="string" table:style-name="ce25">
            <text:p>英特尔/IBM/微软/红帽</text:p>
          </table:table-cell>
          <table:table-cell table:number-columns-repeated="22" table:style-name="ce25"/>
          <table:table-cell table:number-columns-repeated="16358"/>
        </table:table-row>
        <table:table-row table:style-name="ro20">
          <table:table-cell office:value-type="float" office:value="2" table:formula="of:=[.A25]+1" table:style-name="ce25">
            <text:p>2</text:p>
          </table:table-cell>
          <table:table-cell office:value-type="string" table:style-name="ce25">
            <text:p>基金会赞助商</text:p>
          </table:table-cell>
          <table:table-cell office:value-type="string" table:style-name="ce48">
            <text:p>无</text:p>
          </table:table-cell>
          <table:table-cell office:value-type="string" table:style-name="ce25">
            <text:p>Linux 基金会/Apache 基金会/Eclipse 基金会</text:p>
          </table:table-cell>
          <table:table-cell table:number-columns-repeated="22" table:style-name="ce25"/>
          <table:table-cell table:number-columns-repeated="16358"/>
        </table:table-row>
        <table:table-row table:style-name="ro2">
          <table:table-cell office:value-type="float" office:value="3" table:formula="of:=[.A26]+1" table:style-name="ce25">
            <text:p>3</text:p>
          </table:table-cell>
          <table:table-cell office:value-type="string" table:style-name="ce48">
            <text:p>代码成熟度</text:p>
          </table:table-cell>
          <table:table-cell office:value-type="string" table:style-name="ce25">
            <text:p>新的</text:p>
          </table:table-cell>
          <table:table-cell office:value-type="string" table:style-name="ce25">
            <text:p>历史悠久</text:p>
          </table:table-cell>
          <table:table-cell table:number-columns-repeated="22" table:style-name="ce25"/>
          <table:table-cell table:number-columns-repeated="16358"/>
        </table:table-row>
        <table:table-row table:style-name="ro2">
          <table:table-cell office:value-type="float" office:value="4" table:formula="of:=[.A27]+1" table:style-name="ce25">
            <text:p>4</text:p>
          </table:table-cell>
          <table:table-cell office:value-type="string" table:style-name="ce48">
            <text:p>稳定性</text:p>
          </table:table-cell>
          <table:table-cell office:value-type="string" table:style-name="ce71">
            <text:p><text:span text:style-name="T5">项目已经被</text:span><text:span text:style-name="T1">fork</text:span><text:span text:style-name="T5">了多次</text:span></text:p>
          </table:table-cell>
          <table:table-cell office:value-type="string" table:style-name="ce71">
            <text:p><text:span text:style-name="T5">项目从未被</text:span><text:span text:style-name="T1">fork</text:span></text:p>
          </table:table-cell>
          <table:table-cell table:number-columns-repeated="22" table:style-name="ce25"/>
          <table:table-cell table:number-columns-repeated="16358"/>
        </table:table-row>
        <table:table-row table:style-name="ro2">
          <table:table-cell office:value-type="float" office:value="5" table:formula="of:=[.A28]+1" table:style-name="ce25">
            <text:p>5</text:p>
          </table:table-cell>
          <table:table-cell office:value-type="string" table:style-name="ce48">
            <text:p>活跃度</text:p>
          </table:table-cell>
          <table:table-cell office:value-type="string" table:style-name="ce48">
            <text:p>5年没有提交</text:p>
          </table:table-cell>
          <table:table-cell office:value-type="string" table:style-name="ce25">
            <text:p>每日实质性提交</text:p>
          </table:table-cell>
          <table:table-cell table:number-columns-repeated="22" table:style-name="ce25"/>
          <table:table-cell table:number-columns-repeated="16358"/>
        </table:table-row>
        <table:table-row table:style-name="ro2">
          <table:table-cell office:value-type="float" office:value="6" table:formula="of:=[.A29]+1" table:style-name="ce25">
            <text:p>6</text:p>
          </table:table-cell>
          <table:table-cell office:value-type="string" table:style-name="ce72">
            <text:p>声誉</text:p>
          </table:table-cell>
          <table:table-cell office:value-type="string" table:style-name="ce72">
            <text:p>多次维权行动</text:p>
          </table:table-cell>
          <table:table-cell office:value-type="string" table:style-name="ce72">
            <text:p>没有维权行动</text:p>
          </table:table-cell>
          <table:table-cell table:number-columns-repeated="22" table:style-name="ce25"/>
          <table:table-cell table:number-columns-repeated="16358"/>
        </table:table-row>
        <table:table-row table:style-name="ro2">
          <table:table-cell office:value-type="float" office:value="7" table:formula="of:=[.A30]+1" table:style-name="ce25">
            <text:p>7</text:p>
          </table:table-cell>
          <table:table-cell office:value-type="string" table:style-name="ce25">
            <text:p>质量</text:p>
          </table:table-cell>
          <table:table-cell office:value-type="string" table:style-name="ce48">
            <text:p>老旧过时的</text:p>
          </table:table-cell>
          <table:table-cell office:value-type="string" table:style-name="ce25">
            <text:p>稳定的</text:p>
          </table:table-cell>
          <table:table-cell table:number-columns-repeated="22" table:style-name="ce25"/>
          <table:table-cell table:number-columns-repeated="16358"/>
        </table:table-row>
        <table:table-row table:style-name="ro2">
          <table:table-cell office:value-type="float" office:value="8" table:formula="of:=[.A31]+1" table:style-name="ce25">
            <text:p>8</text:p>
          </table:table-cell>
          <table:table-cell office:value-type="string" table:style-name="ce25">
            <text:p>安全</text:p>
          </table:table-cell>
          <table:table-cell office:value-type="string" table:style-name="ce25">
            <text:p>已知的多个安全问题</text:p>
          </table:table-cell>
          <table:table-cell office:value-type="string" table:style-name="ce72">
            <office:annotation draw:style-name="a7" svg:x="11.8020833333333in" svg:y="7.875in" svg:width="1.625in" svg:height="1.10416666666667in">
              <dc:creator/>
              <text:p><text:span text:style-name="T10">是个软件就不会是这个选项</text:span></text:p>
            </office:annotation>
            <text:p>没有安全问题</text:p>
          </table:table-cell>
          <table:table-cell table:number-columns-repeated="22" table:style-name="ce25"/>
          <table:table-cell table:number-columns-repeated="16358"/>
        </table:table-row>
        <table:table-row table:style-name="ro2">
          <table:table-cell office:value-type="float" office:value="9" table:formula="of:=[.A32]+1" table:style-name="ce25">
            <text:p>9</text:p>
          </table:table-cell>
          <table:table-cell office:value-type="string" table:style-name="ce48">
            <text:p>社区参与</text:p>
          </table:table-cell>
          <table:table-cell office:value-type="string" table:style-name="ce25">
            <text:p>我们没有也不想参与这个社区</text:p>
          </table:table-cell>
          <table:table-cell office:value-type="string" table:style-name="ce25">
            <text:p>我们正在或想要积极参与社区</text:p>
          </table:table-cell>
          <table:table-cell table:number-columns-repeated="22" table:style-name="ce25"/>
          <table:table-cell table:number-columns-repeated="16358"/>
        </table:table-row>
        <table:table-row table:number-rows-repeated="2" table:style-name="ro4">
          <table:table-cell table:style-name="ce25"/>
          <table:table-cell table:style-name="ce34"/>
          <table:table-cell table:number-columns-repeated="24" table:style-name="ce25"/>
          <table:table-cell table:number-columns-repeated="16358"/>
        </table:table-row>
        <table:table-row table:style-name="ro13">
          <table:table-cell table:style-name="ce25"/>
          <table:table-cell office:value-type="string" table:style-name="ce67">
            <office:annotation draw:style-name="a8" svg:x="4.59375in" svg:y="8.71875in" svg:width="1.625in" svg:height="1.3125in">
              <dc:creator/>
              <text:p><text:span text:style-name="T10">公司自行定义过滤器</text:span></text:p>
            </office:annotation>
            <text:p>代码筛选器</text:p>
          </table:table-cell>
          <table:table-cell office:value-type="string" table:style-name="ce48">
            <text:p>（如果未指定组合，使用时需提交给开源合规负责人审核）</text:p>
          </table:table-cell>
          <table:table-cell table:number-columns-repeated="23" table:style-name="ce25"/>
          <table:table-cell table:number-columns-repeated="16358"/>
        </table:table-row>
        <table:table-row table:style-name="ro2">
          <table:table-cell table:style-name="ce25"/>
          <table:table-cell office:value-type="string" table:style-name="ce67">
            <text:p>使用场景</text:p>
          </table:table-cell>
          <table:table-cell office:value-type="string" table:style-name="ce67">
            <text:p>来源可接受性</text:p>
          </table:table-cell>
          <table:table-cell office:value-type="string" table:style-name="ce67">
            <text:p>许可证</text:p>
          </table:table-cell>
          <table:table-cell office:value-type="string" table:style-name="ce67">
            <text:p>修改</text:p>
          </table:table-cell>
          <table:table-cell office:value-type="string" table:style-name="ce34">
            <text:p>结果</text:p>
          </table:table-cell>
          <table:table-cell office:value-type="string" table:style-name="ce67">
            <text:p>注意</text:p>
          </table:table-cell>
          <table:table-cell table:number-columns-repeated="19" table:style-name="ce25"/>
          <table:table-cell table:number-columns-repeated="16358"/>
        </table:table-row>
        <table:table-row table:style-name="ro2">
          <table:table-cell table:style-name="ce25"/>
          <table:table-cell office:value-type="string" table:style-name="ce25">
            <text:p>内部的</text:p>
          </table:table-cell>
          <table:table-cell office:value-type="string" table:style-name="ce25">
            <text:p>&gt;2</text:p>
          </table:table-cell>
          <table:table-cell office:value-type="string" table:style-name="ce48">
            <text:p>均可</text:p>
          </table:table-cell>
          <table:table-cell office:value-type="string" table:style-name="ce48">
            <text:p>均可</text:p>
          </table:table-cell>
          <table:table-cell office:value-type="string" table:style-name="ce25">
            <text:p>允许</text:p>
          </table:table-cell>
          <table:table-cell table:number-columns-repeated="20" table:style-name="ce25"/>
          <table:table-cell table:number-columns-repeated="16358"/>
        </table:table-row>
        <table:table-row table:style-name="ro2">
          <table:table-cell table:style-name="ce25"/>
          <table:table-cell office:value-type="string" table:style-name="ce25">
            <text:p>测试和有限分发</text:p>
          </table:table-cell>
          <table:table-cell office:value-type="string" table:style-name="ce25">
            <text:p>&gt;4</text:p>
          </table:table-cell>
          <table:table-cell office:value-type="string" table:style-name="ce48">
            <text:p>宽松的</text:p>
          </table:table-cell>
          <table:table-cell office:value-type="string" table:style-name="ce48">
            <text:p>否</text:p>
          </table:table-cell>
          <table:table-cell office:value-type="string" table:style-name="ce25">
            <text:p>允许</text:p>
          </table:table-cell>
          <table:table-cell table:number-columns-repeated="20" table:style-name="ce25"/>
          <table:table-cell table:number-columns-repeated="16358"/>
        </table:table-row>
        <table:table-row table:style-name="ro2">
          <table:table-cell table:style-name="ce25"/>
          <table:table-cell office:value-type="string" table:style-name="ce25">
            <text:p>测试和有限分发</text:p>
          </table:table-cell>
          <table:table-cell office:value-type="string" table:style-name="ce25">
            <text:p>&gt;4</text:p>
          </table:table-cell>
          <table:table-cell office:value-type="string" table:style-name="ce48">
            <text:p>宽松的</text:p>
          </table:table-cell>
          <table:table-cell office:value-type="string" table:style-name="ce25">
            <text:p>是的</text:p>
          </table:table-cell>
          <table:table-cell office:value-type="string" table:style-name="ce25">
            <text:p>允许</text:p>
          </table:table-cell>
          <table:table-cell office:value-type="string" table:style-name="ce71">
            <text:p><text:span text:style-name="T5">确保提供</text:span><text:span text:style-name="T1">/</text:span><text:span text:style-name="T5">更新开源声明</text:span></text:p>
          </table:table-cell>
          <table:table-cell table:number-columns-repeated="19" table:style-name="ce25"/>
          <table:table-cell table:number-columns-repeated="16358"/>
        </table:table-row>
        <table:table-row table:style-name="ro2">
          <table:table-cell table:style-name="ce25"/>
          <table:table-cell office:value-type="string" table:style-name="ce25">
            <text:p>测试和有限分发</text:p>
          </table:table-cell>
          <table:table-cell office:value-type="string" table:style-name="ce25">
            <text:p>&gt;4</text:p>
          </table:table-cell>
          <table:table-cell office:value-type="string" table:style-name="ce25">
            <text:p>SaaS 分发</text:p>
          </table:table-cell>
          <table:table-cell office:value-type="string" table:style-name="ce25">
            <text:p>是的</text:p>
          </table:table-cell>
          <table:table-cell office:value-type="string" table:style-name="ce25">
            <text:p>允许</text:p>
          </table:table-cell>
          <table:table-cell office:value-type="string" table:style-name="ce48">
            <text:p>确保与接收方的合同涵盖允许的使用场景</text:p>
          </table:table-cell>
          <table:table-cell table:number-columns-repeated="19" table:style-name="ce25"/>
          <table:table-cell table:number-columns-repeated="16358"/>
        </table:table-row>
        <table:table-row table:style-name="ro2">
          <table:table-cell table:style-name="ce25"/>
          <table:table-cell office:value-type="string" table:style-name="ce25">
            <text:p>SaaS 部署（客户端）</text:p>
          </table:table-cell>
          <table:table-cell office:value-type="string" table:style-name="ce25">
            <text:p>&gt;6</text:p>
          </table:table-cell>
          <table:table-cell office:value-type="string" table:style-name="ce48">
            <text:p>宽松的</text:p>
          </table:table-cell>
          <table:table-cell office:value-type="string" table:style-name="ce48">
            <text:p>均可</text:p>
          </table:table-cell>
          <table:table-cell office:value-type="string" table:style-name="ce25">
            <text:p>允许</text:p>
          </table:table-cell>
          <table:table-cell office:value-type="string" table:style-name="ce71">
            <text:p><text:span text:style-name="T5">确保提供</text:span><text:span text:style-name="T1">/</text:span><text:span text:style-name="T5">更新开源声明</text:span></text:p>
          </table:table-cell>
          <table:table-cell table:number-columns-repeated="19" table:style-name="ce25"/>
          <table:table-cell table:number-columns-repeated="16358"/>
        </table:table-row>
        <table:table-row table:style-name="ro2">
          <table:table-cell table:style-name="ce25"/>
          <table:table-cell office:value-type="string" table:style-name="ce25">
            <text:p>SaaS 部署（客户端）</text:p>
          </table:table-cell>
          <table:table-cell office:value-type="string" table:style-name="ce25">
            <text:p>&gt;6</text:p>
          </table:table-cell>
          <table:table-cell office:value-type="string" table:style-name="ce25">
            <text:p>Copyleft</text:p>
          </table:table-cell>
          <table:table-cell office:value-type="string" table:style-name="ce48">
            <text:p>均可</text:p>
          </table:table-cell>
          <table:table-cell office:value-type="string" table:style-name="ce25">
            <text:p>禁止</text:p>
          </table:table-cell>
          <table:table-cell table:number-columns-repeated="20" table:style-name="ce25"/>
          <table:table-cell table:number-columns-repeated="16358"/>
        </table:table-row>
        <table:table-row table:style-name="ro2">
          <table:table-cell table:style-name="ce25"/>
          <table:table-cell office:value-type="string" table:style-name="ce25">
            <text:p>SaaS 部署（客户端）</text:p>
          </table:table-cell>
          <table:table-cell office:value-type="string" table:style-name="ce25">
            <text:p>&gt;6</text:p>
          </table:table-cell>
          <table:table-cell office:value-type="string" table:style-name="ce25">
            <text:p>Copyleft</text:p>
          </table:table-cell>
          <table:table-cell office:value-type="string" table:style-name="ce48">
            <text:p>否</text:p>
          </table:table-cell>
          <table:table-cell office:value-type="string" table:style-name="ce25">
            <text:p>如果兼容则允许</text:p>
          </table:table-cell>
          <table:table-cell table:number-columns-repeated="20" table:style-name="ce25"/>
          <table:table-cell table:number-columns-repeated="16358"/>
        </table:table-row>
        <table:table-row table:style-name="ro2">
          <table:table-cell table:style-name="ce25"/>
          <table:table-cell office:value-type="string" table:style-name="ce25">
            <text:p>SaaS 部署（服务器）</text:p>
          </table:table-cell>
          <table:table-cell office:value-type="string" table:style-name="ce25">
            <text:p>&gt;6</text:p>
          </table:table-cell>
          <table:table-cell office:value-type="string" table:style-name="ce25">
            <text:p>SaaS 分发</text:p>
          </table:table-cell>
          <table:table-cell office:value-type="string" table:style-name="ce48">
            <text:p>均可</text:p>
          </table:table-cell>
          <table:table-cell office:value-type="string" table:style-name="ce25">
            <text:p>参考</text:p>
          </table:table-cell>
          <table:table-cell table:number-columns-repeated="20" table:style-name="ce25"/>
          <table:table-cell table:number-columns-repeated="16358"/>
        </table:table-row>
        <table:table-row table:style-name="ro2">
          <table:table-cell table:style-name="ce25"/>
          <table:table-cell office:value-type="string" table:style-name="ce25">
            <text:p>SaaS 部署（服务器）</text:p>
          </table:table-cell>
          <table:table-cell office:value-type="string" table:style-name="ce25">
            <text:p>&gt;6</text:p>
          </table:table-cell>
          <table:table-cell office:value-type="string" table:style-name="ce25">
            <text:p>Copyleft</text:p>
          </table:table-cell>
          <table:table-cell office:value-type="string" table:style-name="ce48">
            <text:p>均可</text:p>
          </table:table-cell>
          <table:table-cell office:value-type="string" table:style-name="ce25">
            <text:p>允许</text:p>
          </table:table-cell>
          <table:table-cell table:number-columns-repeated="20" table:style-name="ce25"/>
          <table:table-cell table:number-columns-repeated="16358"/>
        </table:table-row>
        <table:table-row table:style-name="ro2">
          <table:table-cell table:style-name="ce25"/>
          <table:table-cell office:value-type="string" table:style-name="ce25">
            <text:p>SaaS 部署（服务器）</text:p>
          </table:table-cell>
          <table:table-cell office:value-type="string" table:style-name="ce25">
            <text:p>&gt;6</text:p>
          </table:table-cell>
          <table:table-cell office:value-type="string" table:style-name="ce48">
            <text:p>宽松的</text:p>
          </table:table-cell>
          <table:table-cell office:value-type="string" table:style-name="ce48">
            <text:p>均可</text:p>
          </table:table-cell>
          <table:table-cell office:value-type="string" table:style-name="ce25">
            <text:p>允许</text:p>
          </table:table-cell>
          <table:table-cell table:number-columns-repeated="20" table:style-name="ce25"/>
          <table:table-cell table:number-columns-repeated="16358"/>
        </table:table-row>
        <table:table-row table:style-name="ro11">
          <table:table-cell table:style-name="ce25"/>
          <table:table-cell office:value-type="string" table:style-name="ce25">
            <text:p>一般发行版（用户可安装）</text:p>
          </table:table-cell>
          <table:table-cell office:value-type="string" table:style-name="ce25">
            <text:p>&gt;8</text:p>
          </table:table-cell>
          <table:table-cell office:value-type="string" table:style-name="ce25">
            <text:p>SaaS 分发</text:p>
          </table:table-cell>
          <table:table-cell office:value-type="string" table:style-name="ce25">
            <text:p>是的</text:p>
          </table:table-cell>
          <table:table-cell office:value-type="string" table:style-name="ce25">
            <text:p>禁止</text:p>
          </table:table-cell>
          <table:table-cell table:number-columns-repeated="20" table:style-name="ce25"/>
          <table:table-cell table:number-columns-repeated="16358"/>
        </table:table-row>
        <table:table-row table:style-name="ro2">
          <table:table-cell table:style-name="ce25"/>
          <table:table-cell office:value-type="string" table:style-name="ce25">
            <text:p>一般发行版（用户可安装）</text:p>
          </table:table-cell>
          <table:table-cell office:value-type="string" table:style-name="ce25">
            <text:p>&gt;8</text:p>
          </table:table-cell>
          <table:table-cell office:value-type="string" table:style-name="ce25">
            <text:p>Copyleft（强）</text:p>
          </table:table-cell>
          <table:table-cell office:value-type="string" table:style-name="ce48">
            <text:p>均可</text:p>
          </table:table-cell>
          <table:table-cell office:value-type="string" table:style-name="ce25">
            <text:p>禁止</text:p>
          </table:table-cell>
          <table:table-cell table:number-columns-repeated="20" table:style-name="ce25"/>
          <table:table-cell table:number-columns-repeated="16358"/>
        </table:table-row>
        <table:table-row table:style-name="ro2">
          <table:table-cell table:style-name="ce25"/>
          <table:table-cell office:value-type="string" table:style-name="ce25">
            <text:p>一般发行版（用户可安装）</text:p>
          </table:table-cell>
          <table:table-cell office:value-type="string" table:style-name="ce25">
            <text:p>&gt;8</text:p>
          </table:table-cell>
          <table:table-cell office:value-type="string" table:style-name="ce25">
            <text:p>Copyleft（弱）</text:p>
          </table:table-cell>
          <table:table-cell office:value-type="string" table:style-name="ce48">
            <text:p>否</text:p>
          </table:table-cell>
          <table:table-cell office:value-type="string" table:style-name="ce25">
            <text:p>允许</text:p>
          </table:table-cell>
          <table:table-cell office:value-type="string" table:style-name="ce71">
            <text:p><text:span text:style-name="T5">确保提供</text:span><text:span text:style-name="T1">/</text:span><text:span text:style-name="T5">更新开源声明。注意</text:span><text:span text:style-name="T1">LGPL</text:span></text:p>
          </table:table-cell>
          <table:table-cell table:number-columns-repeated="19" table:style-name="ce25"/>
          <table:table-cell table:number-columns-repeated="16358"/>
        </table:table-row>
        <table:table-row table:style-name="ro2">
          <table:table-cell table:style-name="ce25"/>
          <table:table-cell office:value-type="string" table:style-name="ce25">
            <text:p>一般发行版（用户可安装）</text:p>
          </table:table-cell>
          <table:table-cell office:value-type="string" table:style-name="ce11">
            <text:p>&gt;8</text:p>
          </table:table-cell>
          <table:table-cell office:value-type="string" table:style-name="ce48">
            <text:p>宽松的</text:p>
          </table:table-cell>
          <table:table-cell office:value-type="string" table:style-name="ce48">
            <text:p>均可</text:p>
          </table:table-cell>
          <table:table-cell office:value-type="string" table:style-name="ce11">
            <text:p>允许</text:p>
          </table:table-cell>
          <table:table-cell office:value-type="string" table:style-name="ce71">
            <text:p><text:span text:style-name="T5">确保提供</text:span><text:span text:style-name="T1">/</text:span><text:span text:style-name="T5">更新开源声明。</text:span></text:p>
          </table:table-cell>
          <table:table-cell table:number-columns-repeated="19" table:style-name="ce25"/>
          <table:table-cell table:number-columns-repeated="16358"/>
        </table:table-row>
        <table:table-row table:style-name="ro2">
          <table:table-cell table:style-name="ce25"/>
          <table:table-cell office:value-type="string" table:style-name="ce48">
            <text:p>分发（嵌入式设备）</text:p>
          </table:table-cell>
          <table:table-cell office:value-type="string" table:style-name="ce25">
            <text:p>&gt;8</text:p>
          </table:table-cell>
          <table:table-cell office:value-type="string" table:style-name="ce25">
            <text:p>SaaS 分发</text:p>
          </table:table-cell>
          <table:table-cell office:value-type="string" table:style-name="ce25">
            <text:p>是的</text:p>
          </table:table-cell>
          <table:table-cell office:value-type="string" table:style-name="ce25">
            <text:p>禁止</text:p>
          </table:table-cell>
          <table:table-cell table:number-columns-repeated="20" table:style-name="ce25"/>
          <table:table-cell table:number-columns-repeated="16358"/>
        </table:table-row>
        <table:table-row table:style-name="ro2">
          <table:table-cell table:style-name="ce25"/>
          <table:table-cell office:value-type="string" table:style-name="ce48">
            <text:p>分发（嵌入式设备）</text:p>
          </table:table-cell>
          <table:table-cell office:value-type="string" table:style-name="ce25">
            <text:p>&gt;8</text:p>
          </table:table-cell>
          <table:table-cell office:value-type="string" table:style-name="ce25">
            <text:p>Copyleft（强）</text:p>
          </table:table-cell>
          <table:table-cell office:value-type="string" table:style-name="ce48">
            <text:p>均可</text:p>
          </table:table-cell>
          <table:table-cell office:value-type="string" table:style-name="ce25">
            <text:p>禁止</text:p>
          </table:table-cell>
          <table:table-cell table:number-columns-repeated="20" table:style-name="ce25"/>
          <table:table-cell table:number-columns-repeated="16358"/>
        </table:table-row>
        <table:table-row table:style-name="ro2">
          <table:table-cell table:style-name="ce25"/>
          <table:table-cell office:value-type="string" table:style-name="ce48">
            <text:p>分发（嵌入式设备）</text:p>
          </table:table-cell>
          <table:table-cell office:value-type="string" table:style-name="ce25">
            <text:p>&gt;8</text:p>
          </table:table-cell>
          <table:table-cell office:value-type="string" table:style-name="ce25">
            <text:p>Copyleft（弱）</text:p>
          </table:table-cell>
          <table:table-cell office:value-type="string" table:style-name="ce48">
            <text:p>否</text:p>
          </table:table-cell>
          <table:table-cell office:value-type="string" table:style-name="ce25">
            <text:p>允许，LGPLv3 除外</text:p>
          </table:table-cell>
          <table:table-cell office:value-type="string" table:style-name="ce71">
            <text:p><text:span text:style-name="T5">确保提供</text:span><text:span text:style-name="T1">/</text:span><text:span text:style-name="T5">更新开源声明。注意</text:span><text:span text:style-name="T1">LGPL</text:span></text:p>
          </table:table-cell>
          <table:table-cell table:number-columns-repeated="19" table:style-name="ce25"/>
          <table:table-cell table:number-columns-repeated="16358"/>
        </table:table-row>
        <table:table-row table:style-name="ro2">
          <table:table-cell table:style-name="ce25"/>
          <table:table-cell office:value-type="string" table:style-name="ce48">
            <text:p>分发（嵌入式设备）</text:p>
          </table:table-cell>
          <table:table-cell office:value-type="string" table:style-name="ce11">
            <text:p>&gt;8</text:p>
          </table:table-cell>
          <table:table-cell office:value-type="string" table:style-name="ce48">
            <text:p>宽松的</text:p>
          </table:table-cell>
          <table:table-cell office:value-type="string" table:style-name="ce48">
            <text:p>均可</text:p>
          </table:table-cell>
          <table:table-cell office:value-type="string" table:style-name="ce11">
            <text:p>允许</text:p>
          </table:table-cell>
          <table:table-cell office:value-type="string" table:style-name="ce71">
            <text:p><text:span text:style-name="T5">确保提供</text:span><text:span text:style-name="T1">/</text:span><text:span text:style-name="T5">更新开源声明。</text:span></text:p>
          </table:table-cell>
          <table:table-cell table:number-columns-repeated="19" table:style-name="ce25"/>
          <table:table-cell table:number-columns-repeated="16358"/>
        </table:table-row>
        <table:table-row table:style-name="ro2">
          <table:table-cell table:style-name="ce25"/>
          <table:table-cell office:value-type="string" table:style-name="ce48">
            <text:p>任意场景</text:p>
          </table:table-cell>
          <table:table-cell office:value-type="string" table:style-name="ce25">
            <text:p>&lt;3</text:p>
          </table:table-cell>
          <table:table-cell office:value-type="string" table:style-name="ce48">
            <text:p>均可</text:p>
          </table:table-cell>
          <table:table-cell office:value-type="string" table:style-name="ce48">
            <text:p>均可</text:p>
          </table:table-cell>
          <table:table-cell office:value-type="string" table:style-name="ce25">
            <text:p>禁止</text:p>
          </table:table-cell>
          <table:table-cell table:number-columns-repeated="20" table:style-name="ce25"/>
          <table:table-cell table:number-columns-repeated="16358"/>
        </table:table-row>
        <table:table-row table:style-name="ro2">
          <table:table-cell table:style-name="ce25"/>
          <table:table-cell office:value-type="string" table:style-name="ce48">
            <text:p>任意场景</text:p>
          </table:table-cell>
          <table:table-cell office:value-type="string" table:style-name="ce25">
            <text:p>&gt;2</text:p>
          </table:table-cell>
          <table:table-cell office:value-type="string" table:style-name="ce48">
            <text:p>专有许可</text:p>
          </table:table-cell>
          <table:table-cell office:value-type="string" table:style-name="ce48">
            <text:p>均可</text:p>
          </table:table-cell>
          <table:table-cell office:value-type="string" table:style-name="ce25">
            <text:p>参考</text:p>
          </table:table-cell>
          <table:table-cell table:number-columns-repeated="20" table:style-name="ce25"/>
          <table:table-cell table:number-columns-repeated="16358"/>
        </table:table-row>
        <table:table-row table:number-rows-repeated="1048519" table:style-name="ro4">
          <table:table-cell table:number-columns-repeated="16384"/>
        </table:table-row>
      </table:table>
      <table:table table:name="4_-_事件" table:style-name="ta1">
        <table:table-column table:style-name="co29" table:number-columns-repeated="26" table:default-cell-style-name="ce1"/>
        <table:table-column table:style-name="co2" table:number-columns-repeated="997" table:default-cell-style-name="ce1"/>
        <table:table-column table:style-name="co3" table:default-cell-style-name="ce1"/>
        <table:table-column table:style-name="co4" table:number-columns-repeated="15360" table:default-cell-style-name="ce1"/>
        <table:table-row table:style-name="ro4">
          <table:table-cell office:value-type="string" table:style-name="ce9">
            <text:p>样本 - 非官方</text:p>
          </table:table-cell>
          <table:table-cell table:number-columns-repeated="16383" table:style-name="ce1"/>
        </table:table-row>
        <table:table-row table:style-name="ro37">
          <table:table-cell office:value-type="string" table:style-name="ce67">
            <text:p>事件严重性标准</text:p>
          </table:table-cell>
          <table:table-cell table:number-columns-repeated="25" table:style-name="ce25"/>
          <table:table-cell table:number-columns-repeated="16358"/>
        </table:table-row>
        <table:table-row table:style-name="ro2">
          <table:table-cell office:value-type="string" table:style-name="ce70">
            <text:p>在确定开源违规事件的潜在严重性时要考虑的因素</text:p>
          </table:table-cell>
          <table:table-cell table:number-columns-repeated="25" table:style-name="ce25"/>
          <table:table-cell table:number-columns-repeated="16358"/>
        </table:table-row>
        <table:table-row table:style-name="ro4">
          <table:table-cell table:number-columns-repeated="26" table:style-name="ce25"/>
          <table:table-cell table:number-columns-repeated="16358"/>
        </table:table-row>
        <table:table-row table:style-name="ro2">
          <table:table-cell office:value-type="string" table:style-name="ce71">
            <text:p><text:span text:style-name="T5">声誉风险（客户、投资者和受影响的</text:span><text:span text:style-name="T1"><text:s/>OSS<text:s/></text:span><text:span text:style-name="T5">项目）</text:span></text:p>
          </table:table-cell>
          <table:table-cell table:number-columns-repeated="25" table:style-name="ce25"/>
          <table:table-cell table:number-columns-repeated="16358"/>
        </table:table-row>
        <table:table-row table:style-name="ro37">
          <table:table-cell office:value-type="string" table:style-name="ce25">
            <text:p>合规组件的可用性</text:p>
          </table:table-cell>
          <table:table-cell table:number-columns-repeated="25" table:style-name="ce25"/>
          <table:table-cell table:number-columns-repeated="16358"/>
        </table:table-row>
        <table:table-row table:style-name="ro37">
          <table:table-cell office:value-type="string" table:style-name="ce25">
            <text:p>返工或实施变通方法的成本/易用性</text:p>
          </table:table-cell>
          <table:table-cell table:number-columns-repeated="25" table:style-name="ce25"/>
          <table:table-cell table:number-columns-repeated="16358"/>
        </table:table-row>
        <table:table-row table:style-name="ro2">
          <table:table-cell office:value-type="string" table:style-name="ce71">
            <text:p><text:span text:style-name="T5">不合规代码的部署是在内部、外部还是基于</text:span><text:span text:style-name="T1">SaaS<text:s/></text:span><text:span text:style-name="T5">的？</text:span></text:p>
          </table:table-cell>
          <table:table-cell table:number-columns-repeated="25" table:style-name="ce25"/>
          <table:table-cell table:number-columns-repeated="16358"/>
        </table:table-row>
        <table:table-row table:style-name="ro37">
          <table:table-cell office:value-type="string" table:style-name="ce48">
            <text:p>禁令救济的危险</text:p>
          </table:table-cell>
          <table:table-cell table:number-columns-repeated="25" table:style-name="ce25"/>
          <table:table-cell table:number-columns-repeated="16358"/>
        </table:table-row>
        <table:table-row table:style-name="ro37">
          <table:table-cell office:value-type="string" table:style-name="ce48">
            <text:p>损害赔偿的危险</text:p>
          </table:table-cell>
          <table:table-cell table:number-columns-repeated="25" table:style-name="ce25"/>
          <table:table-cell table:number-columns-repeated="16358"/>
        </table:table-row>
        <table:table-row table:style-name="ro37">
          <table:table-cell office:value-type="string" table:style-name="ce25">
            <text:p>对发布专有代码的担忧</text:p>
          </table:table-cell>
          <table:table-cell table:number-columns-repeated="25" table:style-name="ce25"/>
          <table:table-cell table:number-columns-repeated="16358"/>
        </table:table-row>
        <table:table-row table:style-name="ro37">
          <table:table-cell office:value-type="string" table:style-name="ce25">
            <text:p>客户索赔的危险</text:p>
          </table:table-cell>
          <table:table-cell table:number-columns-repeated="25" table:style-name="ce25"/>
          <table:table-cell table:number-columns-repeated="16358"/>
        </table:table-row>
        <table:table-row table:style-name="ro37">
          <table:table-cell office:value-type="string" table:style-name="ce48">
            <text:p>开源代码维权的相关</text:p>
          </table:table-cell>
          <table:table-cell table:number-columns-repeated="25" table:style-name="ce25"/>
          <table:table-cell table:number-columns-repeated="16358"/>
        </table:table-row>
        <table:table-row table:style-name="ro37">
          <table:table-cell table:number-columns-repeated="26" table:style-name="ce25"/>
          <table:table-cell table:number-columns-repeated="16358"/>
        </table:table-row>
        <table:table-row table:style-name="ro37">
          <table:table-cell office:value-type="string" table:style-name="ce67">
            <text:p>事件响应标准</text:p>
          </table:table-cell>
          <table:table-cell table:number-columns-repeated="25" table:style-name="ce25"/>
          <table:table-cell table:number-columns-repeated="16358"/>
        </table:table-row>
        <table:table-row table:style-name="ro37">
          <table:table-cell office:value-type="string" table:style-name="ce72">
            <text:p>更新和发布不合规开源声明</text:p>
          </table:table-cell>
          <table:table-cell table:number-columns-repeated="25" table:style-name="ce25"/>
          <table:table-cell table:number-columns-repeated="16358"/>
        </table:table-row>
        <table:table-row table:style-name="ro37">
          <table:table-cell office:value-type="string" table:style-name="ce25">
            <text:p>选择等效且合规的组件</text:p>
          </table:table-cell>
          <table:table-cell table:number-columns-repeated="25" table:style-name="ce25"/>
          <table:table-cell table:number-columns-repeated="16358"/>
        </table:table-row>
        <table:table-row table:style-name="ro37">
          <table:table-cell office:value-type="string" table:style-name="ce48">
            <text:p>返工代码以包含合规的组件</text:p>
          </table:table-cell>
          <table:table-cell table:number-columns-repeated="25" table:style-name="ce25"/>
          <table:table-cell table:number-columns-repeated="16358"/>
        </table:table-row>
        <table:table-row table:style-name="ro2">
          <table:table-cell office:value-type="string" table:style-name="ce48">
            <text:p>改变发布模式，使组件合规</text:p>
          </table:table-cell>
          <table:table-cell table:number-columns-repeated="25" table:style-name="ce25"/>
          <table:table-cell table:number-columns-repeated="16358"/>
        </table:table-row>
        <table:table-row table:style-name="ro37">
          <table:table-cell office:value-type="string" table:style-name="ce48">
            <text:p>寻求可替代许可证以使代码合规</text:p>
          </table:table-cell>
          <table:table-cell table:number-columns-repeated="25" table:style-name="ce25"/>
          <table:table-cell table:number-columns-repeated="16358"/>
        </table:table-row>
        <table:table-row table:number-rows-repeated="1048556" table:style-name="ro4">
          <table:table-cell table:number-columns-repeated="16384"/>
        </table:table-row>
      </table:table>
      <table:table table:name="5_-_培训_" table:style-name="ta4">
        <table:table-column table:style-name="co30" table:default-cell-style-name="ce31"/>
        <table:table-column table:style-name="co31" table:default-cell-style-name="ce28"/>
        <table:table-column table:style-name="co4" table:number-columns-repeated="3" table:default-cell-style-name="ce1"/>
        <table:table-column table:style-name="co32" table:default-cell-style-name="ce1"/>
        <table:table-column table:style-name="co4" table:default-cell-style-name="ce1"/>
        <table:table-column table:style-name="co33" table:default-cell-style-name="ce1"/>
        <table:table-column table:style-name="co4" table:number-columns-repeated="12" table:default-cell-style-name="ce1"/>
        <table:table-column table:style-name="co10" table:number-columns-repeated="1004" table:default-cell-style-name="ce1"/>
        <table:table-column table:style-name="co4" table:number-columns-repeated="15360" table:default-cell-style-name="ce1"/>
        <table:table-row table:style-name="ro5">
          <table:table-cell office:value-type="string" table:style-name="ce33">
            <text:p>OpenChain<text:s/><text:span text:style-name="T6">培训课程和要求</text:span><text:s/>-<text:s/><text:span text:style-name="T6">示例</text:span><text:s/>-<text:s/><text:span text:style-name="T6">非官方</text:span></text:p>
          </table:table-cell>
          <table:table-cell table:style-name="ce28"/>
          <table:table-cell table:number-columns-repeated="16382" table:style-name="ce1"/>
        </table:table-row>
        <table:table-row table:style-name="ro4">
          <table:table-cell table:number-columns-repeated="16384"/>
        </table:table-row>
        <table:table-row table:style-name="ro5">
          <table:table-cell office:value-type="string" table:style-name="ce52">
            <text:p>课程</text:p>
          </table:table-cell>
          <table:table-cell office:value-type="string" table:style-name="ce34">
            <text:p>描述</text:p>
          </table:table-cell>
          <table:table-cell office:value-type="string" table:style-name="ce31">
            <text:p>CBM</text:p>
          </table:table-cell>
          <table:table-cell office:value-type="string" table:style-name="ce31">
            <text:p>Clead</text:p>
          </table:table-cell>
          <table:table-cell office:value-type="string" table:style-name="ce31">
            <text:p>Liaison</text:p>
          </table:table-cell>
          <table:table-cell office:value-type="string" table:style-name="ce31">
            <text:p>ExtCounsel</text:p>
          </table:table-cell>
          <table:table-cell office:value-type="string" table:style-name="ce31">
            <text:p>JuniorDev</text:p>
          </table:table-cell>
          <table:table-cell office:value-type="string" table:style-name="ce31">
            <text:p>SeniorDev</text:p>
          </table:table-cell>
          <table:table-cell office:value-type="string" table:style-name="ce31">
            <text:p>DevLead</text:p>
          </table:table-cell>
          <table:table-cell office:value-type="string" table:style-name="ce31">
            <text:p>Arch</text:p>
          </table:table-cell>
          <table:table-cell office:value-type="string" table:style-name="ce31">
            <text:p>RelEng</text:p>
          </table:table-cell>
          <table:table-cell office:value-type="string" table:style-name="ce31">
            <text:p>ProjCom</text:p>
          </table:table-cell>
          <table:table-cell office:value-type="string" table:style-name="ce31">
            <text:p>DevOps</text:p>
          </table:table-cell>
          <table:table-cell office:value-type="string" table:style-name="ce31">
            <text:p>UIDev</text:p>
          </table:table-cell>
          <table:table-cell office:value-type="string" table:style-name="ce31">
            <text:p>UX</text:p>
          </table:table-cell>
          <table:table-cell office:value-type="string" table:style-name="ce31">
            <text:p>QM</text:p>
          </table:table-cell>
          <table:table-cell office:value-type="string" table:style-name="ce31">
            <text:p>Doc</text:p>
          </table:table-cell>
          <table:table-cell office:value-type="string" table:style-name="ce31">
            <text:p>ProductTrain</text:p>
          </table:table-cell>
          <table:table-cell office:value-type="string" table:style-name="ce31">
            <text:p>OCTrain</text:p>
          </table:table-cell>
          <table:table-cell office:value-type="string" table:style-name="ce31">
            <text:p>ProductMkt</text:p>
          </table:table-cell>
          <table:table-cell table:number-columns-repeated="16364"/>
        </table:table-row>
        <table:table-row table:style-name="ro34">
          <table:table-cell office:value-type="string" table:style-name="ce49">
            <text:p>OpenChain简介</text:p>
          </table:table-cell>
          <table:table-cell office:value-type="string" table:style-name="ce28">
            <text:p>OpenChain项目。一个简短的历史。谁受益，它是如何运作的，关键概念，为什么它对 [公司] 业务有利，与供应商和客户的关系。</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34">
          <table:table-cell office:value-type="string" table:style-name="ce31">
            <text:p>[公司]中的OpenChain</text:p>
          </table:table-cell>
          <table:table-cell office:value-type="string" table:style-name="ce28">
            <text:p>[公司] 如何实现开源。软件开发和项目结构。谁是关键人物？公司政策简介、在哪里可以找到以及如有疑问可以联系谁</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16365" table:style-name="ce1"/>
        </table:table-row>
        <table:table-row table:style-name="ro4">
          <table:table-cell table:number-columns-repeated="16384"/>
        </table:table-row>
        <table:table-row table:style-name="ro20">
          <table:table-cell office:value-type="string" table:style-name="ce31">
            <text:p>什么是知识产权？</text:p>
          </table:table-cell>
          <table:table-cell office:value-type="string" table:style-name="ce28">
            <text:p>介绍与软件有关的版权、专利和其他知识产权。什么是许可证，如果不合规会发生什么？</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20">
          <table:table-cell office:value-type="string" table:style-name="ce31">
            <text:p>开源许可证简介</text:p>
          </table:table-cell>
          <table:table-cell office:value-type="string" table:style-name="ce28">
            <text:p>开源许可证的主要类型。开源定义和四种自由。与专有和其他非开源许可证的对比</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5" table:style-name="ce1"/>
        </table:table-row>
        <table:table-row table:style-name="ro20">
          <table:table-cell office:value-type="string" table:style-name="ce31">
            <text:p>开源合规简介</text:p>
          </table:table-cell>
          <table:table-cell office:value-type="string" table:style-name="ce28">
            <text:p>为什么我们需要遵守。 “合规”是什么样的？开源许可证要求我们遵守的典型事情。</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16365" table:style-name="ce1"/>
        </table:table-row>
        <table:table-row table:style-name="ro11">
          <table:table-cell office:value-type="string" table:style-name="ce28">
            <text:p>开源审核的关键软件概念</text:p>
          </table:table-cell>
          <table:table-cell office:value-type="string" table:style-name="ce28">
            <text:p>软件与其他软件组合的不同方式，以及对合规的影响</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number-columns-repeated="16365" table:style-name="ce1"/>
        </table:table-row>
        <table:table-row table:style-name="ro2">
          <table:table-cell office:value-type="string" table:style-name="ce49">
            <text:p>执行开源审核</text:p>
          </table:table-cell>
          <table:table-cell office:value-type="string" table:style-name="ce48">
            <text:p>公司如何管理其流程以确保遵守开源许可义务</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number-columns-repeated="16365" table:style-name="ce1"/>
        </table:table-row>
        <table:table-row table:style-name="ro2">
          <table:table-cell office:value-type="string" table:style-name="ce48">
            <text:p>端到端合规管理</text:p>
          </table:table-cell>
          <table:table-cell office:value-type="string" table:style-name="ce48">
            <text:p>公司如何使用端到端的合规管理来确保合规的持续性。</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13">
          <table:table-cell office:value-type="string" table:style-name="ce31">
            <text:p>避免合规陷阱</text:p>
          </table:table-cell>
          <table:table-cell office:value-type="string" table:style-name="ce72">
            <text:p>可能出现的典型问题以及如何报告和纠正违规行为。如何识别问题。了解入站和出站许可</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number-columns-repeated="16365" table:style-name="ce1"/>
        </table:table-row>
        <table:table-row table:style-name="ro20">
          <table:table-cell office:value-type="string" table:style-name="ce31">
            <text:p>开发者指南</text:p>
          </table:table-cell>
          <table:table-cell office:value-type="string" table:style-name="ce28">
            <text:p>首先如何尽量减少出现的问题。解释公司的代码选择政策如何运作。</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float" office:value="1" table:style-name="ce1">
            <text:p>1</text:p>
          </table:table-cell>
          <table:table-cell office:value-type="float" office:value="1" table:style-name="ce1">
            <text:p>1</text:p>
          </table:table-cell>
          <table:table-cell table:number-columns-repeated="5" table:style-name="ce1"/>
          <table:table-cell office:value-type="float" office:value="1" table:style-name="ce1">
            <text:p>1</text:p>
          </table:table-cell>
          <table:table-cell table:number-columns-repeated="16365" table:style-name="ce1"/>
        </table:table-row>
        <table:table-row table:style-name="ro20">
          <table:table-cell office:value-type="string" table:style-name="ce31">
            <text:p>工具用例</text:p>
          </table:table-cell>
          <table:table-cell office:value-type="string" table:style-name="ce28">
            <text:p>过程自动化如何帮助工具？何时以及如何使用它们。公司如何使用工具。</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float" office:value="1" table:style-name="ce1">
            <text:p>1</text:p>
          </table:table-cell>
          <table:table-cell office:value-type="float" office:value="1" table:style-name="ce1">
            <text:p>1</text:p>
          </table:table-cell>
          <table:table-cell table:number-columns-repeated="5" table:style-name="ce1"/>
          <table:table-cell office:value-type="float" office:value="1" table:style-name="ce1">
            <text:p>1</text:p>
          </table:table-cell>
          <table:table-cell table:number-columns-repeated="16365" table:style-name="ce1"/>
        </table:table-row>
        <table:table-row table:style-name="ro11">
          <table:table-cell office:value-type="string" table:style-name="ce31">
            <text:p>工具类型</text:p>
          </table:table-cell>
          <table:table-cell office:value-type="string" table:style-name="ce28">
            <text:p>可用工具概述。</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3" table:style-name="ce1"/>
          <table:table-cell office:value-type="float" office:value="1" table:style-name="ce1">
            <text:p>1</text:p>
          </table:table-cell>
          <table:table-cell table:number-columns-repeated="16365" table:style-name="ce1"/>
        </table:table-row>
        <table:table-row table:style-name="ro20">
          <table:table-cell office:value-type="string" table:style-name="ce31">
            <text:p>为外部开源项目做贡献</text:p>
          </table:table-cell>
          <table:table-cell office:value-type="string" table:style-name="ce28">
            <text:p>我们如何参与开源项目？我们这样做的目的是什么？从法律和声誉的角度来看，您需要牢记什么？</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5">
          <table:table-cell office:value-type="string" table:style-name="ce69">
            <text:p><text:span text:style-name="T5">项目特定课程</text:span><text:span text:style-name="T1"><text:s/>1</text:span></text:p>
          </table:table-cell>
          <table:table-cell office:value-type="string" table:style-name="ce28">
            <text:p>公司如何针对项目 1 应用其开源合规政策</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5" table:style-name="ce1"/>
        </table:table-row>
        <table:table-row table:style-name="ro5">
          <table:table-cell office:value-type="string" table:style-name="ce69">
            <text:p><text:span text:style-name="T5">项目特定课程</text:span><text:span text:style-name="T1"><text:s/>2</text:span></text:p>
          </table:table-cell>
          <table:table-cell office:value-type="string" table:style-name="ce28">
            <text:p>公司如何针对项目 2 应用其开源合规政策</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5" table:style-name="ce1"/>
        </table:table-row>
        <table:table-row table:number-rows-repeated="1048557"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pple-system" svg:font-family="-apple-system"/>
    <style:font-face style:name="Roboto" svg:font-family="Roboto"/>
    <style:font-face style:name="宋体" svg:font-family="宋体"/>
    <style:font-face style:name="微软雅黑" svg:font-family="微软雅黑"/>
    <style:font-face style:name="等线" svg:font-family="等线"/>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style:vertical-align="automatic" fo:background-color="#B7E1CD"/>
    </style:style>
    <style:style style:name="cf2" style:family="table-cell" style:data-style-name="N0">
      <style:table-cell-properties style:vertical-align="automatic" fo:background-color="#FCE8B2"/>
    </style:style>
    <style:style style:name="cf3" style:family="table-cell" style:data-style-name="N0">
      <style:table-cell-properties style:vertical-align="automatic" fo:background-color="#F4C7C3"/>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4" style:family="table-cell">
      <style:table-cell-properties fo:background-color="#B7E1CD"/>
      <style:text-properties fo:color="#000000" style:font-family-generic="swiss"/>
    </style:style>
    <style:style style:name="cf5" style:family="table-cell">
      <style:table-cell-properties fo:background-color="#FCE8B2"/>
      <style:text-properties fo:color="#000000" style:font-family-generic="swiss"/>
    </style:style>
    <style:style style:name="cf6" style:family="table-cell">
      <style:table-cell-properties fo:background-color="#F4C7C3"/>
      <style:text-properties fo:color="#000000" style:font-family-generic="swiss"/>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11023622047in" fo:margin-bottom="0.511811023622047in" fo:margin-left="0.7in" fo:margin-right="0.7in" style:print-orientation="portrait" style:print-page-order="ttb" style:first-page-number="continue" style:scale-to="100%" style:table-centering="none" style:print="objects charts drawings"/>
      <style:header-style>
        <style:header-footer-properties fo:min-height="0.238188976377953in" fo:margin-left="0.7in" fo:margin-right="0.7in" fo:margin-bottom="0in"/>
      </style:header-style>
      <style:footer-style>
        <style:header-footer-properties fo:min-height="0.238188976377953in" fo:margin-left="0.7in" fo:margin-right="0.7in" fo:margin-top="0in"/>
      </style:footer-style>
    </style:page-layout>
    <style:page-layout style:name="pm2">
      <style:page-layout-properties fo:margin-top="0.511811023622047in" fo:margin-bottom="0.511811023622047in" fo:margin-left="0.700787401574803in" fo:margin-right="0.700787401574803in" style:print-orientation="landscape" style:print-page-order="ttb" style:first-page-number="continue" style:scale-to="50%" style:table-centering="none" style:print="objects charts drawings"/>
      <style:header-style>
        <style:header-footer-properties fo:min-height="0.240157480314961in" fo:margin-left="0.700787401574803in" fo:margin-right="0.700787401574803in" fo:margin-bottom="0in"/>
      </style:header-style>
      <style:footer-style>
        <style:header-footer-properties fo:min-height="0.240157480314961in" fo:margin-left="0.700787401574803in" fo:margin-right="0.700787401574803in" fo:margin-top="0in"/>
      </style:footer-style>
    </style:page-layout>
    <style:page-layout style:name="pm3">
      <style:page-layout-properties fo:margin-top="0.511811023622047in" fo:margin-bottom="0.511811023622047in" fo:margin-left="0.75in" fo:margin-right="0.75in" style:print-orientation="portrait" style:print-page-order="ttb" style:first-page-number="continue" style:scale-to="100%" style:table-centering="none" style:print="objects charts drawings"/>
      <style:header-style>
        <style:header-footer-properties fo:min-height="0.488188976377953in" fo:margin-left="0.75in" fo:margin-right="0.75in" fo:margin-bottom="0in"/>
      </style:header-style>
      <style:footer-style>
        <style:header-footer-properties fo:min-height="0.488188976377953in" fo:margin-left="0.75in" fo:margin-right="0.75in" fo:margin-top="0in"/>
      </style:footer-style>
    </style:page-layout>
    <style:page-layout style:name="pm4">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313</meta:generator>
    <dc:title/>
    <dc:description/>
    <dc:subject/>
    <meta:initial-creator>Sven Cornelssen</meta:initial-creator>
    <dc:creator>Coughlan Shane</dc:creator>
    <meta:creation-date>2019-05-03T11:10:14Z</meta:creation-date>
    <dc:date>2022-03-23T00:09:28Z</dc:date>
    <meta:editing-cycles>19</meta:editing-cycles>
    <meta:editing-duration>PT3600S</meta:editing-duration>
  </office:meta>
</office:document-meta>
</file>